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33cm"/>
    </style:style>
    <style:style style:name="co3" style:family="table-column">
      <style:table-column-properties fo:break-before="auto" style:column-width="3.51cm"/>
    </style:style>
    <style:style style:name="co4" style:family="table-column">
      <style:table-column-properties fo:break-before="auto" style:column-width="3.5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7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0.13726169844" calcext:value-type="float">
            <text:p>0,1372616984</text:p>
          </table:table-cell>
          <table:table-cell table:formula="of:=POWER(10;[.B2])/60" office:value-type="float" office:value="0.0228618014174939" calcext:value-type="float">
            <text:p>0,0228618014</text:p>
          </table:table-cell>
          <table:table-cell/>
          <table:table-cell office:value-type="float" office:value="16.6174215967" calcext:value-type="float">
            <text:p>16,6174215967</text:p>
          </table:table-cell>
          <table:table-cell table:formula="of:=([.E2]-26.4)/-2.5" office:value-type="float" office:value="3.91303136132" calcext:value-type="float">
            <text:p>3,9130313613</text:p>
          </table:table-cell>
          <table:table-cell/>
          <table:table-cell office:value-type="float" office:value="0.09641939926" calcext:value-type="float">
            <text:p>0,0964193993</text:p>
          </table:table-cell>
          <table:table-cell/>
          <table:table-cell table:formula="of:=POWER(10;[.H2])/60" office:value-type="float" office:value="0.0208098116238633" calcext:value-type="float">
            <text:p>0,0208098116</text:p>
          </table:table-cell>
          <table:table-cell table:formula="of:=[.J2]*0.000290888*4808.39" office:value-type="float" office:value="0.029106744913901" calcext:value-type="float">
            <text:p>0,0291067449</text:p>
          </table:table-cell>
          <table:table-cell office:value-type="float" office:value="16.5137157107" calcext:value-type="float">
            <text:p>16,5137157107</text:p>
          </table:table-cell>
          <table:table-cell table:formula="of:=([.L2]-26.4)/-2.5" office:value-type="float" office:value="3.95451371572" calcext:value-type="float">
            <text:p>3,9545137157</text:p>
          </table:table-cell>
          <table:table-cell/>
          <table:table-cell office:value-type="float" office:value="16.3487549782" calcext:value-type="float">
            <text:p>16,3487549782</text:p>
          </table:table-cell>
          <table:table-cell table:formula="of:=10^(([.O2]-26.4)/-2.5)" office:value-type="float" office:value="10483.2998688092" calcext:value-type="float">
            <text:p>10483,2998688092</text:p>
          </table:table-cell>
          <table:table-cell table:formula="of:=([.O2]-26.4)/-2.5" office:value-type="float" office:value="4.02049800872" calcext:value-type="float">
            <text:p>4,0204980087</text:p>
          </table:table-cell>
          <table:table-cell/>
          <table:table-cell office:value-type="float" office:value="16.2935779817" calcext:value-type="float">
            <text:p>16,2935779817</text:p>
          </table:table-cell>
          <table:table-cell table:formula="of:=POWER(10;([.S2]-26.4)/-2.5)" office:value-type="float" office:value="11029.8297079335" calcext:value-type="float">
            <text:p>11029,8297079335</text:p>
          </table:table-cell>
          <table:table-cell/>
          <table:table-cell table:formula="of:=([.S2]-26.4)/-2.5" office:value-type="float" office:value="4.04256880732" calcext:value-type="float">
            <text:p>4,0425688073</text:p>
          </table:table-cell>
        </table:table-row>
        <table:table-row table:style-name="ro1">
          <table:table-cell/>
          <table:table-cell office:value-type="float" office:value="0.515771230503" calcext:value-type="float">
            <text:p>0,5157712305</text:p>
          </table:table-cell>
          <table:table-cell table:formula="of:=POWER(10;[.B3])/60" office:value-type="float" office:value="0.0546537517905546" calcext:value-type="float">
            <text:p>0,0546537518</text:p>
          </table:table-cell>
          <table:table-cell/>
          <table:table-cell office:value-type="float" office:value="16.6743026223" calcext:value-type="float">
            <text:p>16,6743026223</text:p>
          </table:table-cell>
          <table:table-cell table:formula="of:=([.E3]-26.4)/-2.5" office:value-type="float" office:value="3.89027895108" calcext:value-type="float">
            <text:p>3,8902789511</text:p>
          </table:table-cell>
          <table:table-cell/>
          <table:table-cell office:value-type="float" office:value="0.30939442438" calcext:value-type="float">
            <text:p>0,3093944244</text:p>
          </table:table-cell>
          <table:table-cell/>
          <table:table-cell table:formula="of:=POWER(10;[.H3])/60" office:value-type="float" office:value="0.0339815491817841" calcext:value-type="float">
            <text:p>0,0339815492</text:p>
          </table:table-cell>
          <table:table-cell table:formula="of:=[.J3]*0.000290888*4808.39" office:value-type="float" office:value="0.0475300930970056" calcext:value-type="float">
            <text:p>0,0475300931</text:p>
          </table:table-cell>
          <table:table-cell office:value-type="float" office:value="16.6824729222" calcext:value-type="float">
            <text:p>16,6824729222</text:p>
          </table:table-cell>
          <table:table-cell table:formula="of:=([.L3]-26.4)/-2.5" office:value-type="float" office:value="3.88701083112" calcext:value-type="float">
            <text:p>3,8870108311</text:p>
          </table:table-cell>
          <table:table-cell/>
          <table:table-cell office:value-type="float" office:value="16.3620054342" calcext:value-type="float">
            <text:p>16,3620054342</text:p>
          </table:table-cell>
          <table:table-cell table:formula="of:=10^(([.O3]-26.4)/-2.5)" office:value-type="float" office:value="10356.1379369885" calcext:value-type="float">
            <text:p>10356,1379369885</text:p>
          </table:table-cell>
          <table:table-cell table:formula="of:=([.O3]-26.4)/-2.5" office:value-type="float" office:value="4.01519782632" calcext:value-type="float">
            <text:p>4,0151978263</text:p>
          </table:table-cell>
          <table:table-cell/>
          <table:table-cell office:value-type="float" office:value="16.3669724771" calcext:value-type="float">
            <text:p>16,3669724771</text:p>
          </table:table-cell>
          <table:table-cell table:formula="of:=POWER(10;([.S3]-26.4)/-2.5)" office:value-type="float" office:value="10308.8687222673" calcext:value-type="float">
            <text:p>10308,8687222673</text:p>
          </table:table-cell>
          <table:table-cell/>
          <table:table-cell table:formula="of:=([.S3]-26.4)/-2.5" office:value-type="float" office:value="4.01321100916" calcext:value-type="float">
            <text:p>4,0132110092</text:p>
          </table:table-cell>
        </table:table-row>
        <table:table-row table:style-name="ro1">
          <table:table-cell/>
          <table:table-cell office:value-type="float" office:value="0.736221837088" calcext:value-type="float">
            <text:p>0,7362218371</text:p>
          </table:table-cell>
          <table:table-cell table:formula="of:=POWER(10;[.B4])/60" office:value-type="float" office:value="0.0907968091959077" calcext:value-type="float">
            <text:p>0,0907968092</text:p>
          </table:table-cell>
          <table:table-cell/>
          <table:table-cell office:value-type="float" office:value="16.7051836305" calcext:value-type="float">
            <text:p>16,7051836305</text:p>
          </table:table-cell>
          <table:table-cell table:formula="of:=([.E4]-26.4)/-2.5" office:value-type="float" office:value="3.8779265478" calcext:value-type="float">
            <text:p>3,8779265478</text:p>
          </table:table-cell>
          <table:table-cell/>
          <table:table-cell office:value-type="float" office:value="0.44936167045" calcext:value-type="float">
            <text:p>0,4493616705</text:p>
          </table:table-cell>
          <table:table-cell/>
          <table:table-cell table:formula="of:=POWER(10;[.H4])/60" office:value-type="float" office:value="0.0469040582003577" calcext:value-type="float">
            <text:p>0,0469040582</text:p>
          </table:table-cell>
          <table:table-cell table:formula="of:=[.J4]*0.000290888*4808.39" office:value-type="float" office:value="0.0656048445868213" calcext:value-type="float">
            <text:p>0,0656048446</text:p>
          </table:table-cell>
          <table:table-cell office:value-type="float" office:value="16.6037145941" calcext:value-type="float">
            <text:p>16,6037145941</text:p>
          </table:table-cell>
          <table:table-cell table:formula="of:=([.L4]-26.4)/-2.5" office:value-type="float" office:value="3.91851416236" calcext:value-type="float">
            <text:p>3,9185141624</text:p>
          </table:table-cell>
          <table:table-cell/>
          <table:table-cell office:value-type="float" office:value="16.3465961961" calcext:value-type="float">
            <text:p>16,3465961961</text:p>
          </table:table-cell>
          <table:table-cell table:formula="of:=10^(([.O4]-26.4)/-2.5)" office:value-type="float" office:value="10504.1646735626" calcext:value-type="float">
            <text:p>10504,1646735626</text:p>
          </table:table-cell>
          <table:table-cell table:formula="of:=([.O4]-26.4)/-2.5" office:value-type="float" office:value="4.02136152156" calcext:value-type="float">
            <text:p>4,0213615216</text:p>
          </table:table-cell>
          <table:table-cell/>
          <table:table-cell office:value-type="float" office:value="16.4036697248" calcext:value-type="float">
            <text:p>16,4036697248</text:p>
          </table:table-cell>
          <table:table-cell table:formula="of:=POWER(10;([.S4]-26.4)/-2.5)" office:value-type="float" office:value="9966.25764124169" calcext:value-type="float">
            <text:p>9966,2576412417</text:p>
          </table:table-cell>
          <table:table-cell/>
          <table:table-cell table:formula="of:=([.S4]-26.4)/-2.5" office:value-type="float" office:value="3.99853211008" calcext:value-type="float">
            <text:p>3,9985321101</text:p>
          </table:table-cell>
        </table:table-row>
        <table:table-row table:style-name="ro1">
          <table:table-cell/>
          <table:table-cell office:value-type="float" office:value="0.88596187175" calcext:value-type="float">
            <text:p>0,8859618718</text:p>
          </table:table-cell>
          <table:table-cell table:formula="of:=POWER(10;[.B5])/60" office:value-type="float" office:value="0.128177153094418" calcext:value-type="float">
            <text:p>0,1281771531</text:p>
          </table:table-cell>
          <table:table-cell/>
          <table:table-cell office:value-type="float" office:value="16.7119231339" calcext:value-type="float">
            <text:p>16,7119231339</text:p>
          </table:table-cell>
          <table:table-cell table:formula="of:=([.E5]-26.4)/-2.5" office:value-type="float" office:value="3.87523074644" calcext:value-type="float">
            <text:p>3,8752307464</text:p>
          </table:table-cell>
          <table:table-cell/>
          <table:table-cell office:value-type="float" office:value="0.52858525328" calcext:value-type="float">
            <text:p>0,5285852533</text:p>
          </table:table-cell>
          <table:table-cell/>
          <table:table-cell table:formula="of:=POWER(10;[.H5])/60" office:value-type="float" office:value="0.0562903569846065" calcext:value-type="float">
            <text:p>0,056290357</text:p>
          </table:table-cell>
          <table:table-cell table:formula="of:=[.J5]*0.000290888*4808.39" office:value-type="float" office:value="0.0787334883889351" calcext:value-type="float">
            <text:p>0,0787334884</text:p>
          </table:table-cell>
          <table:table-cell office:value-type="float" office:value="16.8465403655" calcext:value-type="float">
            <text:p>16,8465403655</text:p>
          </table:table-cell>
          <table:table-cell table:formula="of:=([.L5]-26.4)/-2.5" office:value-type="float" office:value="3.8213838538" calcext:value-type="float">
            <text:p>3,8213838538</text:p>
          </table:table-cell>
          <table:table-cell/>
          <table:table-cell office:value-type="float" office:value="16.1176908475" calcext:value-type="float">
            <text:p>16,1176908475</text:p>
          </table:table-cell>
          <table:table-cell table:formula="of:=10^(([.O5]-26.4)/-2.5)" office:value-type="float" office:value="12969.5127668559" calcext:value-type="float">
            <text:p>12969,5127668559</text:p>
          </table:table-cell>
          <table:table-cell table:formula="of:=([.O5]-26.4)/-2.5" office:value-type="float" office:value="4.112923661" calcext:value-type="float">
            <text:p>4,112923661</text:p>
          </table:table-cell>
          <table:table-cell/>
          <table:table-cell office:value-type="float" office:value="16.3669724771" calcext:value-type="float">
            <text:p>16,3669724771</text:p>
          </table:table-cell>
          <table:table-cell table:formula="of:=POWER(10;([.S5]-26.4)/-2.5)" office:value-type="float" office:value="10308.8687222673" calcext:value-type="float">
            <text:p>10308,8687222673</text:p>
          </table:table-cell>
          <table:table-cell/>
          <table:table-cell table:formula="of:=([.S5]-26.4)/-2.5" office:value-type="float" office:value="4.01321100916" calcext:value-type="float">
            <text:p>4,0132110092</text:p>
          </table:table-cell>
        </table:table-row>
        <table:table-row table:style-name="ro1">
          <table:table-cell/>
          <table:table-cell office:value-type="float" office:value="0.964991334489" calcext:value-type="float">
            <text:p>0,9649913345</text:p>
          </table:table-cell>
          <table:table-cell table:formula="of:=POWER(10;[.B6])/60" office:value-type="float" office:value="0.153758836533366" calcext:value-type="float">
            <text:p>0,1537588365</text:p>
          </table:table-cell>
          <table:table-cell/>
          <table:table-cell office:value-type="float" office:value="16.7470336953" calcext:value-type="float">
            <text:p>16,7470336953</text:p>
          </table:table-cell>
          <table:table-cell table:formula="of:=([.E6]-26.4)/-2.5" office:value-type="float" office:value="3.86118652188" calcext:value-type="float">
            <text:p>3,8611865219</text:p>
          </table:table-cell>
          <table:table-cell/>
          <table:table-cell office:value-type="float" office:value="0.55888264413" calcext:value-type="float">
            <text:p>0,5588826441</text:p>
          </table:table-cell>
          <table:table-cell/>
          <table:table-cell table:formula="of:=POWER(10;[.H6])/60" office:value-type="float" office:value="0.0603575209430118" calcext:value-type="float">
            <text:p>0,0603575209</text:p>
          </table:table-cell>
          <table:table-cell table:formula="of:=[.J6]*0.000290888*4808.39" office:value-type="float" office:value="0.0844222426169918" calcext:value-type="float">
            <text:p>0,0844222426</text:p>
          </table:table-cell>
          <table:table-cell office:value-type="float" office:value="16.9826180817" calcext:value-type="float">
            <text:p>16,9826180817</text:p>
          </table:table-cell>
          <table:table-cell table:formula="of:=([.L6]-26.4)/-2.5" office:value-type="float" office:value="3.76695276732" calcext:value-type="float">
            <text:p>3,7669527673</text:p>
          </table:table-cell>
          <table:table-cell/>
          <table:table-cell office:value-type="float" office:value="16.3712360889" calcext:value-type="float">
            <text:p>16,3712360889</text:p>
          </table:table-cell>
          <table:table-cell table:formula="of:=10^(([.O6]-26.4)/-2.5)" office:value-type="float" office:value="10268.465881549" calcext:value-type="float">
            <text:p>10268,465881549</text:p>
          </table:table-cell>
          <table:table-cell table:formula="of:=([.O6]-26.4)/-2.5" office:value-type="float" office:value="4.01150556444" calcext:value-type="float">
            <text:p>4,0115055644</text:p>
          </table:table-cell>
          <table:table-cell/>
          <table:table-cell office:value-type="float" office:value="16.2201834862" calcext:value-type="float">
            <text:p>16,2201834862</text:p>
          </table:table-cell>
          <table:table-cell table:formula="of:=POWER(10;([.S6]-26.4)/-2.5)" office:value-type="float" office:value="11801.2118181733" calcext:value-type="float">
            <text:p>11801,2118181733</text:p>
          </table:table-cell>
          <table:table-cell/>
          <table:table-cell table:formula="of:=([.S6]-26.4)/-2.5" office:value-type="float" office:value="4.07192660552" calcext:value-type="float">
            <text:p>4,0719266055</text:p>
          </table:table-cell>
        </table:table-row>
        <table:table-row table:style-name="ro1">
          <table:table-cell/>
          <table:table-cell office:value-type="float" office:value="0.99410745234" calcext:value-type="float">
            <text:p>0,9941074523</text:p>
          </table:table-cell>
          <table:table-cell table:formula="of:=POWER(10;[.B7])/60" office:value-type="float" office:value="0.164420589878923" calcext:value-type="float">
            <text:p>0,1644205899</text:p>
          </table:table-cell>
          <table:table-cell/>
          <table:table-cell office:value-type="float" office:value="16.7577872029" calcext:value-type="float">
            <text:p>16,7577872029</text:p>
          </table:table-cell>
          <table:table-cell table:formula="of:=([.E7]-26.4)/-2.5" office:value-type="float" office:value="3.85688511884" calcext:value-type="float">
            <text:p>3,8568851188</text:p>
          </table:table-cell>
          <table:table-cell/>
          <table:table-cell office:value-type="float" office:value="0.63189042319" calcext:value-type="float">
            <text:p>0,6318904232</text:p>
          </table:table-cell>
          <table:table-cell/>
          <table:table-cell table:formula="of:=POWER(10;[.H7])/60" office:value-type="float" office:value="0.0714067344983662" calcext:value-type="float">
            <text:p>0,0714067345</text:p>
          </table:table-cell>
          <table:table-cell table:formula="of:=[.J7]*0.000290888*4808.39" office:value-type="float" office:value="0.0998768102155817" calcext:value-type="float">
            <text:p>0,0998768102</text:p>
          </table:table-cell>
          <table:table-cell office:value-type="float" office:value="17.1934343246" calcext:value-type="float">
            <text:p>17,1934343246</text:p>
          </table:table-cell>
          <table:table-cell table:formula="of:=([.L7]-26.4)/-2.5" office:value-type="float" office:value="3.68262627016" calcext:value-type="float">
            <text:p>3,6826262702</text:p>
          </table:table-cell>
          <table:table-cell/>
          <table:table-cell office:value-type="float" office:value="16.3998957829" calcext:value-type="float">
            <text:p>16,3998957829</text:p>
          </table:table-cell>
          <table:table-cell table:formula="of:=10^(([.O7]-26.4)/-2.5)" office:value-type="float" office:value="10000.959921033" calcext:value-type="float">
            <text:p>10000,959921033</text:p>
          </table:table-cell>
          <table:table-cell table:formula="of:=([.O7]-26.4)/-2.5" office:value-type="float" office:value="4.00004168684" calcext:value-type="float">
            <text:p>4,0000416868</text:p>
          </table:table-cell>
          <table:table-cell/>
          <table:table-cell office:value-type="float" office:value="16.3669724771" calcext:value-type="float">
            <text:p>16,3669724771</text:p>
          </table:table-cell>
          <table:table-cell table:formula="of:=POWER(10;([.S7]-26.4)/-2.5)" office:value-type="float" office:value="10308.8687222673" calcext:value-type="float">
            <text:p>10308,8687222673</text:p>
          </table:table-cell>
          <table:table-cell/>
          <table:table-cell table:formula="of:=([.S7]-26.4)/-2.5" office:value-type="float" office:value="4.01321100916" calcext:value-type="float">
            <text:p>4,0132110092</text:p>
          </table:table-cell>
        </table:table-row>
        <table:table-row table:style-name="ro1">
          <table:table-cell/>
          <table:table-cell office:value-type="float" office:value="1.16048526863" calcext:value-type="float">
            <text:p>1,1604852686</text:p>
          </table:table-cell>
          <table:table-cell table:formula="of:=POWER(10;[.B8])/60" office:value-type="float" office:value="0.241175961298948" calcext:value-type="float">
            <text:p>0,2411759613</text:p>
          </table:table-cell>
          <table:table-cell/>
          <table:table-cell office:value-type="float" office:value="16.7837010007" calcext:value-type="float">
            <text:p>16,7837010007</text:p>
          </table:table-cell>
          <table:table-cell table:formula="of:=([.E8]-26.4)/-2.5" office:value-type="float" office:value="3.84651959972" calcext:value-type="float">
            <text:p>3,8465195997</text:p>
          </table:table-cell>
          <table:table-cell/>
          <table:table-cell office:value-type="float" office:value="0.71100234488" calcext:value-type="float">
            <text:p>0,7110023449</text:p>
          </table:table-cell>
          <table:table-cell/>
          <table:table-cell table:formula="of:=POWER(10;[.H8])/60" office:value-type="float" office:value="0.0856744045097455" calcext:value-type="float">
            <text:p>0,0856744045</text:p>
          </table:table-cell>
          <table:table-cell table:formula="of:=[.J8]*0.000290888*4808.39" office:value-type="float" office:value="0.11983304235469" calcext:value-type="float">
            <text:p>0,1198330424</text:p>
          </table:table-cell>
          <table:table-cell office:value-type="float" office:value="17.6931551718" calcext:value-type="float">
            <text:p>17,6931551718</text:p>
          </table:table-cell>
          <table:table-cell table:formula="of:=([.L8]-26.4)/-2.5" office:value-type="float" office:value="3.48273793128" calcext:value-type="float">
            <text:p>3,4827379313</text:p>
          </table:table-cell>
          <table:table-cell/>
          <table:table-cell office:value-type="float" office:value="16.3911862136" calcext:value-type="float">
            <text:p>16,3911862136</text:p>
          </table:table-cell>
          <table:table-cell table:formula="of:=10^(([.O8]-26.4)/-2.5)" office:value-type="float" office:value="10081.5083592711" calcext:value-type="float">
            <text:p>10081,5083592711</text:p>
          </table:table-cell>
          <table:table-cell table:formula="of:=([.O8]-26.4)/-2.5" office:value-type="float" office:value="4.00352551456" calcext:value-type="float">
            <text:p>4,0035255146</text:p>
          </table:table-cell>
          <table:table-cell/>
          <table:table-cell office:value-type="float" office:value="16.4770642202" calcext:value-type="float">
            <text:p>16,4770642202</text:p>
          </table:table-cell>
          <table:table-cell table:formula="of:=POWER(10;([.S8]-26.4)/-2.5)" office:value-type="float" office:value="9314.81667409198" calcext:value-type="float">
            <text:p>9314,816674092</text:p>
          </table:table-cell>
          <table:table-cell/>
          <table:table-cell table:formula="of:=([.S8]-26.4)/-2.5" office:value-type="float" office:value="3.96917431192" calcext:value-type="float">
            <text:p>3,9691743119</text:p>
          </table:table-cell>
        </table:table-row>
        <table:table-row table:style-name="ro1">
          <table:table-cell/>
          <table:table-cell office:value-type="float" office:value="1.33934142114" calcext:value-type="float">
            <text:p>1,3393414211</text:p>
          </table:table-cell>
          <table:table-cell table:formula="of:=POWER(10;[.B9])/60" office:value-type="float" office:value="0.364074423719907" calcext:value-type="float">
            <text:p>0,3640744237</text:p>
          </table:table-cell>
          <table:table-cell/>
          <table:table-cell office:value-type="float" office:value="16.8205407453" calcext:value-type="float">
            <text:p>16,8205407453</text:p>
          </table:table-cell>
          <table:table-cell table:formula="of:=([.E9]-26.4)/-2.5" office:value-type="float" office:value="3.83178370188" calcext:value-type="float">
            <text:p>3,8317837019</text:p>
          </table:table-cell>
          <table:table-cell/>
          <table:table-cell office:value-type="float" office:value="0.88141586332" calcext:value-type="float">
            <text:p>0,8814158633</text:p>
          </table:table-cell>
          <table:table-cell/>
          <table:table-cell table:formula="of:=POWER(10;[.H9])/60" office:value-type="float" office:value="0.126842447363232" calcext:value-type="float">
            <text:p>0,1268424474</text:p>
          </table:table-cell>
          <table:table-cell table:formula="of:=[.J9]*0.000290888*4808.39" office:value-type="float" office:value="0.177414905352761" calcext:value-type="float">
            <text:p>0,1774149054</text:p>
          </table:table-cell>
          <table:table-cell office:value-type="float" office:value="18.124167194" calcext:value-type="float">
            <text:p>18,124167194</text:p>
          </table:table-cell>
          <table:table-cell table:formula="of:=([.L9]-26.4)/-2.5" office:value-type="float" office:value="3.3103331224" calcext:value-type="float">
            <text:p>3,3103331224</text:p>
          </table:table-cell>
          <table:table-cell/>
          <table:table-cell office:value-type="float" office:value="16.3357278446" calcext:value-type="float">
            <text:p>16,3357278446</text:p>
          </table:table-cell>
          <table:table-cell table:formula="of:=10^(([.O9]-26.4)/-2.5)" office:value-type="float" office:value="10609.8406722651" calcext:value-type="float">
            <text:p>10609,8406722651</text:p>
          </table:table-cell>
          <table:table-cell table:formula="of:=([.O9]-26.4)/-2.5" office:value-type="float" office:value="4.02570886216" calcext:value-type="float">
            <text:p>4,0257088622</text:p>
          </table:table-cell>
          <table:table-cell/>
          <table:table-cell office:value-type="float" office:value="16.4770642202" calcext:value-type="float">
            <text:p>16,4770642202</text:p>
          </table:table-cell>
          <table:table-cell table:formula="of:=POWER(10;([.S9]-26.4)/-2.5)" office:value-type="float" office:value="9314.81667409198" calcext:value-type="float">
            <text:p>9314,816674092</text:p>
          </table:table-cell>
          <table:table-cell/>
          <table:table-cell table:formula="of:=([.S9]-26.4)/-2.5" office:value-type="float" office:value="3.96917431192" calcext:value-type="float">
            <text:p>3,9691743119</text:p>
          </table:table-cell>
        </table:table-row>
        <table:table-row table:style-name="ro1">
          <table:table-cell/>
          <table:table-cell office:value-type="float" office:value="1.45580589255" calcext:value-type="float">
            <text:p>1,4558058926</text:p>
          </table:table-cell>
          <table:table-cell table:formula="of:=POWER(10;[.B10])/60" office:value-type="float" office:value="0.476052271957311" calcext:value-type="float">
            <text:p>0,476052272</text:p>
          </table:table-cell>
          <table:table-cell/>
          <table:table-cell office:value-type="float" office:value="16.8552633183" calcext:value-type="float">
            <text:p>16,8552633183</text:p>
          </table:table-cell>
          <table:table-cell table:formula="of:=([.E10]-26.4)/-2.5" office:value-type="float" office:value="3.81789467268" calcext:value-type="float">
            <text:p>3,8178946727</text:p>
          </table:table-cell>
          <table:table-cell/>
          <table:table-cell office:value-type="float" office:value="0.88737112442" calcext:value-type="float">
            <text:p>0,8873711244</text:p>
          </table:table-cell>
          <table:table-cell/>
          <table:table-cell table:formula="of:=POWER(10;[.H10])/60" office:value-type="float" office:value="0.128593753792416" calcext:value-type="float">
            <text:p>0,1285937538</text:p>
          </table:table-cell>
          <table:table-cell table:formula="of:=[.J10]*0.000290888*4808.39" office:value-type="float" office:value="0.179864462822176" calcext:value-type="float">
            <text:p>0,1798644628</text:p>
          </table:table-cell>
          <table:table-cell office:value-type="float" office:value="18.4504410615" calcext:value-type="float">
            <text:p>18,4504410615</text:p>
          </table:table-cell>
          <table:table-cell table:formula="of:=([.L10]-26.4)/-2.5" office:value-type="float" office:value="3.1798235754" calcext:value-type="float">
            <text:p>3,1798235754</text:p>
          </table:table-cell>
          <table:table-cell/>
          <table:table-cell office:value-type="float" office:value="16.5919529534" calcext:value-type="float">
            <text:p>16,5919529534</text:p>
          </table:table-cell>
          <table:table-cell table:formula="of:=10^(([.O10]-26.4)/-2.5)" office:value-type="float" office:value="8379.51376358512" calcext:value-type="float">
            <text:p>8379,5137635851</text:p>
          </table:table-cell>
          <table:table-cell table:formula="of:=([.O10]-26.4)/-2.5" office:value-type="float" office:value="3.92321881864" calcext:value-type="float">
            <text:p>3,9232188186</text:p>
          </table:table-cell>
          <table:table-cell/>
          <table:table-cell office:value-type="float" office:value="16.5871559633" calcext:value-type="float">
            <text:p>16,5871559633</text:p>
          </table:table-cell>
          <table:table-cell table:formula="of:=POWER(10;([.S10]-26.4)/-2.5)" office:value-type="float" office:value="8416.61796357214" calcext:value-type="float">
            <text:p>8416,6179635721</text:p>
          </table:table-cell>
          <table:table-cell/>
          <table:table-cell table:formula="of:=([.S10]-26.4)/-2.5" office:value-type="float" office:value="3.92513761468" calcext:value-type="float">
            <text:p>3,9251376147</text:p>
          </table:table-cell>
        </table:table-row>
        <table:table-row table:style-name="ro1">
          <table:table-cell/>
          <table:table-cell office:value-type="float" office:value="1.55563258232" calcext:value-type="float">
            <text:p>1,5556325823</text:p>
          </table:table-cell>
          <table:table-cell table:formula="of:=POWER(10;[.B11])/60" office:value-type="float" office:value="0.599075186927765" calcext:value-type="float">
            <text:p>0,5990751869</text:p>
          </table:table-cell>
          <table:table-cell/>
          <table:table-cell office:value-type="float" office:value="16.8791030543" calcext:value-type="float">
            <text:p>16,8791030543</text:p>
          </table:table-cell>
          <table:table-cell table:formula="of:=([.E11]-26.4)/-2.5" office:value-type="float" office:value="3.80835877828" calcext:value-type="float">
            <text:p>3,8083587783</text:p>
          </table:table-cell>
          <table:table-cell/>
          <table:table-cell office:value-type="float" office:value="0.9726616295" calcext:value-type="float">
            <text:p>0,9726616295</text:p>
          </table:table-cell>
          <table:table-cell/>
          <table:table-cell table:formula="of:=POWER(10;[.H11])/60" office:value-type="float" office:value="0.156498572005649" calcext:value-type="float">
            <text:p>0,156498572</text:p>
          </table:table-cell>
          <table:table-cell table:formula="of:=[.J11]*0.000290888*4808.39" office:value-type="float" office:value="0.218895014385168" calcext:value-type="float">
            <text:p>0,2188950144</text:p>
          </table:table-cell>
          <table:table-cell office:value-type="float" office:value="18.4811106562" calcext:value-type="float">
            <text:p>18,4811106562</text:p>
          </table:table-cell>
          <table:table-cell table:formula="of:=([.L11]-26.4)/-2.5" office:value-type="float" office:value="3.16755573752" calcext:value-type="float">
            <text:p>3,1675557375</text:p>
          </table:table-cell>
          <table:table-cell/>
          <table:table-cell office:value-type="float" office:value="16.3990769345" calcext:value-type="float">
            <text:p>16,3990769345</text:p>
          </table:table-cell>
          <table:table-cell table:formula="of:=10^(([.O11]-26.4)/-2.5)" office:value-type="float" office:value="10008.5053624505" calcext:value-type="float">
            <text:p>10008,5053624505</text:p>
          </table:table-cell>
          <table:table-cell table:formula="of:=([.O11]-26.4)/-2.5" office:value-type="float" office:value="4.0003692262" calcext:value-type="float">
            <text:p>4,0003692262</text:p>
          </table:table-cell>
          <table:table-cell/>
          <table:table-cell office:value-type="float" office:value="16.4770642202" calcext:value-type="float">
            <text:p>16,4770642202</text:p>
          </table:table-cell>
          <table:table-cell table:formula="of:=POWER(10;([.S11]-26.4)/-2.5)" office:value-type="float" office:value="9314.81667409198" calcext:value-type="float">
            <text:p>9314,816674092</text:p>
          </table:table-cell>
          <table:table-cell/>
          <table:table-cell table:formula="of:=([.S11]-26.4)/-2.5" office:value-type="float" office:value="3.96917431192" calcext:value-type="float">
            <text:p>3,9691743119</text:p>
          </table:table-cell>
        </table:table-row>
        <table:table-row table:style-name="ro1">
          <table:table-cell/>
          <table:table-cell office:value-type="float" office:value="1.62634315425" calcext:value-type="float">
            <text:p>1,6263431543</text:p>
          </table:table-cell>
          <table:table-cell table:formula="of:=POWER(10;[.B12])/60" office:value-type="float" office:value="0.705004524011313" calcext:value-type="float">
            <text:p>0,705004524</text:p>
          </table:table-cell>
          <table:table-cell/>
          <table:table-cell office:value-type="float" office:value="16.8977169208" calcext:value-type="float">
            <text:p>16,8977169208</text:p>
          </table:table-cell>
          <table:table-cell table:formula="of:=([.E12]-26.4)/-2.5" office:value-type="float" office:value="3.80091323168" calcext:value-type="float">
            <text:p>3,8009132317</text:p>
          </table:table-cell>
          <table:table-cell/>
          <table:table-cell office:value-type="float" office:value="0.98485130457" calcext:value-type="float">
            <text:p>0,9848513046</text:p>
          </table:table-cell>
          <table:table-cell/>
          <table:table-cell table:formula="of:=POWER(10;[.H12])/60" office:value-type="float" office:value="0.160953362559686" calcext:value-type="float">
            <text:p>0,1609533626</text:p>
          </table:table-cell>
          <table:table-cell table:formula="of:=[.J12]*0.000290888*4808.39" office:value-type="float" office:value="0.225125943076158" calcext:value-type="float">
            <text:p>0,2251259431</text:p>
          </table:table-cell>
          <table:table-cell office:value-type="float" office:value="18.5912085458" calcext:value-type="float">
            <text:p>18,5912085458</text:p>
          </table:table-cell>
          <table:table-cell table:formula="of:=([.L12]-26.4)/-2.5" office:value-type="float" office:value="3.12351658168" calcext:value-type="float">
            <text:p>3,1235165817</text:p>
          </table:table-cell>
          <table:table-cell/>
          <table:table-cell office:value-type="float" office:value="16.3610377042" calcext:value-type="float">
            <text:p>16,3610377042</text:p>
          </table:table-cell>
          <table:table-cell table:formula="of:=10^(([.O12]-26.4)/-2.5)" office:value-type="float" office:value="10365.3726046642" calcext:value-type="float">
            <text:p>10365,3726046642</text:p>
          </table:table-cell>
          <table:table-cell table:formula="of:=([.O12]-26.4)/-2.5" office:value-type="float" office:value="4.01558491832" calcext:value-type="float">
            <text:p>4,0155849183</text:p>
          </table:table-cell>
          <table:table-cell/>
          <table:table-cell office:value-type="float" office:value="16.6972477064" calcext:value-type="float">
            <text:p>16,6972477064</text:p>
          </table:table-cell>
          <table:table-cell table:formula="of:=POWER(10;([.S12]-26.4)/-2.5)" office:value-type="float" office:value="7605.02975241118" calcext:value-type="float">
            <text:p>7605,0297524112</text:p>
          </table:table-cell>
          <table:table-cell/>
          <table:table-cell table:formula="of:=([.S12]-26.4)/-2.5" office:value-type="float" office:value="3.88110091744" calcext:value-type="float">
            <text:p>3,8811009174</text:p>
          </table:table-cell>
        </table:table-row>
        <table:table-row table:style-name="ro1">
          <table:table-cell/>
          <table:table-cell office:value-type="float" office:value="1.73448873484" calcext:value-type="float">
            <text:p>1,7344887348</text:p>
          </table:table-cell>
          <table:table-cell table:formula="of:=POWER(10;[.B13])/60" office:value-type="float" office:value="0.904351960601452" calcext:value-type="float">
            <text:p>0,9043519606</text:p>
          </table:table-cell>
          <table:table-cell/>
          <table:table-cell office:value-type="float" office:value="16.9491086281" calcext:value-type="float">
            <text:p>16,9491086281</text:p>
          </table:table-cell>
          <table:table-cell table:formula="of:=([.E13]-26.4)/-2.5" office:value-type="float" office:value="3.78035654876" calcext:value-type="float">
            <text:p>3,7803565488</text:p>
          </table:table-cell>
          <table:table-cell/>
          <table:table-cell office:value-type="float" office:value="1.08218260319" calcext:value-type="float">
            <text:p>1,0821826032</text:p>
          </table:table-cell>
          <table:table-cell/>
          <table:table-cell table:formula="of:=POWER(10;[.H13])/60" office:value-type="float" office:value="0.201386963090709" calcext:value-type="float">
            <text:p>0,2013869631</text:p>
          </table:table-cell>
          <table:table-cell table:formula="of:=[.J13]*0.000290888*4808.39" office:value-type="float" office:value="0.281680539430959" calcext:value-type="float">
            <text:p>0,2816805394</text:p>
          </table:table-cell>
          <table:table-cell office:value-type="float" office:value="18.7400156326" calcext:value-type="float">
            <text:p>18,7400156326</text:p>
          </table:table-cell>
          <table:table-cell table:formula="of:=([.L13]-26.4)/-2.5" office:value-type="float" office:value="3.06399374696" calcext:value-type="float">
            <text:p>3,063993747</text:p>
          </table:table-cell>
          <table:table-cell/>
          <table:table-cell office:value-type="float" office:value="16.4237168273" calcext:value-type="float">
            <text:p>16,4237168273</text:p>
          </table:table-cell>
          <table:table-cell table:formula="of:=10^(([.O13]-26.4)/-2.5)" office:value-type="float" office:value="9783.9284734639" calcext:value-type="float">
            <text:p>9783,9284734639</text:p>
          </table:table-cell>
          <table:table-cell table:formula="of:=([.O13]-26.4)/-2.5" office:value-type="float" office:value="3.99051326908" calcext:value-type="float">
            <text:p>3,9905132691</text:p>
          </table:table-cell>
          <table:table-cell/>
          <table:table-cell office:value-type="float" office:value="16.5137614679" calcext:value-type="float">
            <text:p>16,5137614679</text:p>
          </table:table-cell>
          <table:table-cell table:formula="of:=POWER(10;([.S13]-26.4)/-2.5)" office:value-type="float" office:value="9005.24251069492" calcext:value-type="float">
            <text:p>9005,2425106949</text:p>
          </table:table-cell>
          <table:table-cell/>
          <table:table-cell table:formula="of:=([.S13]-26.4)/-2.5" office:value-type="float" office:value="3.95449541284" calcext:value-type="float">
            <text:p>3,9544954128</text:p>
          </table:table-cell>
        </table:table-row>
        <table:table-row table:style-name="ro1">
          <table:table-cell/>
          <table:table-cell office:value-type="float" office:value="1.75944540728" calcext:value-type="float">
            <text:p>1,7594454073</text:p>
          </table:table-cell>
          <table:table-cell table:formula="of:=POWER(10;[.B14])/60" office:value-type="float" office:value="0.957842618825508" calcext:value-type="float">
            <text:p>0,9578426188</text:p>
          </table:table-cell>
          <table:table-cell/>
          <table:table-cell office:value-type="float" office:value="16.9820157982" calcext:value-type="float">
            <text:p>16,9820157982</text:p>
          </table:table-cell>
          <table:table-cell table:formula="of:=([.E14]-26.4)/-2.5" office:value-type="float" office:value="3.76719368072" calcext:value-type="float">
            <text:p>3,7671936807</text:p>
          </table:table-cell>
          <table:table-cell/>
          <table:table-cell office:value-type="float" office:value="1.15519038225" calcext:value-type="float">
            <text:p>1,1551903823</text:p>
          </table:table-cell>
          <table:table-cell/>
          <table:table-cell table:formula="of:=POWER(10;[.H14])/60" office:value-type="float" office:value="0.238253413662038" calcext:value-type="float">
            <text:p>0,2382534137</text:p>
          </table:table-cell>
          <table:table-cell table:formula="of:=[.J14]*0.000290888*4808.39" office:value-type="float" office:value="0.333245752612903" calcext:value-type="float">
            <text:p>0,3332457526</text:p>
          </table:table-cell>
          <table:table-cell office:value-type="float" office:value="18.6198682398" calcext:value-type="float">
            <text:p>18,6198682398</text:p>
          </table:table-cell>
          <table:table-cell table:formula="of:=([.L14]-26.4)/-2.5" office:value-type="float" office:value="3.11205270408" calcext:value-type="float">
            <text:p>3,1120527041</text:p>
          </table:table-cell>
          <table:table-cell/>
          <table:table-cell office:value-type="float" office:value="16.4523765214" calcext:value-type="float">
            <text:p>16,4523765214</text:p>
          </table:table-cell>
          <table:table-cell table:formula="of:=10^(([.O14]-26.4)/-2.5)" office:value-type="float" office:value="9529.04529781559" calcext:value-type="float">
            <text:p>9529,0452978156</text:p>
          </table:table-cell>
          <table:table-cell table:formula="of:=([.O14]-26.4)/-2.5" office:value-type="float" office:value="3.97904939144" calcext:value-type="float">
            <text:p>3,9790493914</text:p>
          </table:table-cell>
          <table:table-cell/>
          <table:table-cell office:value-type="float" office:value="16.5137614679" calcext:value-type="float">
            <text:p>16,5137614679</text:p>
          </table:table-cell>
          <table:table-cell table:formula="of:=POWER(10;([.S14]-26.4)/-2.5)" office:value-type="float" office:value="9005.24251069492" calcext:value-type="float">
            <text:p>9005,2425106949</text:p>
          </table:table-cell>
          <table:table-cell/>
          <table:table-cell table:formula="of:=([.S14]-26.4)/-2.5" office:value-type="float" office:value="3.95449541284" calcext:value-type="float">
            <text:p>3,9544954128</text:p>
          </table:table-cell>
        </table:table-row>
        <table:table-row table:style-name="ro1">
          <table:table-cell/>
          <table:table-cell office:value-type="float" office:value="1.79272097054" calcext:value-type="float">
            <text:p>1,7927209705</text:p>
          </table:table-cell>
          <table:table-cell table:formula="of:=POWER(10;[.B15])/60" office:value-type="float" office:value="1.03411710129335" calcext:value-type="float">
            <text:p>1,0341171013</text:p>
          </table:table-cell>
          <table:table-cell/>
          <table:table-cell office:value-type="float" office:value="16.992726196" calcext:value-type="float">
            <text:p>16,992726196</text:p>
          </table:table-cell>
          <table:table-cell table:formula="of:=([.E15]-26.4)/-2.5" office:value-type="float" office:value="3.7629095216" calcext:value-type="float">
            <text:p>3,7629095216</text:p>
          </table:table-cell>
          <table:table-cell/>
          <table:table-cell office:value-type="float" office:value="1.2282353817" calcext:value-type="float">
            <text:p>1,2282353817</text:p>
          </table:table-cell>
          <table:table-cell/>
          <table:table-cell table:formula="of:=POWER(10;[.H15])/60" office:value-type="float" office:value="0.281892895992519" calcext:value-type="float">
            <text:p>0,281892896</text:p>
          </table:table-cell>
          <table:table-cell table:formula="of:=[.J15]*0.000290888*4808.39" office:value-type="float" office:value="0.394284425298985" calcext:value-type="float">
            <text:p>0,3942844253</text:p>
          </table:table-cell>
          <table:table-cell office:value-type="float" office:value="19.061599732" calcext:value-type="float">
            <text:p>19,061599732</text:p>
          </table:table-cell>
          <table:table-cell table:formula="of:=([.L15]-26.4)/-2.5" office:value-type="float" office:value="2.9353601072" calcext:value-type="float">
            <text:p>2,9353601072</text:p>
          </table:table-cell>
          <table:table-cell/>
          <table:table-cell office:value-type="float" office:value="16.4076376224" calcext:value-type="float">
            <text:p>16,4076376224</text:p>
          </table:table-cell>
          <table:table-cell table:formula="of:=10^(([.O15]-26.4)/-2.5)" office:value-type="float" office:value="9929.90174058713" calcext:value-type="float">
            <text:p>9929,9017405871</text:p>
          </table:table-cell>
          <table:table-cell table:formula="of:=([.O15]-26.4)/-2.5" office:value-type="float" office:value="3.99694495104" calcext:value-type="float">
            <text:p>3,996944951</text:p>
          </table:table-cell>
          <table:table-cell/>
          <table:table-cell office:value-type="float" office:value="16.5871559633" calcext:value-type="float">
            <text:p>16,5871559633</text:p>
          </table:table-cell>
          <table:table-cell table:formula="of:=POWER(10;([.S15]-26.4)/-2.5)" office:value-type="float" office:value="8416.61796357214" calcext:value-type="float">
            <text:p>8416,6179635721</text:p>
          </table:table-cell>
          <table:table-cell/>
          <table:table-cell table:formula="of:=([.S15]-26.4)/-2.5" office:value-type="float" office:value="3.92513761468" calcext:value-type="float">
            <text:p>3,9251376147</text:p>
          </table:table-cell>
        </table:table-row>
        <table:table-row table:style-name="ro1">
          <table:table-cell/>
          <table:table-cell office:value-type="float" office:value="1.91334488735" calcext:value-type="float">
            <text:p>1,9133448874</text:p>
          </table:table-cell>
          <table:table-cell table:formula="of:=POWER(10;[.B16])/60" office:value-type="float" office:value="1.36519169291429" calcext:value-type="float">
            <text:p>1,3651916929</text:p>
          </table:table-cell>
          <table:table-cell/>
          <table:table-cell office:value-type="float" office:value="17.1351946039" calcext:value-type="float">
            <text:p>17,1351946039</text:p>
          </table:table-cell>
          <table:table-cell table:formula="of:=([.E16]-26.4)/-2.5" office:value-type="float" office:value="3.70592215844" calcext:value-type="float">
            <text:p>3,7059221584</text:p>
          </table:table-cell>
          <table:table-cell/>
          <table:table-cell office:value-type="float" office:value="1.26469274575" calcext:value-type="float">
            <text:p>1,2646927458</text:p>
          </table:table-cell>
          <table:table-cell/>
          <table:table-cell table:formula="of:=POWER(10;[.H16])/60" office:value-type="float" office:value="0.306578359066744" calcext:value-type="float">
            <text:p>0,3065783591</text:p>
          </table:table-cell>
          <table:table-cell table:formula="of:=[.J16]*0.000290888*4808.39" office:value-type="float" office:value="0.428812055330919" calcext:value-type="float">
            <text:p>0,4288120553</text:p>
          </table:table-cell>
          <table:table-cell office:value-type="float" office:value="19.3138050396" calcext:value-type="float">
            <text:p>19,3138050396</text:p>
          </table:table-cell>
          <table:table-cell table:formula="of:=([.L16]-26.4)/-2.5" office:value-type="float" office:value="2.83447798416" calcext:value-type="float">
            <text:p>2,8344779842</text:p>
          </table:table-cell>
          <table:table-cell/>
          <table:table-cell office:value-type="float" office:value="16.5137157107" calcext:value-type="float">
            <text:p>16,5137157107</text:p>
          </table:table-cell>
          <table:table-cell table:formula="of:=10^(([.O16]-26.4)/-2.5)" office:value-type="float" office:value="9005.62203508005" calcext:value-type="float">
            <text:p>9005,6220350801</text:p>
          </table:table-cell>
          <table:table-cell table:formula="of:=([.O16]-26.4)/-2.5" office:value-type="float" office:value="3.95451371572" calcext:value-type="float">
            <text:p>3,9545137157</text:p>
          </table:table-cell>
          <table:table-cell/>
          <table:table-cell office:value-type="float" office:value="16.5871559633" calcext:value-type="float">
            <text:p>16,5871559633</text:p>
          </table:table-cell>
          <table:table-cell table:formula="of:=POWER(10;([.S16]-26.4)/-2.5)" office:value-type="float" office:value="8416.61796357214" calcext:value-type="float">
            <text:p>8416,6179635721</text:p>
          </table:table-cell>
          <table:table-cell/>
          <table:table-cell table:formula="of:=([.S16]-26.4)/-2.5" office:value-type="float" office:value="3.92513761468" calcext:value-type="float">
            <text:p>3,9251376147</text:p>
          </table:table-cell>
        </table:table-row>
        <table:table-row table:style-name="ro1">
          <table:table-cell/>
          <table:table-cell office:value-type="float" office:value="1.93830155979" calcext:value-type="float">
            <text:p>1,9383015598</text:p>
          </table:table-cell>
          <table:table-cell table:formula="of:=POWER(10;[.B17])/60" office:value-type="float" office:value="1.44594012431862" calcext:value-type="float">
            <text:p>1,4459401243</text:p>
          </table:table-cell>
          <table:table-cell/>
          <table:table-cell office:value-type="float" office:value="17.1653379549" calcext:value-type="float">
            <text:p>17,1653379549</text:p>
          </table:table-cell>
          <table:table-cell table:formula="of:=([.E17]-26.4)/-2.5" office:value-type="float" office:value="3.69386481804" calcext:value-type="float">
            <text:p>3,693864818</text:p>
          </table:table-cell>
          <table:table-cell/>
          <table:table-cell office:value-type="float" office:value="1.39848140842" calcext:value-type="float">
            <text:p>1,3984814084</text:p>
          </table:table-cell>
          <table:table-cell/>
          <table:table-cell table:formula="of:=POWER(10;[.H17])/60" office:value-type="float" office:value="0.41718641514227" calcext:value-type="float">
            <text:p>0,4171864151</text:p>
          </table:table-cell>
          <table:table-cell table:formula="of:=[.J17]*0.000290888*4808.39" office:value-type="float" office:value="0.583519869692917" calcext:value-type="float">
            <text:p>0,5835198697</text:p>
          </table:table-cell>
          <table:table-cell office:value-type="float" office:value="19.2370566122" calcext:value-type="float">
            <text:p>19,2370566122</text:p>
          </table:table-cell>
          <table:table-cell table:formula="of:=([.L17]-26.4)/-2.5" office:value-type="float" office:value="2.86517735512" calcext:value-type="float">
            <text:p>2,8651773551</text:p>
          </table:table-cell>
          <table:table-cell/>
          <table:table-cell office:value-type="float" office:value="16.6824729222" calcext:value-type="float">
            <text:p>16,6824729222</text:p>
          </table:table-cell>
          <table:table-cell table:formula="of:=10^(([.O17]-26.4)/-2.5)" office:value-type="float" office:value="7709.2269530941" calcext:value-type="float">
            <text:p>7709,2269530941</text:p>
          </table:table-cell>
          <table:table-cell table:formula="of:=([.O17]-26.4)/-2.5" office:value-type="float" office:value="3.88701083112" calcext:value-type="float">
            <text:p>3,8870108311</text:p>
          </table:table-cell>
          <table:table-cell/>
          <table:table-cell office:value-type="float" office:value="16.6972477064" calcext:value-type="float">
            <text:p>16,6972477064</text:p>
          </table:table-cell>
          <table:table-cell table:formula="of:=POWER(10;([.S17]-26.4)/-2.5)" office:value-type="float" office:value="7605.02975241118" calcext:value-type="float">
            <text:p>7605,0297524112</text:p>
          </table:table-cell>
          <table:table-cell/>
          <table:table-cell table:formula="of:=([.S17]-26.4)/-2.5" office:value-type="float" office:value="3.88110091744" calcext:value-type="float">
            <text:p>3,8811009174</text:p>
          </table:table-cell>
        </table:table-row>
        <table:table-row table:style-name="ro1">
          <table:table-cell/>
          <table:table-cell office:value-type="float" office:value="2.0006932409" calcext:value-type="float">
            <text:p>2,0006932409</text:p>
          </table:table-cell>
          <table:table-cell table:formula="of:=POWER(10;[.B18])/60" office:value-type="float" office:value="1.66932920140207" calcext:value-type="float">
            <text:p>1,6693292014</text:p>
          </table:table-cell>
          <table:table-cell/>
          <table:table-cell office:value-type="float" office:value="17.2614249758" calcext:value-type="float">
            <text:p>17,2614249758</text:p>
          </table:table-cell>
          <table:table-cell table:formula="of:=([.E18]-26.4)/-2.5" office:value-type="float" office:value="3.65543000968" calcext:value-type="float">
            <text:p>3,6554300097</text:p>
          </table:table-cell>
          <table:table-cell/>
          <table:table-cell office:value-type="float" office:value="1.4472028883" calcext:value-type="float">
            <text:p>1,4472028883</text:p>
          </table:table-cell>
          <table:table-cell/>
          <table:table-cell table:formula="of:=POWER(10;[.H18])/60" office:value-type="float" office:value="0.466714869738406" calcext:value-type="float">
            <text:p>0,4667148697</text:p>
          </table:table-cell>
          <table:table-cell table:formula="of:=[.J18]*0.000290888*4808.39" office:value-type="float" office:value="0.652795465261324" calcext:value-type="float">
            <text:p>0,6527954653</text:p>
          </table:table-cell>
          <table:table-cell office:value-type="float" office:value="19.7468269624" calcext:value-type="float">
            <text:p>19,7468269624</text:p>
          </table:table-cell>
          <table:table-cell table:formula="of:=([.L18]-26.4)/-2.5" office:value-type="float" office:value="2.66126921504" calcext:value-type="float">
            <text:p>2,661269215</text:p>
          </table:table-cell>
          <table:table-cell/>
          <table:table-cell office:value-type="float" office:value="16.6037145941" calcext:value-type="float">
            <text:p>16,6037145941</text:p>
          </table:table-cell>
          <table:table-cell table:formula="of:=10^(([.O18]-26.4)/-2.5)" office:value-type="float" office:value="8289.2294704201" calcext:value-type="float">
            <text:p>8289,2294704201</text:p>
          </table:table-cell>
          <table:table-cell table:formula="of:=([.O18]-26.4)/-2.5" office:value-type="float" office:value="3.91851416236" calcext:value-type="float">
            <text:p>3,9185141624</text:p>
          </table:table-cell>
          <table:table-cell/>
          <table:table-cell office:value-type="float" office:value="16.880733945" calcext:value-type="float">
            <text:p>16,880733945</text:p>
          </table:table-cell>
          <table:table-cell table:formula="of:=POWER(10;([.S18]-26.4)/-2.5)" office:value-type="float" office:value="6422.5341473085" calcext:value-type="float">
            <text:p>6422,5341473085</text:p>
          </table:table-cell>
          <table:table-cell/>
          <table:table-cell table:formula="of:=([.S18]-26.4)/-2.5" office:value-type="float" office:value="3.807706422" calcext:value-type="float">
            <text:p>3,807706422</text:p>
          </table:table-cell>
        </table:table-row>
        <table:table-row table:style-name="ro1">
          <table:table-cell/>
          <table:table-cell office:value-type="float" office:value="2.06308492201" calcext:value-type="float">
            <text:p>2,063084922</text:p>
          </table:table-cell>
          <table:table-cell table:formula="of:=POWER(10;[.B19])/60" office:value-type="float" office:value="1.92723055110381" calcext:value-type="float">
            <text:p>1,9272305511</text:p>
          </table:table-cell>
          <table:table-cell/>
          <table:table-cell office:value-type="float" office:value="17.335401444" calcext:value-type="float">
            <text:p>17,335401444</text:p>
          </table:table-cell>
          <table:table-cell table:formula="of:=([.E19]-26.4)/-2.5" office:value-type="float" office:value="3.6258394224" calcext:value-type="float">
            <text:p>3,6258394224</text:p>
          </table:table-cell>
          <table:table-cell/>
          <table:table-cell office:value-type="float" office:value="1.57486879815" calcext:value-type="float">
            <text:p>1,5748687982</text:p>
          </table:table-cell>
          <table:table-cell/>
          <table:table-cell table:formula="of:=POWER(10;[.H19])/60" office:value-type="float" office:value="0.626206466117831" calcext:value-type="float">
            <text:p>0,6262064661</text:p>
          </table:table-cell>
          <table:table-cell table:formula="of:=[.J19]*0.000290888*4808.39" office:value-type="float" office:value="0.875876831668472" calcext:value-type="float">
            <text:p>0,8758768317</text:p>
          </table:table-cell>
          <table:table-cell office:value-type="float" office:value="19.7788364909" calcext:value-type="float">
            <text:p>19,7788364909</text:p>
          </table:table-cell>
          <table:table-cell table:formula="of:=([.L19]-26.4)/-2.5" office:value-type="float" office:value="2.64846540364" calcext:value-type="float">
            <text:p>2,6484654036</text:p>
          </table:table-cell>
          <table:table-cell/>
          <table:table-cell office:value-type="float" office:value="16.8465403655" calcext:value-type="float">
            <text:p>16,8465403655</text:p>
          </table:table-cell>
          <table:table-cell table:formula="of:=10^(([.O19]-26.4)/-2.5)" office:value-type="float" office:value="6628.02066495353" calcext:value-type="float">
            <text:p>6628,0206649535</text:p>
          </table:table-cell>
          <table:table-cell table:formula="of:=([.O19]-26.4)/-2.5" office:value-type="float" office:value="3.8213838538" calcext:value-type="float">
            <text:p>3,8213838538</text:p>
          </table:table-cell>
          <table:table-cell/>
          <table:table-cell office:value-type="float" office:value="16.8440366972" calcext:value-type="float">
            <text:p>16,8440366972</text:p>
          </table:table-cell>
          <table:table-cell table:formula="of:=POWER(10;([.S19]-26.4)/-2.5)" office:value-type="float" office:value="6643.32227585593" calcext:value-type="float">
            <text:p>6643,3222758559</text:p>
          </table:table-cell>
          <table:table-cell/>
          <table:table-cell table:formula="of:=([.S19]-26.4)/-2.5" office:value-type="float" office:value="3.82238532112" calcext:value-type="float">
            <text:p>3,8223853211</text:p>
          </table:table-cell>
        </table:table-row>
        <table:table-row table:style-name="ro1">
          <table:table-cell/>
          <table:table-cell office:value-type="float" office:value="2.07140381282" calcext:value-type="float">
            <text:p>2,0714038128</text:p>
          </table:table-cell>
          <table:table-cell table:formula="of:=POWER(10;[.B20])/60" office:value-type="float" office:value="1.96450239420024" calcext:value-type="float">
            <text:p>1,9645023942</text:p>
          </table:table-cell>
          <table:table-cell/>
          <table:table-cell office:value-type="float" office:value="17.3767725107" calcext:value-type="float">
            <text:p>17,3767725107</text:p>
          </table:table-cell>
          <table:table-cell table:formula="of:=([.E20]-26.4)/-2.5" office:value-type="float" office:value="3.60929099572" calcext:value-type="float">
            <text:p>3,6092909957</text:p>
          </table:table-cell>
          <table:table-cell/>
          <table:table-cell office:value-type="float" office:value="1.67216287639" calcext:value-type="float">
            <text:p>1,6721628764</text:p>
          </table:table-cell>
          <table:table-cell/>
          <table:table-cell table:formula="of:=POWER(10;[.H20])/60" office:value-type="float" office:value="0.783450615355778" calcext:value-type="float">
            <text:p>0,7834506154</text:p>
          </table:table-cell>
          <table:table-cell table:formula="of:=[.J20]*0.000290888*4808.39" office:value-type="float" office:value="1.09581468712815" calcext:value-type="float">
            <text:p>1,0958146871</text:p>
          </table:table-cell>
          <table:table-cell office:value-type="float" office:value="19.9209439089" calcext:value-type="float">
            <text:p>19,9209439089</text:p>
          </table:table-cell>
          <table:table-cell table:formula="of:=([.L20]-26.4)/-2.5" office:value-type="float" office:value="2.59162243644" calcext:value-type="float">
            <text:p>2,5916224364</text:p>
          </table:table-cell>
          <table:table-cell/>
          <table:table-cell office:value-type="float" office:value="16.9826180817" calcext:value-type="float">
            <text:p>16,9826180817</text:p>
          </table:table-cell>
          <table:table-cell table:formula="of:=10^(([.O20]-26.4)/-2.5)" office:value-type="float" office:value="5847.2648743277" calcext:value-type="float">
            <text:p>5847,2648743277</text:p>
          </table:table-cell>
          <table:table-cell table:formula="of:=([.O20]-26.4)/-2.5" office:value-type="float" office:value="3.76695276732" calcext:value-type="float">
            <text:p>3,7669527673</text:p>
          </table:table-cell>
          <table:table-cell/>
          <table:table-cell office:value-type="float" office:value="16.9908256881" calcext:value-type="float">
            <text:p>16,9908256881</text:p>
          </table:table-cell>
          <table:table-cell table:formula="of:=POWER(10;([.S20]-26.4)/-2.5)" office:value-type="float" office:value="5803.22921719355" calcext:value-type="float">
            <text:p>5803,2292171936</text:p>
          </table:table-cell>
          <table:table-cell/>
          <table:table-cell table:formula="of:=([.S20]-26.4)/-2.5" office:value-type="float" office:value="3.76366972476" calcext:value-type="float">
            <text:p>3,7636697248</text:p>
          </table:table-cell>
        </table:table-row>
        <table:table-row table:style-name="ro1">
          <table:table-cell/>
          <table:table-cell office:value-type="float" office:value="2.07972270364" calcext:value-type="float">
            <text:p>2,0797227036</text:p>
          </table:table-cell>
          <table:table-cell table:formula="of:=POWER(10;[.B21])/60" office:value-type="float" office:value="2.00249505939856" calcext:value-type="float">
            <text:p>2,0024950594</text:p>
          </table:table-cell>
          <table:table-cell/>
          <table:table-cell office:value-type="float" office:value="17.3987968438" calcext:value-type="float">
            <text:p>17,3987968438</text:p>
          </table:table-cell>
          <table:table-cell table:formula="of:=([.E21]-26.4)/-2.5" office:value-type="float" office:value="3.60048126248" calcext:value-type="float">
            <text:p>3,6004812625</text:p>
          </table:table-cell>
          <table:table-cell/>
          <table:table-cell office:value-type="float" office:value="1.75724866937" calcext:value-type="float">
            <text:p>1,7572486694</text:p>
          </table:table-cell>
          <table:table-cell/>
          <table:table-cell table:formula="of:=POWER(10;[.H21])/60" office:value-type="float" office:value="0.953009914949997" calcext:value-type="float">
            <text:p>0,9530099149</text:p>
          </table:table-cell>
          <table:table-cell table:formula="of:=[.J21]*0.000290888*4808.39" office:value-type="float" office:value="1.33297777972477" calcext:value-type="float">
            <text:p>1,3329777797</text:p>
          </table:table-cell>
          <table:table-cell office:value-type="float" office:value="20.1044403916" calcext:value-type="float">
            <text:p>20,1044403916</text:p>
          </table:table-cell>
          <table:table-cell table:formula="of:=([.L21]-26.4)/-2.5" office:value-type="float" office:value="2.51822384336" calcext:value-type="float">
            <text:p>2,5182238434</text:p>
          </table:table-cell>
          <table:table-cell/>
          <table:table-cell office:value-type="float" office:value="17.1934343246" calcext:value-type="float">
            <text:p>17,1934343246</text:p>
          </table:table-cell>
          <table:table-cell table:formula="of:=10^(([.O21]-26.4)/-2.5)" office:value-type="float" office:value="4815.33238373042" calcext:value-type="float">
            <text:p>4815,3323837304</text:p>
          </table:table-cell>
          <table:table-cell table:formula="of:=([.O21]-26.4)/-2.5" office:value-type="float" office:value="3.68262627016" calcext:value-type="float">
            <text:p>3,6826262702</text:p>
          </table:table-cell>
          <table:table-cell/>
          <table:table-cell office:value-type="float" office:value="17.2110091743" calcext:value-type="float">
            <text:p>17,2110091743</text:p>
          </table:table-cell>
          <table:table-cell table:formula="of:=POWER(10;([.S21]-26.4)/-2.5)" office:value-type="float" office:value="4738.01389774759" calcext:value-type="float">
            <text:p>4738,0138977476</text:p>
          </table:table-cell>
          <table:table-cell/>
          <table:table-cell table:formula="of:=([.S21]-26.4)/-2.5" office:value-type="float" office:value="3.67559633028" calcext:value-type="float">
            <text:p>3,6755963303</text:p>
          </table:table-cell>
        </table:table-row>
        <table:table-row table:style-name="ro1">
          <table:table-cell/>
          <table:table-cell office:value-type="float" office:value="2.16707105719" calcext:value-type="float">
            <text:p>2,1670710572</text:p>
          </table:table-cell>
          <table:table-cell table:formula="of:=POWER(10;[.B22])/60" office:value-type="float" office:value="2.44861106002003" calcext:value-type="float">
            <text:p>2,44861106</text:p>
          </table:table-cell>
          <table:table-cell/>
          <table:table-cell office:value-type="float" office:value="17.5360824922" calcext:value-type="float">
            <text:p>17,5360824922</text:p>
          </table:table-cell>
          <table:table-cell table:formula="of:=([.E22]-26.4)/-2.5" office:value-type="float" office:value="3.54556700312" calcext:value-type="float">
            <text:p>3,5455670031</text:p>
          </table:table-cell>
          <table:table-cell/>
          <table:table-cell office:value-type="float" office:value="1.88478430789" calcext:value-type="float">
            <text:p>1,8847843079</text:p>
          </table:table-cell>
          <table:table-cell/>
          <table:table-cell table:formula="of:=POWER(10;[.H22])/60" office:value-type="float" office:value="1.27830079055551" calcext:value-type="float">
            <text:p>1,2783007906</text:p>
          </table:table-cell>
          <table:table-cell table:formula="of:=[.J22]*0.000290888*4808.39" office:value-type="float" office:value="1.78796308714639" calcext:value-type="float">
            <text:p>1,7879630871</text:p>
          </table:table-cell>
          <table:table-cell office:value-type="float" office:value="21.1600104217" calcext:value-type="float">
            <text:p>21,1600104217</text:p>
          </table:table-cell>
          <table:table-cell table:formula="of:=([.L22]-26.4)/-2.5" office:value-type="float" office:value="2.09599583132" calcext:value-type="float">
            <text:p>2,0959958313</text:p>
          </table:table-cell>
          <table:table-cell/>
          <table:table-cell office:value-type="float" office:value="17.6931551718" calcext:value-type="float">
            <text:p>17,6931551718</text:p>
          </table:table-cell>
          <table:table-cell table:formula="of:=10^(([.O22]-26.4)/-2.5)" office:value-type="float" office:value="3039.05060114931" calcext:value-type="float">
            <text:p>3039,0506011493</text:p>
          </table:table-cell>
          <table:table-cell table:formula="of:=([.O22]-26.4)/-2.5" office:value-type="float" office:value="3.48273793128" calcext:value-type="float">
            <text:p>3,4827379313</text:p>
          </table:table-cell>
          <table:table-cell/>
          <table:table-cell office:value-type="float" office:value="17.4678899083" calcext:value-type="float">
            <text:p>17,4678899083</text:p>
          </table:table-cell>
          <table:table-cell table:formula="of:=POWER(10;([.S22]-26.4)/-2.5)" office:value-type="float" office:value="3739.76262241604" calcext:value-type="float">
            <text:p>3739,762622416</text:p>
          </table:table-cell>
          <table:table-cell/>
          <table:table-cell table:formula="of:=([.S22]-26.4)/-2.5" office:value-type="float" office:value="3.57284403668" calcext:value-type="float">
            <text:p>3,5728440367</text:p>
          </table:table-cell>
        </table:table-row>
        <table:table-row table:style-name="ro1">
          <table:table-cell table:number-columns-repeated="7"/>
          <table:table-cell office:value-type="float" office:value="1.96975843972" calcext:value-type="float">
            <text:p>1,9697584397</text:p>
          </table:table-cell>
          <table:table-cell/>
          <table:table-cell table:formula="of:=POWER(10;[.H23])/60" office:value-type="float" office:value="1.55455892810757" calcext:value-type="float">
            <text:p>1,5545589281</text:p>
          </table:table-cell>
          <table:table-cell table:formula="of:=[.J23]*0.000290888*4808.39" office:value-type="float" office:value="2.17436615919035" calcext:value-type="float">
            <text:p>2,1743661592</text:p>
          </table:table-cell>
          <table:table-cell office:value-type="float" office:value="21.2293892135" calcext:value-type="float">
            <text:p>21,2293892135</text:p>
          </table:table-cell>
          <table:table-cell table:formula="of:=([.L23]-26.4)/-2.5" office:value-type="float" office:value="2.0682443146" calcext:value-type="float">
            <text:p>2,0682443146</text:p>
          </table:table-cell>
          <table:table-cell/>
          <table:table-cell office:value-type="float" office:value="18.124167194" calcext:value-type="float">
            <text:p>18,124167194</text:p>
          </table:table-cell>
          <table:table-cell table:formula="of:=10^(([.O23]-26.4)/-2.5)" office:value-type="float" office:value="2043.30464558532" calcext:value-type="float">
            <text:p>2043,3046455853</text:p>
          </table:table-cell>
          <table:table-cell table:formula="of:=([.O23]-26.4)/-2.5" office:value-type="float" office:value="3.3103331224" calcext:value-type="float">
            <text:p>3,3103331224</text:p>
          </table:table-cell>
          <table:table-cell/>
          <table:table-cell office:value-type="float" office:value="17.9082568807" calcext:value-type="float">
            <text:p>17,9082568807</text:p>
          </table:table-cell>
          <table:table-cell table:formula="of:=POWER(10;([.S23]-26.4)/-2.5)" office:value-type="float" office:value="2492.85631881521" calcext:value-type="float">
            <text:p>2492,8563188152</text:p>
          </table:table-cell>
          <table:table-cell/>
          <table:table-cell table:formula="of:=([.S23]-26.4)/-2.5" office:value-type="float" office:value="3.39669724772" calcext:value-type="float">
            <text:p>3,3966972477</text:p>
          </table:table-cell>
        </table:table-row>
        <table:table-row table:style-name="ro1">
          <table:table-cell table:number-columns-repeated="7"/>
          <table:table-cell office:value-type="float" office:value="2.00610414263" calcext:value-type="float">
            <text:p>2,0061041426</text:p>
          </table:table-cell>
          <table:table-cell/>
          <table:table-cell table:formula="of:=POWER(10;[.H24])/60" office:value-type="float" office:value="1.69025758011669" calcext:value-type="float">
            <text:p>1,6902575801</text:p>
          </table:table-cell>
          <table:table-cell table:formula="of:=[.J24]*0.000290888*4808.39" office:value-type="float" office:value="2.36416826410996" calcext:value-type="float">
            <text:p>2,3641682641</text:p>
          </table:table-cell>
          <table:table-cell office:value-type="float" office:value="21.3735065322" calcext:value-type="float">
            <text:p>21,3735065322</text:p>
          </table:table-cell>
          <table:table-cell table:formula="of:=([.L24]-26.4)/-2.5" office:value-type="float" office:value="2.01059738712" calcext:value-type="float">
            <text:p>2,0105973871</text:p>
          </table:table-cell>
          <table:table-cell/>
          <table:table-cell office:value-type="float" office:value="18.4504410615" calcext:value-type="float">
            <text:p>18,4504410615</text:p>
          </table:table-cell>
          <table:table-cell table:formula="of:=10^(([.O24]-26.4)/-2.5)" office:value-type="float" office:value="1512.94651530405" calcext:value-type="float">
            <text:p>1512,9465153041</text:p>
          </table:table-cell>
          <table:table-cell table:formula="of:=([.O24]-26.4)/-2.5" office:value-type="float" office:value="3.1798235754" calcext:value-type="float">
            <text:p>3,1798235754</text:p>
          </table:table-cell>
          <table:table-cell/>
          <table:table-cell office:value-type="float" office:value="18.3486238532" calcext:value-type="float">
            <text:p>18,3486238532</text:p>
          </table:table-cell>
          <table:table-cell table:formula="of:=POWER(10;([.S24]-26.4)/-2.5)" office:value-type="float" office:value="1661.69173103021" calcext:value-type="float">
            <text:p>1661,6917310302</text:p>
          </table:table-cell>
          <table:table-cell/>
          <table:table-cell table:formula="of:=([.S24]-26.4)/-2.5" office:value-type="float" office:value="3.22055045872" calcext:value-type="float">
            <text:p>3,2205504587</text:p>
          </table:table-cell>
        </table:table-row>
        <table:table-row table:style-name="ro1">
          <table:table-cell table:number-columns-repeated="7"/>
          <table:table-cell office:value-type="float" office:value="2.06085532438" calcext:value-type="float">
            <text:p>2,0608553244</text:p>
          </table:table-cell>
          <table:table-cell/>
          <table:table-cell table:formula="of:=POWER(10;[.H25])/60" office:value-type="float" office:value="1.91736181507533" calcext:value-type="float">
            <text:p>1,9173618151</text:p>
          </table:table-cell>
          <table:table-cell table:formula="of:=[.J25]*0.000290888*4808.39" office:value-type="float" office:value="2.68181962757678" calcext:value-type="float">
            <text:p>2,6818196276</text:p>
          </table:table-cell>
          <table:table-cell office:value-type="float" office:value="21.5536531805" calcext:value-type="float">
            <text:p>21,5536531805</text:p>
          </table:table-cell>
          <table:table-cell table:formula="of:=([.L25]-26.4)/-2.5" office:value-type="float" office:value="1.9385387278" calcext:value-type="float">
            <text:p>1,9385387278</text:p>
          </table:table-cell>
          <table:table-cell/>
          <table:table-cell office:value-type="float" office:value="18.4811106562" calcext:value-type="float">
            <text:p>18,4811106562</text:p>
          </table:table-cell>
          <table:table-cell table:formula="of:=10^(([.O25]-26.4)/-2.5)" office:value-type="float" office:value="1470.80716724674" calcext:value-type="float">
            <text:p>1470,8071672467</text:p>
          </table:table-cell>
          <table:table-cell table:formula="of:=([.O25]-26.4)/-2.5" office:value-type="float" office:value="3.16755573752" calcext:value-type="float">
            <text:p>3,1675557375</text:p>
          </table:table-cell>
          <table:table-cell/>
          <table:table-cell office:value-type="float" office:value="18.7155963303" calcext:value-type="float">
            <text:p>18,7155963303</text:p>
          </table:table-cell>
          <table:table-cell table:formula="of:=POWER(10;([.S25]-26.4)/-2.5)" office:value-type="float" office:value="1185.11765476243" calcext:value-type="float">
            <text:p>1185,1176547624</text:p>
          </table:table-cell>
          <table:table-cell/>
          <table:table-cell table:formula="of:=([.S25]-26.4)/-2.5" office:value-type="float" office:value="3.07376146788" calcext:value-type="float">
            <text:p>3,0737614679</text:p>
          </table:table-cell>
        </table:table-row>
        <table:table-row table:style-name="ro1">
          <table:table-cell table:number-columns-repeated="7"/>
          <table:table-cell office:value-type="float" office:value="2.0607994938" calcext:value-type="float">
            <text:p>2,0607994938</text:p>
          </table:table-cell>
          <table:table-cell/>
          <table:table-cell table:formula="of:=POWER(10;[.H26])/60" office:value-type="float" office:value="1.91711534511949" calcext:value-type="float">
            <text:p>1,9171153451</text:p>
          </table:table-cell>
          <table:table-cell table:formula="of:=[.J26]*0.000290888*4808.39" office:value-type="float" office:value="2.68147488932238" calcext:value-type="float">
            <text:p>2,6814748893</text:p>
          </table:table-cell>
          <table:table-cell office:value-type="float" office:value="21.8085383556" calcext:value-type="float">
            <text:p>21,8085383556</text:p>
          </table:table-cell>
          <table:table-cell table:formula="of:=([.L26]-26.4)/-2.5" office:value-type="float" office:value="1.83658465776" calcext:value-type="float">
            <text:p>1,8365846578</text:p>
          </table:table-cell>
          <table:table-cell/>
          <table:table-cell office:value-type="float" office:value="18.5912085458" calcext:value-type="float">
            <text:p>18,5912085458</text:p>
          </table:table-cell>
          <table:table-cell table:formula="of:=10^(([.O26]-26.4)/-2.5)" office:value-type="float" office:value="1328.97429736574" calcext:value-type="float">
            <text:p>1328,9742973657</text:p>
          </table:table-cell>
          <table:table-cell table:formula="of:=([.O26]-26.4)/-2.5" office:value-type="float" office:value="3.12351658168" calcext:value-type="float">
            <text:p>3,1235165817</text:p>
          </table:table-cell>
          <table:table-cell/>
          <table:table-cell office:value-type="float" office:value="18.9724770642" calcext:value-type="float">
            <text:p>18,9724770642</text:p>
          </table:table-cell>
          <table:table-cell table:formula="of:=POWER(10;([.S26]-26.4)/-2.5)" office:value-type="float" office:value="935.425434476051" calcext:value-type="float">
            <text:p>935,4254344761</text:p>
          </table:table-cell>
          <table:table-cell/>
          <table:table-cell table:formula="of:=([.S26]-26.4)/-2.5" office:value-type="float" office:value="2.97100917432" calcext:value-type="float">
            <text:p>2,9710091743</text:p>
          </table:table-cell>
        </table:table-row>
        <table:table-row table:style-name="ro1">
          <table:table-cell table:number-columns-repeated="7"/>
          <table:table-cell office:value-type="float" office:value="2.04246845573" calcext:value-type="float">
            <text:p>2,0424684557</text:p>
          </table:table-cell>
          <table:table-cell/>
          <table:table-cell table:formula="of:=POWER(10;[.H27])/60" office:value-type="float" office:value="1.83788022680756" calcext:value-type="float">
            <text:p>1,8378802268</text:p>
          </table:table-cell>
          <table:table-cell table:formula="of:=[.J27]*0.000290888*4808.39" office:value-type="float" office:value="2.57064849557053" calcext:value-type="float">
            <text:p>2,5706484956</text:p>
          </table:table-cell>
          <table:table-cell office:value-type="float" office:value="22.096103026" calcext:value-type="float">
            <text:p>22,096103026</text:p>
          </table:table-cell>
          <table:table-cell table:formula="of:=([.L27]-26.4)/-2.5" office:value-type="float" office:value="1.7215587896" calcext:value-type="float">
            <text:p>1,7215587896</text:p>
          </table:table-cell>
          <table:table-cell/>
          <table:table-cell office:value-type="float" office:value="18.7400156326" calcext:value-type="float">
            <text:p>18,7400156326</text:p>
          </table:table-cell>
          <table:table-cell table:formula="of:=10^(([.O27]-26.4)/-2.5)" office:value-type="float" office:value="1158.76067201729" calcext:value-type="float">
            <text:p>1158,7606720173</text:p>
          </table:table-cell>
          <table:table-cell table:formula="of:=([.O27]-26.4)/-2.5" office:value-type="float" office:value="3.06399374696" calcext:value-type="float">
            <text:p>3,063993747</text:p>
          </table:table-cell>
          <table:table-cell/>
          <table:table-cell office:value-type="float" office:value="18.8623853211" calcext:value-type="float">
            <text:p>18,8623853211</text:p>
          </table:table-cell>
          <table:table-cell table:formula="of:=POWER(10;([.S27]-26.4)/-2.5)" office:value-type="float" office:value="1035.251507451" calcext:value-type="float">
            <text:p>1035,251507451</text:p>
          </table:table-cell>
          <table:table-cell/>
          <table:table-cell table:formula="of:=([.S27]-26.4)/-2.5" office:value-type="float" office:value="3.01504587156" calcext:value-type="float">
            <text:p>3,0150458716</text:p>
          </table:table-cell>
        </table:table-row>
        <table:table-row table:style-name="ro1">
          <table:table-cell table:number-columns-repeated="7"/>
          <table:table-cell office:value-type="float" office:value="2.13380727286" calcext:value-type="float">
            <text:p>2,1338072729</text:p>
          </table:table-cell>
          <table:table-cell/>
          <table:table-cell table:formula="of:=POWER(10;[.H28])/60" office:value-type="float" office:value="2.26806774554151" calcext:value-type="float">
            <text:p>2,2680677455</text:p>
          </table:table-cell>
          <table:table-cell table:formula="of:=[.J28]*0.000290888*4808.39" office:value-type="float" office:value="3.17235304721454" calcext:value-type="float">
            <text:p>3,1723530472</text:p>
          </table:table-cell>
          <table:table-cell office:value-type="float" office:value="22.7560203968" calcext:value-type="float">
            <text:p>22,7560203968</text:p>
          </table:table-cell>
          <table:table-cell table:formula="of:=([.L28]-26.4)/-2.5" office:value-type="float" office:value="1.45759184128" calcext:value-type="float">
            <text:p>1,4575918413</text:p>
          </table:table-cell>
          <table:table-cell/>
          <table:table-cell office:value-type="float" office:value="18.6198682398" calcext:value-type="float">
            <text:p>18,6198682398</text:p>
          </table:table-cell>
          <table:table-cell table:formula="of:=10^(([.O28]-26.4)/-2.5)" office:value-type="float" office:value="1294.35290893063" calcext:value-type="float">
            <text:p>1294,3529089306</text:p>
          </table:table-cell>
          <table:table-cell table:formula="of:=([.O28]-26.4)/-2.5" office:value-type="float" office:value="3.11205270408" calcext:value-type="float">
            <text:p>3,1120527041</text:p>
          </table:table-cell>
          <table:table-cell/>
          <table:table-cell office:value-type="float" office:value="19.1926605505" calcext:value-type="float">
            <text:p>19,1926605505</text:p>
          </table:table-cell>
          <table:table-cell table:formula="of:=POWER(10;([.S28]-26.4)/-2.5)" office:value-type="float" office:value="763.722841640441" calcext:value-type="float">
            <text:p>763,7228416404</text:p>
          </table:table-cell>
          <table:table-cell/>
          <table:table-cell table:formula="of:=([.S28]-26.4)/-2.5" office:value-type="float" office:value="2.8829357798" calcext:value-type="float">
            <text:p>2,8829357798</text:p>
          </table:table-cell>
        </table:table-row>
        <table:table-row table:style-name="ro1">
          <table:table-cell table:number-columns-repeated="7"/>
          <table:table-cell office:value-type="float" office:value="2.1214128857" calcext:value-type="float">
            <text:p>2,1214128857</text:p>
          </table:table-cell>
          <table:table-cell/>
          <table:table-cell table:formula="of:=POWER(10;[.H29])/60" office:value-type="float" office:value="2.20425398857459" calcext:value-type="float">
            <text:p>2,2042539886</text:p>
          </table:table-cell>
          <table:table-cell table:formula="of:=[.J29]*0.000290888*4808.39" office:value-type="float" office:value="3.0830965570739" calcext:value-type="float">
            <text:p>3,0830965571</text:p>
          </table:table-cell>
          <table:table-cell office:value-type="float" office:value="22.641232739" calcext:value-type="float">
            <text:p>22,641232739</text:p>
          </table:table-cell>
          <table:table-cell table:formula="of:=([.L29]-26.4)/-2.5" office:value-type="float" office:value="1.5035069044" calcext:value-type="float">
            <text:p>1,5035069044</text:p>
          </table:table-cell>
          <table:table-cell/>
          <table:table-cell office:value-type="float" office:value="19.061599732" calcext:value-type="float">
            <text:p>19,061599732</text:p>
          </table:table-cell>
          <table:table-cell table:formula="of:=10^(([.O29]-26.4)/-2.5)" office:value-type="float" office:value="861.707964869851" calcext:value-type="float">
            <text:p>861,7079648699</text:p>
          </table:table-cell>
          <table:table-cell table:formula="of:=([.O29]-26.4)/-2.5" office:value-type="float" office:value="2.9353601072" calcext:value-type="float">
            <text:p>2,9353601072</text:p>
          </table:table-cell>
          <table:table-cell/>
          <table:table-cell office:value-type="float" office:value="19.2293577982" calcext:value-type="float">
            <text:p>19,2293577982</text:p>
          </table:table-cell>
          <table:table-cell table:formula="of:=POWER(10;([.S29]-26.4)/-2.5)" office:value-type="float" office:value="738.340822000092" calcext:value-type="float">
            <text:p>738,3408220001</text:p>
          </table:table-cell>
          <table:table-cell/>
          <table:table-cell table:formula="of:=([.S29]-26.4)/-2.5" office:value-type="float" office:value="2.86825688072" calcext:value-type="float">
            <text:p>2,8682568807</text:p>
          </table:table-cell>
        </table:table-row>
        <table:table-row table:style-name="ro1">
          <table:table-cell table:number-columns-repeated="7"/>
          <table:table-cell office:value-type="float" office:value="2.16388134142" calcext:value-type="float">
            <text:p>2,1638813414</text:p>
          </table:table-cell>
          <table:table-cell/>
          <table:table-cell table:formula="of:=POWER(10;[.H30])/60" office:value-type="float" office:value="2.43069289222179" calcext:value-type="float">
            <text:p>2,4306928922</text:p>
          </table:table-cell>
          <table:table-cell table:formula="of:=[.J30]*0.000290888*4808.39" office:value-type="float" office:value="3.39981731967248" calcext:value-type="float">
            <text:p>3,3998173197</text:p>
          </table:table-cell>
          <table:table-cell office:value-type="float" office:value="22.6365429709" calcext:value-type="float">
            <text:p>22,6365429709</text:p>
          </table:table-cell>
          <table:table-cell table:formula="of:=([.L30]-26.4)/-2.5" office:value-type="float" office:value="1.50538281164" calcext:value-type="float">
            <text:p>1,5053828116</text:p>
          </table:table-cell>
          <table:table-cell/>
          <table:table-cell office:value-type="float" office:value="19.3138050396" calcext:value-type="float">
            <text:p>19,3138050396</text:p>
          </table:table-cell>
          <table:table-cell table:formula="of:=10^(([.O30]-26.4)/-2.5)" office:value-type="float" office:value="683.090088980029" calcext:value-type="float">
            <text:p>683,09008898</text:p>
          </table:table-cell>
          <table:table-cell table:formula="of:=([.O30]-26.4)/-2.5" office:value-type="float" office:value="2.83447798416" calcext:value-type="float">
            <text:p>2,8344779842</text:p>
          </table:table-cell>
          <table:table-cell/>
          <table:table-cell office:value-type="float" office:value="19.4495412844" calcext:value-type="float">
            <text:p>19,4495412844</text:p>
          </table:table-cell>
          <table:table-cell table:formula="of:=POWER(10;([.S30]-26.4)/-2.5)" office:value-type="float" office:value="602.814216875374" calcext:value-type="float">
            <text:p>602,8142168754</text:p>
          </table:table-cell>
          <table:table-cell/>
          <table:table-cell table:formula="of:=([.S30]-26.4)/-2.5" office:value-type="float" office:value="2.78018348624" calcext:value-type="float">
            <text:p>2,7801834862</text:p>
          </table:table-cell>
        </table:table-row>
        <table:table-row table:style-name="ro1">
          <table:table-cell table:number-columns-repeated="7"/>
          <table:table-cell office:value-type="float" office:value="2.19434622399" calcext:value-type="float">
            <text:p>2,194346224</text:p>
          </table:table-cell>
          <table:table-cell/>
          <table:table-cell table:formula="of:=POWER(10;[.H31])/60" office:value-type="float" office:value="2.60732382789939" calcext:value-type="float">
            <text:p>2,6073238279</text:p>
          </table:table-cell>
          <table:table-cell table:formula="of:=[.J31]*0.000290888*4808.39" office:value-type="float" office:value="3.64687153052251" calcext:value-type="float">
            <text:p>3,6468715305</text:p>
          </table:table-cell>
          <table:table-cell office:value-type="float" office:value="23.3705289016" calcext:value-type="float">
            <text:p>23,3705289016</text:p>
          </table:table-cell>
          <table:table-cell table:formula="of:=([.L31]-26.4)/-2.5" office:value-type="float" office:value="1.21178843936" calcext:value-type="float">
            <text:p>1,2117884394</text:p>
          </table:table-cell>
          <table:table-cell/>
          <table:table-cell office:value-type="float" office:value="19.2370566122" calcext:value-type="float">
            <text:p>19,2370566122</text:p>
          </table:table-cell>
          <table:table-cell table:formula="of:=10^(([.O31]-26.4)/-2.5)" office:value-type="float" office:value="733.123861659865" calcext:value-type="float">
            <text:p>733,1238616599</text:p>
          </table:table-cell>
          <table:table-cell table:formula="of:=([.O31]-26.4)/-2.5" office:value-type="float" office:value="2.86517735512" calcext:value-type="float">
            <text:p>2,8651773551</text:p>
          </table:table-cell>
          <table:table-cell/>
          <table:table-cell office:value-type="float" office:value="19.5229357798" calcext:value-type="float">
            <text:p>19,5229357798</text:p>
          </table:table-cell>
          <table:table-cell table:formula="of:=POWER(10;([.S31]-26.4)/-2.5)" office:value-type="float" office:value="563.411475085128" calcext:value-type="float">
            <text:p>563,4114750851</text:p>
          </table:table-cell>
          <table:table-cell/>
          <table:table-cell table:formula="of:=([.S31]-26.4)/-2.5" office:value-type="float" office:value="2.75082568808" calcext:value-type="float">
            <text:p>2,7508256881</text:p>
          </table:table-cell>
        </table:table-row>
        <table:table-row table:style-name="ro1">
          <table:table-cell table:number-columns-repeated="7"/>
          <table:table-cell office:value-type="float" office:value="2.23059887594" calcext:value-type="float">
            <text:p>2,2305988759</text:p>
          </table:table-cell>
          <table:table-cell/>
          <table:table-cell table:formula="of:=POWER(10;[.H32])/60" office:value-type="float" office:value="2.83431180447403" calcext:value-type="float">
            <text:p>2,8343118045</text:p>
          </table:table-cell>
          <table:table-cell table:formula="of:=[.J32]*0.000290888*4808.39" office:value-type="float" office:value="3.96436028304464" calcext:value-type="float">
            <text:p>3,964360283</text:p>
          </table:table-cell>
          <table:table-cell office:value-type="float" office:value="23.4072281982" calcext:value-type="float">
            <text:p>23,4072281982</text:p>
          </table:table-cell>
          <table:table-cell table:formula="of:=([.L32]-26.4)/-2.5" office:value-type="float" office:value="1.19710872072" calcext:value-type="float">
            <text:p>1,1971087207</text:p>
          </table:table-cell>
          <table:table-cell/>
          <table:table-cell office:value-type="float" office:value="19.7468269624" calcext:value-type="float">
            <text:p>19,7468269624</text:p>
          </table:table-cell>
          <table:table-cell table:formula="of:=10^(([.O32]-26.4)/-2.5)" office:value-type="float" office:value="458.425972577101" calcext:value-type="float">
            <text:p>458,4259725771</text:p>
          </table:table-cell>
          <table:table-cell table:formula="of:=([.O32]-26.4)/-2.5" office:value-type="float" office:value="2.66126921504" calcext:value-type="float">
            <text:p>2,661269215</text:p>
          </table:table-cell>
          <table:table-cell/>
          <table:table-cell office:value-type="float" office:value="19.4495412844" calcext:value-type="float">
            <text:p>19,4495412844</text:p>
          </table:table-cell>
          <table:table-cell table:formula="of:=POWER(10;([.S32]-26.4)/-2.5)" office:value-type="float" office:value="602.814216875374" calcext:value-type="float">
            <text:p>602,8142168754</text:p>
          </table:table-cell>
          <table:table-cell/>
          <table:table-cell table:formula="of:=([.S32]-26.4)/-2.5" office:value-type="float" office:value="2.78018348624" calcext:value-type="float">
            <text:p>2,7801834862</text:p>
          </table:table-cell>
        </table:table-row>
        <table:table-row table:style-name="ro1">
          <table:table-cell table:number-columns-repeated="7"/>
          <table:table-cell office:value-type="float" office:value="2.27317899282" calcext:value-type="float">
            <text:p>2,2731789928</text:p>
          </table:table-cell>
          <table:table-cell/>
          <table:table-cell table:formula="of:=POWER(10;[.H33])/60" office:value-type="float" office:value="3.12627906532766" calcext:value-type="float">
            <text:p>3,1262790653</text:p>
          </table:table-cell>
          <table:table-cell table:formula="of:=[.J33]*0.000290888*4808.39" office:value-type="float" office:value="4.37273575219745" calcext:value-type="float">
            <text:p>4,3727357522</text:p>
          </table:table-cell>
          <table:table-cell office:value-type="float" office:value="23.8422600216" calcext:value-type="float">
            <text:p>23,8422600216</text:p>
          </table:table-cell>
          <table:table-cell table:formula="of:=([.L33]-26.4)/-2.5" office:value-type="float" office:value="1.02309599136" calcext:value-type="float">
            <text:p>1,0230959914</text:p>
          </table:table-cell>
          <table:table-cell/>
          <table:table-cell office:value-type="float" office:value="19.7788364909" calcext:value-type="float">
            <text:p>19,7788364909</text:p>
          </table:table-cell>
          <table:table-cell table:formula="of:=10^(([.O33]-26.4)/-2.5)" office:value-type="float" office:value="445.10800373113" calcext:value-type="float">
            <text:p>445,1080037311</text:p>
          </table:table-cell>
          <table:table-cell table:formula="of:=([.O33]-26.4)/-2.5" office:value-type="float" office:value="2.64846540364" calcext:value-type="float">
            <text:p>2,6484654036</text:p>
          </table:table-cell>
          <table:table-cell/>
          <table:table-cell office:value-type="float" office:value="19.8899082569" calcext:value-type="float">
            <text:p>19,8899082569</text:p>
          </table:table-cell>
          <table:table-cell table:formula="of:=POWER(10;([.S33]-26.4)/-2.5)" office:value-type="float" office:value="401.824763011346" calcext:value-type="float">
            <text:p>401,8247630113</text:p>
          </table:table-cell>
          <table:table-cell/>
          <table:table-cell table:formula="of:=([.S33]-26.4)/-2.5" office:value-type="float" office:value="2.60403669724" calcext:value-type="float">
            <text:p>2,6040366972</text:p>
          </table:table-cell>
        </table:table-row>
        <table:table-row table:style-name="ro1">
          <table:table-cell table:number-columns-repeated="7"/>
          <table:table-cell office:value-type="float" office:value="2.31570327912" calcext:value-type="float">
            <text:p>2,3157032791</text:p>
          </table:table-cell>
          <table:table-cell/>
          <table:table-cell table:formula="of:=POWER(10;[.H34])/60" office:value-type="float" office:value="3.44787909894994" calcext:value-type="float">
            <text:p>3,4478790989</text:p>
          </table:table-cell>
          <table:table-cell table:formula="of:=[.J34]*0.000290888*4808.39" office:value-type="float" office:value="4.82255866804795" calcext:value-type="float">
            <text:p>4,822558668</text:p>
          </table:table-cell>
          <table:table-cell office:value-type="float" office:value="24.498827558" calcext:value-type="float">
            <text:p>24,498827558</text:p>
          </table:table-cell>
          <table:table-cell table:formula="of:=([.L34]-26.4)/-2.5" office:value-type="float" office:value="0.7604689768" calcext:value-type="float">
            <text:p>0,7604689768</text:p>
          </table:table-cell>
          <table:table-cell/>
          <table:table-cell office:value-type="float" office:value="19.9209439089" calcext:value-type="float">
            <text:p>19,9209439089</text:p>
          </table:table-cell>
          <table:table-cell table:formula="of:=10^(([.O34]-26.4)/-2.5)" office:value-type="float" office:value="390.501257230797" calcext:value-type="float">
            <text:p>390,5012572308</text:p>
          </table:table-cell>
          <table:table-cell table:formula="of:=([.O34]-26.4)/-2.5" office:value-type="float" office:value="2.59162243644" calcext:value-type="float">
            <text:p>2,5916224364</text:p>
          </table:table-cell>
          <table:table-cell/>
          <table:table-cell office:value-type="float" office:value="20.1467889908" calcext:value-type="float">
            <text:p>20,1467889908</text:p>
          </table:table-cell>
          <table:table-cell table:formula="of:=POWER(10;([.S34]-26.4)/-2.5)" office:value-type="float" office:value="317.164377741442" calcext:value-type="float">
            <text:p>317,1643777414</text:p>
          </table:table-cell>
          <table:table-cell/>
          <table:table-cell table:formula="of:=([.S34]-26.4)/-2.5" office:value-type="float" office:value="2.50128440368" calcext:value-type="float">
            <text:p>2,5012844037</text:p>
          </table:table-cell>
        </table:table-row>
        <table:table-row table:style-name="ro1">
          <table:table-cell table:number-columns-repeated="7"/>
          <table:table-cell office:value-type="float" office:value="2.31561022816" calcext:value-type="float">
            <text:p>2,3156102282</text:p>
          </table:table-cell>
          <table:table-cell/>
          <table:table-cell table:formula="of:=POWER(10;[.H35])/60" office:value-type="float" office:value="3.44714044325444" calcext:value-type="float">
            <text:p>3,4471404433</text:p>
          </table:table-cell>
          <table:table-cell table:formula="of:=[.J35]*0.000290888*4808.39" office:value-type="float" office:value="4.82152550814738" calcext:value-type="float">
            <text:p>4,8215255081</text:p>
          </table:table-cell>
          <table:table-cell office:value-type="float" office:value="24.8264413593" calcext:value-type="float">
            <text:p>24,8264413593</text:p>
          </table:table-cell>
          <table:table-cell table:formula="of:=([.L35]-26.4)/-2.5" office:value-type="float" office:value="0.62942345628" calcext:value-type="float">
            <text:p>0,6294234563</text:p>
          </table:table-cell>
          <table:table-cell/>
          <table:table-cell office:value-type="float" office:value="20.1044403916" calcext:value-type="float">
            <text:p>20,1044403916</text:p>
          </table:table-cell>
          <table:table-cell table:formula="of:=10^(([.O35]-26.4)/-2.5)" office:value-type="float" office:value="329.779642871566" calcext:value-type="float">
            <text:p>329,7796428716</text:p>
          </table:table-cell>
          <table:table-cell table:formula="of:=([.O35]-26.4)/-2.5" office:value-type="float" office:value="2.51822384336" calcext:value-type="float">
            <text:p>2,5182238434</text:p>
          </table:table-cell>
          <table:table-cell/>
          <table:table-cell office:value-type="float" office:value="20.1100917431" calcext:value-type="float">
            <text:p>20,1100917431</text:p>
          </table:table-cell>
          <table:table-cell table:formula="of:=POWER(10;([.S35]-26.4)/-2.5)" office:value-type="float" office:value="328.067570718428" calcext:value-type="float">
            <text:p>328,0675707184</text:p>
          </table:table-cell>
          <table:table-cell/>
          <table:table-cell table:formula="of:=([.S35]-26.4)/-2.5" office:value-type="float" office:value="2.51596330276" calcext:value-type="float">
            <text:p>2,5159633028</text:p>
          </table:table-cell>
        </table:table-row>
        <table:table-row table:style-name="ro1">
          <table:table-cell table:number-columns-repeated="7"/>
          <table:table-cell office:value-type="float" office:value="2.39418245431" calcext:value-type="float">
            <text:p>2,3941824543</text:p>
          </table:table-cell>
          <table:table-cell/>
          <table:table-cell table:formula="of:=POWER(10;[.H36])/60" office:value-type="float" office:value="4.13077180393656" calcext:value-type="float">
            <text:p>4,1307718039</text:p>
          </table:table-cell>
          <table:table-cell table:formula="of:=[.J36]*0.000290888*4808.39" office:value-type="float" office:value="5.77772270926474" calcext:value-type="float">
            <text:p>5,7777227093</text:p>
          </table:table-cell>
          <table:table-cell office:value-type="float" office:value="25.4096103026" calcext:value-type="float">
            <text:p>25,4096103026</text:p>
          </table:table-cell>
          <table:table-cell table:formula="of:=([.L36]-26.4)/-2.5" office:value-type="float" office:value="0.396155878959999" calcext:value-type="float">
            <text:p>0,396155879</text:p>
          </table:table-cell>
          <table:table-cell/>
          <table:table-cell office:value-type="float" office:value="21.1600104217" calcext:value-type="float">
            <text:p>21,1600104217</text:p>
          </table:table-cell>
          <table:table-cell table:formula="of:=10^(([.O36]-26.4)/-2.5)" office:value-type="float" office:value="124.737154098984" calcext:value-type="float">
            <text:p>124,737154099</text:p>
          </table:table-cell>
          <table:table-cell table:formula="of:=([.O36]-26.4)/-2.5" office:value-type="float" office:value="2.09599583132" calcext:value-type="float">
            <text:p>2,0959958313</text:p>
          </table:table-cell>
          <table:table-cell/>
          <table:table-cell office:value-type="float" office:value="20.4403669725" calcext:value-type="float">
            <text:p>20,4403669725</text:p>
          </table:table-cell>
          <table:table-cell table:formula="of:=POWER(10;([.S36]-26.4)/-2.5)" office:value-type="float" office:value="242.021089132307" calcext:value-type="float">
            <text:p>242,0210891323</text:p>
          </table:table-cell>
          <table:table-cell/>
          <table:table-cell table:formula="of:=([.S36]-26.4)/-2.5" office:value-type="float" office:value="2.383853211" calcext:value-type="float">
            <text:p>2,383853211</text:p>
          </table:table-cell>
        </table:table-row>
        <table:table-row table:style-name="ro1">
          <table:table-cell table:number-columns-repeated="7"/>
          <table:table-cell office:value-type="float" office:value="2.43065842856" calcext:value-type="float">
            <text:p>2,4306584286</text:p>
          </table:table-cell>
          <table:table-cell/>
          <table:table-cell table:formula="of:=POWER(10;[.H37])/60" office:value-type="float" office:value="4.49269750301938" calcext:value-type="float">
            <text:p>4,492697503</text:p>
          </table:table-cell>
          <table:table-cell table:formula="of:=[.J37]*0.000290888*4808.39" office:value-type="float" office:value="6.28394925236851" calcext:value-type="float">
            <text:p>6,2839492524</text:p>
          </table:table-cell>
          <table:table-cell office:value-type="float" office:value="26.4304909368" calcext:value-type="float">
            <text:p>26,4304909368</text:p>
          </table:table-cell>
          <table:table-cell table:formula="of:=([.L37]-26.4)/-2.5" office:value-type="float" office:value="-0.0121963747199999" calcext:value-type="float">
            <text:p>-0,0121963747</text:p>
          </table:table-cell>
          <table:table-cell/>
          <table:table-cell office:value-type="float" office:value="21.2293892135" calcext:value-type="float">
            <text:p>21,2293892135</text:p>
          </table:table-cell>
          <table:table-cell table:formula="of:=10^(([.O37]-26.4)/-2.5)" office:value-type="float" office:value="117.015748402163" calcext:value-type="float">
            <text:p>117,0157484022</text:p>
          </table:table-cell>
          <table:table-cell table:formula="of:=([.O37]-26.4)/-2.5" office:value-type="float" office:value="2.0682443146" calcext:value-type="float">
            <text:p>2,0682443146</text:p>
          </table:table-cell>
          <table:table-cell/>
          <table:table-cell office:value-type="float" office:value="20.5504587156" calcext:value-type="float">
            <text:p>20,5504587156</text:p>
          </table:table-cell>
          <table:table-cell table:formula="of:=POWER(10;([.S37]-26.4)/-2.5)" office:value-type="float" office:value="218.683750590597" calcext:value-type="float">
            <text:p>218,6837505906</text:p>
          </table:table-cell>
          <table:table-cell/>
          <table:table-cell table:formula="of:=([.S37]-26.4)/-2.5" office:value-type="float" office:value="2.33981651376" calcext:value-type="float">
            <text:p>2,3398165138</text:p>
          </table:table-cell>
        </table:table-row>
        <table:table-row table:style-name="ro1">
          <table:table-cell table:number-columns-repeated="7"/>
          <table:table-cell office:value-type="float" office:value="2.45492611754" calcext:value-type="float">
            <text:p>2,4549261175</text:p>
          </table:table-cell>
          <table:table-cell/>
          <table:table-cell table:formula="of:=POWER(10;[.H38])/60" office:value-type="float" office:value="4.75088881945586" calcext:value-type="float">
            <text:p>4,7508888195</text:p>
          </table:table-cell>
          <table:table-cell table:formula="of:=[.J38]*0.000290888*4808.39" office:value-type="float" office:value="6.64508220841521" calcext:value-type="float">
            <text:p>6,6450822084</text:p>
          </table:table-cell>
          <table:table-cell office:value-type="float" office:value="27.3813228124" calcext:value-type="float">
            <text:p>27,3813228124</text:p>
          </table:table-cell>
          <table:table-cell table:formula="of:=([.L38]-26.4)/-2.5" office:value-type="float" office:value="-0.392529124960001" calcext:value-type="float">
            <text:p>-0,392529125</text:p>
          </table:table-cell>
          <table:table-cell/>
          <table:table-cell office:value-type="float" office:value="21.3735065322" calcext:value-type="float">
            <text:p>21,3735065322</text:p>
          </table:table-cell>
          <table:table-cell table:formula="of:=10^(([.O38]-26.4)/-2.5)" office:value-type="float" office:value="102.470153580477" calcext:value-type="float">
            <text:p>102,4701535805</text:p>
          </table:table-cell>
          <table:table-cell table:formula="of:=([.O38]-26.4)/-2.5" office:value-type="float" office:value="2.01059738712" calcext:value-type="float">
            <text:p>2,0105973871</text:p>
          </table:table-cell>
          <table:table-cell/>
          <table:table-cell office:value-type="float" office:value="21.0275229358" calcext:value-type="float">
            <text:p>21,0275229358</text:p>
          </table:table-cell>
          <table:table-cell table:formula="of:=POWER(10;([.S38]-26.4)/-2.5)" office:value-type="float" office:value="140.925902800022" calcext:value-type="float">
            <text:p>140,9259028</text:p>
          </table:table-cell>
          <table:table-cell/>
          <table:table-cell table:formula="of:=([.S38]-26.4)/-2.5" office:value-type="float" office:value="2.14899082568" calcext:value-type="float">
            <text:p>2,1489908257</text:p>
          </table:table-cell>
        </table:table-row>
        <table:table-row table:style-name="ro1">
          <table:table-cell table:number-columns-repeated="7"/>
          <table:table-cell office:value-type="float" office:value="2.48526072878" calcext:value-type="float">
            <text:p>2,4852607288</text:p>
          </table:table-cell>
          <table:table-cell/>
          <table:table-cell table:formula="of:=POWER(10;[.H39])/60" office:value-type="float" office:value="5.0945928106024" calcext:value-type="float">
            <text:p>5,0945928106</text:p>
          </table:table-cell>
          <table:table-cell table:formula="of:=[.J39]*0.000290888*4808.39" office:value-type="float" office:value="7.12582199486864" calcext:value-type="float">
            <text:p>7,1258219949</text:p>
          </table:table-cell>
          <table:table-cell table:number-columns-repeated="3"/>
          <table:table-cell office:value-type="float" office:value="21.5536531805" calcext:value-type="float">
            <text:p>21,5536531805</text:p>
          </table:table-cell>
          <table:table-cell table:formula="of:=10^(([.O39]-26.4)/-2.5)" office:value-type="float" office:value="86.8037980307723" calcext:value-type="float">
            <text:p>86,8037980308</text:p>
          </table:table-cell>
          <table:table-cell table:formula="of:=([.O39]-26.4)/-2.5" office:value-type="float" office:value="1.9385387278" calcext:value-type="float">
            <text:p>1,9385387278</text:p>
          </table:table-cell>
          <table:table-cell/>
          <table:table-cell office:value-type="float" office:value="21.1009174312" calcext:value-type="float">
            <text:p>21,1009174312</text:p>
          </table:table-cell>
          <table:table-cell table:formula="of:=POWER(10;([.S39]-26.4)/-2.5)" office:value-type="float" office:value="131.714330139429" calcext:value-type="float">
            <text:p>131,7143301394</text:p>
          </table:table-cell>
          <table:table-cell/>
          <table:table-cell table:formula="of:=([.S39]-26.4)/-2.5" office:value-type="float" office:value="2.11963302752" calcext:value-type="float">
            <text:p>2,1196330275</text:p>
          </table:table-cell>
        </table:table-row>
        <table:table-row table:style-name="ro1">
          <table:table-cell table:number-columns-repeated="7"/>
          <table:table-cell office:value-type="float" office:value="2.50338705475" calcext:value-type="float">
            <text:p>2,5033870548</text:p>
          </table:table-cell>
          <table:table-cell/>
          <table:table-cell table:formula="of:=POWER(10;[.H40])/60" office:value-type="float" office:value="5.31172771314372" calcext:value-type="float">
            <text:p>5,3117277131</text:p>
          </table:table-cell>
          <table:table-cell table:formula="of:=[.J40]*0.000290888*4808.39" office:value-type="float" office:value="7.42952922367063" calcext:value-type="float">
            <text:p>7,4295292237</text:p>
          </table:table-cell>
          <table:table-cell table:number-columns-repeated="3"/>
          <table:table-cell office:value-type="float" office:value="21.8085383556" calcext:value-type="float">
            <text:p>21,8085383556</text:p>
          </table:table-cell>
          <table:table-cell table:formula="of:=10^(([.O40]-26.4)/-2.5)" office:value-type="float" office:value="68.641166876193" calcext:value-type="float">
            <text:p>68,6411668762</text:p>
          </table:table-cell>
          <table:table-cell table:formula="of:=([.O40]-26.4)/-2.5" office:value-type="float" office:value="1.83658465776" calcext:value-type="float">
            <text:p>1,8365846578</text:p>
          </table:table-cell>
          <table:table-cell/>
          <table:table-cell office:value-type="float" office:value="21.5412844037" calcext:value-type="float">
            <text:p>21,5412844037</text:p>
          </table:table-cell>
          <table:table-cell table:formula="of:=POWER(10;([.S40]-26.4)/-2.5)" office:value-type="float" office:value="87.7983266018693" calcext:value-type="float">
            <text:p>87,7983266019</text:p>
          </table:table-cell>
          <table:table-cell/>
          <table:table-cell table:formula="of:=([.S40]-26.4)/-2.5" office:value-type="float" office:value="1.94348623852" calcext:value-type="float">
            <text:p>1,9434862385</text:p>
          </table:table-cell>
        </table:table-row>
        <table:table-row table:style-name="ro1">
          <table:table-cell table:number-columns-repeated="7"/>
          <table:table-cell office:value-type="float" office:value="2.55800796516" calcext:value-type="float">
            <text:p>2,5580079652</text:p>
          </table:table-cell>
          <table:table-cell/>
          <table:table-cell table:formula="of:=POWER(10;[.H41])/60" office:value-type="float" office:value="6.02360818538416" calcext:value-type="float">
            <text:p>6,0236081854</text:p>
          </table:table-cell>
          <table:table-cell table:formula="of:=[.J41]*0.000290888*4808.39" office:value-type="float" office:value="8.42523854046853" calcext:value-type="float">
            <text:p>8,4252385405</text:p>
          </table:table-cell>
          <table:table-cell table:number-columns-repeated="3"/>
          <table:table-cell office:value-type="float" office:value="22.096103026" calcext:value-type="float">
            <text:p>22,096103026</text:p>
          </table:table-cell>
          <table:table-cell table:formula="of:=10^(([.O41]-26.4)/-2.5)" office:value-type="float" office:value="52.6694507680322" calcext:value-type="float">
            <text:p>52,669450768</text:p>
          </table:table-cell>
          <table:table-cell table:formula="of:=([.O41]-26.4)/-2.5" office:value-type="float" office:value="1.7215587896" calcext:value-type="float">
            <text:p>1,7215587896</text:p>
          </table:table-cell>
          <table:table-cell/>
          <table:table-cell office:value-type="float" office:value="21.7614678899" calcext:value-type="float">
            <text:p>21,7614678899</text:p>
          </table:table-cell>
          <table:table-cell table:formula="of:=POWER(10;([.S41]-26.4)/-2.5)" office:value-type="float" office:value="71.6824505925361" calcext:value-type="float">
            <text:p>71,6824505925</text:p>
          </table:table-cell>
          <table:table-cell/>
          <table:table-cell table:formula="of:=([.S41]-26.4)/-2.5" office:value-type="float" office:value="1.85541284404" calcext:value-type="float">
            <text:p>1,855412844</text:p>
          </table:table-cell>
        </table:table-row>
        <table:table-row table:style-name="ro1">
          <table:table-cell table:number-columns-repeated="7"/>
          <table:table-cell office:value-type="float" office:value="2.56375851416" calcext:value-type="float">
            <text:p>2,5637585142</text:p>
          </table:table-cell>
          <table:table-cell/>
          <table:table-cell table:formula="of:=POWER(10;[.H42])/60" office:value-type="float" office:value="6.10389794525175" calcext:value-type="float">
            <text:p>6,1038979453</text:p>
          </table:table-cell>
          <table:table-cell table:formula="of:=[.J42]*0.000290888*4808.39" office:value-type="float" office:value="8.53754006447581" calcext:value-type="float">
            <text:p>8,5375400645</text:p>
          </table:table-cell>
          <table:table-cell table:number-columns-repeated="3"/>
          <table:table-cell office:value-type="float" office:value="22.7560203968" calcext:value-type="float">
            <text:p>22,7560203968</text:p>
          </table:table-cell>
          <table:table-cell table:formula="of:=10^(([.O42]-26.4)/-2.5)" office:value-type="float" office:value="28.6808383191774" calcext:value-type="float">
            <text:p>28,6808383192</text:p>
          </table:table-cell>
          <table:table-cell table:formula="of:=([.O42]-26.4)/-2.5" office:value-type="float" office:value="1.45759184128" calcext:value-type="float">
            <text:p>1,4575918413</text:p>
          </table:table-cell>
          <table:table-cell/>
          <table:table-cell office:value-type="float" office:value="21.6146788991" calcext:value-type="float">
            <text:p>21,6146788991</text:p>
          </table:table-cell>
          <table:table-cell table:formula="of:=POWER(10;([.S42]-26.4)/-2.5)" office:value-type="float" office:value="82.05941949606" calcext:value-type="float">
            <text:p>82,0594194961</text:p>
          </table:table-cell>
          <table:table-cell/>
          <table:table-cell table:formula="of:=([.S42]-26.4)/-2.5" office:value-type="float" office:value="1.91412844036" calcext:value-type="float">
            <text:p>1,9141284404</text:p>
          </table:table-cell>
        </table:table-row>
        <table:table-row table:style-name="ro1">
          <table:table-cell table:number-columns-repeated="7"/>
          <table:table-cell office:value-type="float" office:value="2.6064130718" calcext:value-type="float">
            <text:p>2,6064130718</text:p>
          </table:table-cell>
          <table:table-cell/>
          <table:table-cell table:formula="of:=POWER(10;[.H43])/60" office:value-type="float" office:value="6.73382493410404" calcext:value-type="float">
            <text:p>6,7338249341</text:p>
          </table:table-cell>
          <table:table-cell table:formula="of:=[.J43]*0.000290888*4808.39" office:value-type="float" office:value="9.4186208022697" calcext:value-type="float">
            <text:p>9,4186208023</text:p>
          </table:table-cell>
          <table:table-cell table:number-columns-repeated="3"/>
          <table:table-cell office:value-type="float" office:value="22.641232739" calcext:value-type="float">
            <text:p>22,641232739</text:p>
          </table:table-cell>
          <table:table-cell table:formula="of:=10^(([.O43]-26.4)/-2.5)" office:value-type="float" office:value="31.8791625668531" calcext:value-type="float">
            <text:p>31,8791625669</text:p>
          </table:table-cell>
          <table:table-cell table:formula="of:=([.O43]-26.4)/-2.5" office:value-type="float" office:value="1.5035069044" calcext:value-type="float">
            <text:p>1,5035069044</text:p>
          </table:table-cell>
          <table:table-cell/>
          <table:table-cell office:value-type="float" office:value="21.6880733945" calcext:value-type="float">
            <text:p>21,6880733945</text:p>
          </table:table-cell>
          <table:table-cell table:formula="of:=POWER(10;([.S43]-26.4)/-2.5)" office:value-type="float" office:value="76.6956340587814" calcext:value-type="float">
            <text:p>76,6956340588</text:p>
          </table:table-cell>
          <table:table-cell/>
          <table:table-cell table:formula="of:=([.S43]-26.4)/-2.5" office:value-type="float" office:value="1.8847706422" calcext:value-type="float">
            <text:p>1,8847706422</text:p>
          </table:table-cell>
        </table:table-row>
        <table:table-row table:style-name="ro1">
          <table:table-cell table:number-columns-repeated="7"/>
          <table:table-cell office:value-type="float" office:value="2.64901179886" calcext:value-type="float">
            <text:p>2,6490117989</text:p>
          </table:table-cell>
          <table:table-cell/>
          <table:table-cell table:formula="of:=POWER(10;[.H44])/60" office:value-type="float" office:value="7.4278059349512" calcext:value-type="float">
            <text:p>7,427805935</text:p>
          </table:table-cell>
          <table:table-cell table:formula="of:=[.J44]*0.000290888*4808.39" office:value-type="float" office:value="10.3892940756207" calcext:value-type="float">
            <text:p>10,3892940756</text:p>
          </table:table-cell>
          <table:table-cell table:number-columns-repeated="3"/>
          <table:table-cell office:value-type="float" office:value="22.6365429709" calcext:value-type="float">
            <text:p>22,6365429709</text:p>
          </table:table-cell>
          <table:table-cell table:formula="of:=10^(([.O44]-26.4)/-2.5)" office:value-type="float" office:value="32.0171603926152" calcext:value-type="float">
            <text:p>32,0171603926</text:p>
          </table:table-cell>
          <table:table-cell table:formula="of:=([.O44]-26.4)/-2.5" office:value-type="float" office:value="1.50538281164" calcext:value-type="float">
            <text:p>1,5053828116</text:p>
          </table:table-cell>
          <table:table-cell/>
          <table:table-cell office:value-type="float" office:value="21.871559633" calcext:value-type="float">
            <text:p>21,871559633</text:p>
          </table:table-cell>
          <table:table-cell table:formula="of:=POWER(10;([.S44]-26.4)/-2.5)" office:value-type="float" office:value="64.7703355244858" calcext:value-type="float">
            <text:p>64,7703355245</text:p>
          </table:table-cell>
          <table:table-cell/>
          <table:table-cell table:formula="of:=([.S44]-26.4)/-2.5" office:value-type="float" office:value="1.8113761468" calcext:value-type="float">
            <text:p>1,8113761468</text:p>
          </table:table-cell>
        </table:table-row>
        <table:table-row table:style-name="ro1">
          <table:table-cell table:number-columns-repeated="7"/>
          <table:table-cell office:value-type="float" office:value="2.64863959504" calcext:value-type="float">
            <text:p>2,648639595</text:p>
          </table:table-cell>
          <table:table-cell/>
          <table:table-cell table:formula="of:=POWER(10;[.H45])/60" office:value-type="float" office:value="7.42144280233478" calcext:value-type="float">
            <text:p>7,4214428023</text:p>
          </table:table-cell>
          <table:table-cell table:formula="of:=[.J45]*0.000290888*4808.39" office:value-type="float" office:value="10.3803939432568" calcext:value-type="float">
            <text:p>10,3803939433</text:p>
          </table:table-cell>
          <table:table-cell table:number-columns-repeated="3"/>
          <table:table-cell office:value-type="float" office:value="23.3705289016" calcext:value-type="float">
            <text:p>23,3705289016</text:p>
          </table:table-cell>
          <table:table-cell table:formula="of:=10^(([.O45]-26.4)/-2.5)" office:value-type="float" office:value="16.2850253656116" calcext:value-type="float">
            <text:p>16,2850253656</text:p>
          </table:table-cell>
          <table:table-cell table:formula="of:=([.O45]-26.4)/-2.5" office:value-type="float" office:value="1.21178843936" calcext:value-type="float">
            <text:p>1,2117884394</text:p>
          </table:table-cell>
          <table:table-cell/>
          <table:table-cell office:value-type="float" office:value="22.1651376147" calcext:value-type="float">
            <text:p>22,1651376147</text:p>
          </table:table-cell>
          <table:table-cell table:formula="of:=POWER(10;([.S45]-26.4)/-2.5)" office:value-type="float" office:value="49.4248038153898" calcext:value-type="float">
            <text:p>49,4248038154</text:p>
          </table:table-cell>
          <table:table-cell/>
          <table:table-cell table:formula="of:=([.S45]-26.4)/-2.5" office:value-type="float" office:value="1.69394495412" calcext:value-type="float">
            <text:p>1,6939449541</text:p>
          </table:table-cell>
        </table:table-row>
        <table:table-row table:style-name="ro1">
          <table:table-cell table:number-columns-repeated="7"/>
          <table:table-cell office:value-type="float" office:value="2.64862098485" calcext:value-type="float">
            <text:p>2,6486209849</text:p>
          </table:table-cell>
          <table:table-cell/>
          <table:table-cell table:formula="of:=POWER(10;[.H46])/60" office:value-type="float" office:value="7.42112478885036" calcext:value-type="float">
            <text:p>7,4211247889</text:p>
          </table:table-cell>
          <table:table-cell table:formula="of:=[.J46]*0.000290888*4808.39" office:value-type="float" office:value="10.3799491368579" calcext:value-type="float">
            <text:p>10,3799491369</text:p>
          </table:table-cell>
          <table:table-cell table:number-columns-repeated="3"/>
          <table:table-cell office:value-type="float" office:value="23.4072281982" calcext:value-type="float">
            <text:p>23,4072281982</text:p>
          </table:table-cell>
          <table:table-cell table:formula="of:=10^(([.O46]-26.4)/-2.5)" office:value-type="float" office:value="15.7437694262922" calcext:value-type="float">
            <text:p>15,7437694263</text:p>
          </table:table-cell>
          <table:table-cell table:formula="of:=([.O46]-26.4)/-2.5" office:value-type="float" office:value="1.19710872072" calcext:value-type="float">
            <text:p>1,1971087207</text:p>
          </table:table-cell>
          <table:table-cell/>
          <table:table-cell office:value-type="float" office:value="22.3486238532" calcext:value-type="float">
            <text:p>22,3486238532</text:p>
          </table:table-cell>
          <table:table-cell table:formula="of:=POWER(10;([.S46]-26.4)/-2.5)" office:value-type="float" office:value="41.7398091252646" calcext:value-type="float">
            <text:p>41,7398091253</text:p>
          </table:table-cell>
          <table:table-cell/>
          <table:table-cell table:formula="of:=([.S46]-26.4)/-2.5" office:value-type="float" office:value="1.62055045872" calcext:value-type="float">
            <text:p>1,6205504587</text:p>
          </table:table-cell>
        </table:table-row>
        <table:table-row table:style-name="ro1">
          <table:table-cell table:number-columns-repeated="7"/>
          <table:table-cell office:value-type="float" office:value="2.69708192206" calcext:value-type="float">
            <text:p>2,6970819221</text:p>
          </table:table-cell>
          <table:table-cell/>
          <table:table-cell table:formula="of:=POWER(10;[.H47])/60" office:value-type="float" office:value="8.29718305387518" calcext:value-type="float">
            <text:p>8,2971830539</text:p>
          </table:table-cell>
          <table:table-cell table:formula="of:=[.J47]*0.000290888*4808.39" office:value-type="float" office:value="11.6052944168003" calcext:value-type="float">
            <text:p>11,6052944168</text:p>
          </table:table-cell>
          <table:table-cell table:number-columns-repeated="3"/>
          <table:table-cell office:value-type="float" office:value="23.8422600216" calcext:value-type="float">
            <text:p>23,8422600216</text:p>
          </table:table-cell>
          <table:table-cell table:formula="of:=10^(([.O47]-26.4)/-2.5)" office:value-type="float" office:value="10.5461997146486" calcext:value-type="float">
            <text:p>10,5461997146</text:p>
          </table:table-cell>
          <table:table-cell table:formula="of:=([.O47]-26.4)/-2.5" office:value-type="float" office:value="1.02309599136" calcext:value-type="float">
            <text:p>1,0230959914</text:p>
          </table:table-cell>
          <table:table-cell/>
          <table:table-cell office:value-type="float" office:value="23.1559633028" calcext:value-type="float">
            <text:p>23,1559633028</text:p>
          </table:table-cell>
          <table:table-cell table:formula="of:=POWER(10;([.S47]-26.4)/-2.5)" office:value-type="float" office:value="19.8433356657616" calcext:value-type="float">
            <text:p>19,8433356658</text:p>
          </table:table-cell>
          <table:table-cell/>
          <table:table-cell table:formula="of:=([.S47]-26.4)/-2.5" office:value-type="float" office:value="1.29761467888" calcext:value-type="float">
            <text:p>1,2976146789</text:p>
          </table:table-cell>
        </table:table-row>
        <table:table-row table:style-name="ro1">
          <table:table-cell table:number-columns-repeated="7"/>
          <table:table-cell office:value-type="float" office:value="2.73326013325" calcext:value-type="float">
            <text:p>2,7332601333</text:p>
          </table:table-cell>
          <table:table-cell/>
          <table:table-cell table:formula="of:=POWER(10;[.H48])/60" office:value-type="float" office:value="9.01797200704758" calcext:value-type="float">
            <text:p>9,017972007</text:p>
          </table:table-cell>
          <table:table-cell table:formula="of:=[.J48]*0.000290888*4808.39" office:value-type="float" office:value="12.6134640521606" calcext:value-type="float">
            <text:p>12,6134640522</text:p>
          </table:table-cell>
          <table:table-cell table:number-columns-repeated="3"/>
          <table:table-cell office:value-type="float" office:value="24.498827558" calcext:value-type="float">
            <text:p>24,498827558</text:p>
          </table:table-cell>
          <table:table-cell table:formula="of:=10^(([.O48]-26.4)/-2.5)" office:value-type="float" office:value="5.76061666955655" calcext:value-type="float">
            <text:p>5,7606166696</text:p>
          </table:table-cell>
          <table:table-cell table:formula="of:=([.O48]-26.4)/-2.5" office:value-type="float" office:value="0.7604689768" calcext:value-type="float">
            <text:p>0,7604689768</text:p>
          </table:table-cell>
          <table:table-cell/>
          <table:table-cell office:value-type="float" office:value="22.9724770642" calcext:value-type="float">
            <text:p>22,9724770642</text:p>
          </table:table-cell>
          <table:table-cell table:formula="of:=POWER(10;([.S48]-26.4)/-2.5)" office:value-type="float" office:value="23.4968245654935" calcext:value-type="float">
            <text:p>23,4968245655</text:p>
          </table:table-cell>
          <table:table-cell/>
          <table:table-cell table:formula="of:=([.S48]-26.4)/-2.5" office:value-type="float" office:value="1.37100917432" calcext:value-type="float">
            <text:p>1,3710091743</text:p>
          </table:table-cell>
        </table:table-row>
        <table:table-row table:style-name="ro1">
          <table:table-cell table:number-columns-repeated="7"/>
          <table:table-cell office:value-type="float" office:value="2.75743477128" calcext:value-type="float">
            <text:p>2,7574347713</text:p>
          </table:table-cell>
          <table:table-cell/>
          <table:table-cell table:formula="of:=POWER(10;[.H49])/60" office:value-type="float" office:value="9.53418381965684" calcext:value-type="float">
            <text:p>9,5341838197</text:p>
          </table:table-cell>
          <table:table-cell table:formula="of:=[.J49]*0.000290888*4808.39" office:value-type="float" office:value="13.3354910374472" calcext:value-type="float">
            <text:p>13,3354910374</text:p>
          </table:table-cell>
          <table:table-cell table:number-columns-repeated="3"/>
          <table:table-cell office:value-type="float" office:value="24.8264413593" calcext:value-type="float">
            <text:p>24,8264413593</text:p>
          </table:table-cell>
          <table:table-cell table:formula="of:=10^(([.O49]-26.4)/-2.5)" office:value-type="float" office:value="4.26013592739364" calcext:value-type="float">
            <text:p>4,2601359274</text:p>
          </table:table-cell>
          <table:table-cell table:formula="of:=([.O49]-26.4)/-2.5" office:value-type="float" office:value="0.62942345628" calcext:value-type="float">
            <text:p>0,6294234563</text:p>
          </table:table-cell>
          <table:table-cell/>
          <table:table-cell office:value-type="float" office:value="22.9357798165" calcext:value-type="float">
            <text:p>22,9357798165</text:p>
          </table:table-cell>
          <table:table-cell table:formula="of:=POWER(10;([.S49]-26.4)/-2.5)" office:value-type="float" office:value="24.3045773604583" calcext:value-type="float">
            <text:p>24,3045773605</text:p>
          </table:table-cell>
          <table:table-cell/>
          <table:table-cell table:formula="of:=([.S49]-26.4)/-2.5" office:value-type="float" office:value="1.3856880734" calcext:value-type="float">
            <text:p>1,3856880734</text:p>
          </table:table-cell>
        </table:table-row>
        <table:table-row table:style-name="ro1">
          <table:table-cell table:number-columns-repeated="7"/>
          <table:table-cell office:value-type="float" office:value="2.79365020285" calcext:value-type="float">
            <text:p>2,7936502029</text:p>
          </table:table-cell>
          <table:table-cell/>
          <table:table-cell table:formula="of:=POWER(10;[.H50])/60" office:value-type="float" office:value="10.3633210475835" calcext:value-type="float">
            <text:p>10,3633210476</text:p>
          </table:table-cell>
          <table:table-cell table:formula="of:=[.J50]*0.000290888*4808.39" office:value-type="float" office:value="14.4952077243685" calcext:value-type="float">
            <text:p>14,4952077244</text:p>
          </table:table-cell>
          <table:table-cell table:number-columns-repeated="3"/>
          <table:table-cell office:value-type="float" office:value="25.4096103026" calcext:value-type="float">
            <text:p>25,4096103026</text:p>
          </table:table-cell>
          <table:table-cell table:formula="of:=10^(([.O50]-26.4)/-2.5)" office:value-type="float" office:value="2.48975079065917" calcext:value-type="float">
            <text:p>2,4897507907</text:p>
          </table:table-cell>
          <table:table-cell table:formula="of:=([.O50]-26.4)/-2.5" office:value-type="float" office:value="0.396155878959999" calcext:value-type="float">
            <text:p>0,396155879</text:p>
          </table:table-cell>
          <table:table-cell/>
          <table:table-cell office:value-type="float" office:value="23.6697247706" calcext:value-type="float">
            <text:p>23,6697247706</text:p>
          </table:table-cell>
          <table:table-cell table:formula="of:=POWER(10;([.S50]-26.4)/-2.5)" office:value-type="float" office:value="12.3626078045125" calcext:value-type="float">
            <text:p>12,3626078045</text:p>
          </table:table-cell>
          <table:table-cell/>
          <table:table-cell table:formula="of:=([.S50]-26.4)/-2.5" office:value-type="float" office:value="1.09211009176" calcext:value-type="float">
            <text:p>1,0921100918</text:p>
          </table:table-cell>
        </table:table-row>
        <table:table-row table:style-name="ro1">
          <table:table-cell table:number-columns-repeated="7"/>
          <table:table-cell office:value-type="float" office:value="2.85398444188" calcext:value-type="float">
            <text:p>2,8539844419</text:p>
          </table:table-cell>
          <table:table-cell/>
          <table:table-cell table:formula="of:=POWER(10;[.H51])/60" office:value-type="float" office:value="11.9078455082081" calcext:value-type="float">
            <text:p>11,9078455082</text:p>
          </table:table-cell>
          <table:table-cell table:formula="of:=[.J51]*0.000290888*4808.39" office:value-type="float" office:value="16.6555386442854" calcext:value-type="float">
            <text:p>16,6555386443</text:p>
          </table:table-cell>
          <table:table-cell table:number-columns-repeated="3"/>
          <table:table-cell office:value-type="float" office:value="26.4304909368" calcext:value-type="float">
            <text:p>26,4304909368</text:p>
          </table:table-cell>
          <table:table-cell table:formula="of:=10^(([.O51]-26.4)/-2.5)" office:value-type="float" office:value="0.972307476575959" calcext:value-type="float">
            <text:p>0,9723074766</text:p>
          </table:table-cell>
          <table:table-cell table:formula="of:=([.O51]-26.4)/-2.5" office:value-type="float" office:value="-0.0121963747199999" calcext:value-type="float">
            <text:p>-0,0121963747</text:p>
          </table:table-cell>
          <table:table-cell/>
          <table:table-cell office:value-type="float" office:value="23.8532110092" calcext:value-type="float">
            <text:p>23,8532110092</text:p>
          </table:table-cell>
          <table:table-cell table:formula="of:=POWER(10;([.S51]-26.4)/-2.5)" office:value-type="float" office:value="10.4403629386316" calcext:value-type="float">
            <text:p>10,4403629386</text:p>
          </table:table-cell>
          <table:table-cell/>
          <table:table-cell table:formula="of:=([.S51]-26.4)/-2.5" office:value-type="float" office:value="1.01871559632" calcext:value-type="float">
            <text:p>1,0187155963</text:p>
          </table:table-cell>
        </table:table-row>
        <table:table-row table:style-name="ro1">
          <table:table-cell table:number-columns-repeated="7"/>
          <table:table-cell office:value-type="float" office:value="2.8839282391" calcext:value-type="float">
            <text:p>2,8839282391</text:p>
          </table:table-cell>
          <table:table-cell/>
          <table:table-cell table:formula="of:=POWER(10;[.H52])/60" office:value-type="float" office:value="12.7578352260638" calcext:value-type="float">
            <text:p>12,7578352261</text:p>
          </table:table-cell>
          <table:table-cell table:formula="of:=[.J52]*0.000290888*4808.39" office:value-type="float" office:value="17.8444217703919" calcext:value-type="float">
            <text:p>17,8444217704</text:p>
          </table:table-cell>
          <table:table-cell table:number-columns-repeated="3"/>
          <table:table-cell office:value-type="float" office:value="27.3813228124" calcext:value-type="float">
            <text:p>27,3813228124</text:p>
          </table:table-cell>
          <table:table-cell table:formula="of:=10^(([.O52]-26.4)/-2.5)" office:value-type="float" office:value="0.405014782841351" calcext:value-type="float">
            <text:p>0,4050147828</text:p>
          </table:table-cell>
          <table:table-cell table:formula="of:=([.O52]-26.4)/-2.5" office:value-type="float" office:value="-0.392529124960001" calcext:value-type="float">
            <text:p>-0,392529125</text:p>
          </table:table-cell>
          <table:table-cell/>
          <table:table-cell office:value-type="float" office:value="24.1467889908" calcext:value-type="float">
            <text:p>24,1467889908</text:p>
          </table:table-cell>
          <table:table-cell table:formula="of:=POWER(10;([.S52]-26.4)/-2.5)" office:value-type="float" office:value="7.96680897006909" calcext:value-type="float">
            <text:p>7,9668089701</text:p>
          </table:table-cell>
          <table:table-cell/>
          <table:table-cell table:formula="of:=([.S52]-26.4)/-2.5" office:value-type="float" office:value="0.901284403679999" calcext:value-type="float">
            <text:p>0,9012844037</text:p>
          </table:table-cell>
        </table:table-row>
        <table:table-row table:style-name="ro1">
          <table:table-cell table:number-columns-repeated="18"/>
          <table:table-cell office:value-type="float" office:value="24.880733945" calcext:value-type="float">
            <text:p>24,880733945</text:p>
          </table:table-cell>
          <table:table-cell table:formula="of:=POWER(10;([.S53]-26.4)/-2.5)" office:value-type="float" office:value="4.05234509041913" calcext:value-type="float">
            <text:p>4,0523450904</text:p>
          </table:table-cell>
          <table:table-cell/>
          <table:table-cell table:formula="of:=([.S53]-26.4)/-2.5" office:value-type="float" office:value="0.607706422" calcext:value-type="float">
            <text:p>0,607706422</text:p>
          </table:table-cell>
        </table:table-row>
        <table:table-row table:style-name="ro1">
          <table:table-cell table:number-columns-repeated="18"/>
          <table:table-cell office:value-type="float" office:value="25.1743119266" calcext:value-type="float">
            <text:p>25,1743119266</text:p>
          </table:table-cell>
          <table:table-cell table:formula="of:=POWER(10;([.S54]-26.4)/-2.5)" office:value-type="float" office:value="3.09225449401839" calcext:value-type="float">
            <text:p>3,092254494</text:p>
          </table:table-cell>
          <table:table-cell/>
          <table:table-cell table:formula="of:=([.S54]-26.4)/-2.5" office:value-type="float" office:value="0.490275229359999" calcext:value-type="float">
            <text:p>0,4902752294</text:p>
          </table:table-cell>
        </table:table-row>
        <table:table-row table:style-name="ro1">
          <table:table-cell table:number-columns-repeated="18"/>
          <table:table-cell office:value-type="float" office:value="25.7981651376" calcext:value-type="float">
            <text:p>25,7981651376</text:p>
          </table:table-cell>
          <table:table-cell table:formula="of:=POWER(10;([.S55]-26.4)/-2.5)" office:value-type="float" office:value="1.74074014425307" calcext:value-type="float">
            <text:p>1,7407401443</text:p>
          </table:table-cell>
          <table:table-cell/>
          <table:table-cell table:formula="of:=([.S55]-26.4)/-2.5" office:value-type="float" office:value="0.240733944959999" calcext:value-type="float">
            <text:p>0,240733945</text:p>
          </table:table-cell>
        </table:table-row>
        <table:table-row table:style-name="ro1">
          <table:table-cell table:number-columns-repeated="18"/>
          <table:table-cell office:value-type="float" office:value="26.752293578" calcext:value-type="float">
            <text:p>26,752293578</text:p>
          </table:table-cell>
          <table:table-cell table:formula="of:=POWER(10;([.S56]-26.4)/-2.5)" office:value-type="float" office:value="0.722907230880824" calcext:value-type="float">
            <text:p>0,7229072309</text:p>
          </table:table-cell>
          <table:table-cell/>
          <table:table-cell table:formula="of:=([.S56]-26.4)/-2.5" office:value-type="float" office:value="-0.1409174312" calcext:value-type="float">
            <text:p>-0,1409174312</text:p>
          </table:table-cell>
        </table:table-row>
        <table:table-row table:style-name="ro1">
          <table:table-cell table:number-columns-repeated="18"/>
          <table:table-cell office:value-type="float" office:value="27.7798165138" calcext:value-type="float">
            <text:p>27,7798165138</text:p>
          </table:table-cell>
          <table:table-cell table:formula="of:=POWER(10;([.S57]-26.4)/-2.5)" office:value-type="float" office:value="0.280590778798382" calcext:value-type="float">
            <text:p>0,2805907788</text:p>
          </table:table-cell>
          <table:table-cell/>
          <table:table-cell table:formula="of:=([.S57]-26.4)/-2.5" office:value-type="float" office:value="-0.551926605520001" calcext:value-type="float">
            <text:p>-0,5519266055</text:p>
          </table:table-cell>
        </table:table-row>
        <table:table-row table:style-name="ro1">
          <table:table-cell table:number-columns-repeated="9"/>
          <table:table-cell office:value-type="float" office:value="11029.82970793" calcext:value-type="float">
            <text:p>11029,82970793</text:p>
          </table:table-cell>
          <table:table-cell table:formula="of:=LOG10([.J58])" office:value-type="float" office:value="4.04256880731986" calcext:value-type="float">
            <text:p>4,0425688073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10308.86872227" calcext:value-type="float">
            <text:p>10308,86872227</text:p>
          </table:table-cell>
          <table:table-cell table:formula="of:=LOG10([.J59])" office:value-type="float" office:value="4.01321100916011" calcext:value-type="float">
            <text:p>4,0132110092</text:p>
          </table:table-cell>
          <table:table-cell/>
          <table:table-cell table:style-name="ce1" office:value-type="string" calcext:value-type="string">
            <text:p>Mag</text:p>
          </table:table-cell>
          <table:table-cell table:style-name="ce1" office:value-type="string" calcext:value-type="string">
            <text:p>log10I(R)</text:p>
          </table:table-cell>
          <table:table-cell table:style-name="ce1" office:value-type="string" calcext:value-type="string">
            <text:p>I(R)</text:p>
          </table:table-cell>
          <table:table-cell table:style-name="ce1" office:value-type="string" calcext:value-type="string">
            <text:p>lnI(R)</text:p>
          </table:table-cell>
          <table:table-cell/>
          <table:table-cell table:style-name="ce3" office:value-type="string" calcext:value-type="string">
            <text:p>R(log)</text:p>
          </table:table-cell>
          <table:table-cell table:style-name="ce3" office:value-type="string" calcext:value-type="string">
            <text:p>R(lineal)</text:p>
          </table:table-cell>
          <table:table-cell table:style-name="ce3" office:value-type="string" calcext:value-type="string">
            <text:p>R(1/4)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9966.25764124" calcext:value-type="float">
            <text:p>9966,25764124</text:p>
          </table:table-cell>
          <table:table-cell table:formula="of:=LOG10([.J60])" office:value-type="float" office:value="3.99853211007993" calcext:value-type="float">
            <text:p>3,9985321101</text:p>
          </table:table-cell>
          <table:table-cell/>
          <table:table-cell table:style-name="ce2" office:value-type="float" office:value="16.6178486254" calcext:value-type="float">
            <text:p>16,6178486254</text:p>
          </table:table-cell>
          <table:table-cell table:style-name="ce2" table:formula="of:=([.M60]-26.4)/-2.5" office:value-type="float" office:value="3.91286054984" calcext:value-type="float">
            <text:p>3,9128605498</text:p>
          </table:table-cell>
          <table:table-cell table:style-name="ce2" table:formula="of:=10^[.N60]" office:value-type="float" office:value="8182.02024668452" calcext:value-type="float">
            <text:p>8182,0202466845</text:p>
          </table:table-cell>
          <table:table-cell table:style-name="ce2" table:formula="of:=LN([.O60])" office:value-type="float" office:value="9.00969437302607" calcext:value-type="float">
            <text:p>9,009694373</text:p>
          </table:table-cell>
          <table:table-cell/>
          <table:table-cell table:style-name="ce2" office:value-type="float" office:value="0.231884057971" calcext:value-type="float">
            <text:p>0,231884058</text:p>
          </table:table-cell>
          <table:table-cell table:style-name="ce2" table:formula="of:=10^[.R60]" office:value-type="float" office:value="1.70562698314247" calcext:value-type="float">
            <text:p>1,7056269831</text:p>
          </table:table-cell>
          <table:table-cell table:style-name="ce2" table:formula="of:=[.S60]^(0.25)" office:value-type="float" office:value="1.14280205981002" calcext:value-type="float">
            <text:p>1,1428020598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10308.86872227" calcext:value-type="float">
            <text:p>10308,86872227</text:p>
          </table:table-cell>
          <table:table-cell table:formula="of:=LOG10([.J61])" office:value-type="float" office:value="4.01321100916011" calcext:value-type="float">
            <text:p>4,0132110092</text:p>
          </table:table-cell>
          <table:table-cell/>
          <table:table-cell table:style-name="ce2" office:value-type="float" office:value="16.6864009225" calcext:value-type="float">
            <text:p>16,6864009225</text:p>
          </table:table-cell>
          <table:table-cell table:style-name="ce2" table:formula="of:=([.M61]-26.4)/-2.5" office:value-type="float" office:value="3.885439631" calcext:value-type="float">
            <text:p>3,885439631</text:p>
          </table:table-cell>
          <table:table-cell table:style-name="ce2" table:formula="of:=10^[.N61]" office:value-type="float" office:value="7681.38673326278" calcext:value-type="float">
            <text:p>7681,3867332628</text:p>
          </table:table-cell>
          <table:table-cell table:style-name="ce2" table:formula="of:=LN([.O61])" office:value-type="float" office:value="8.94655537406888" calcext:value-type="float">
            <text:p>8,9465553741</text:p>
          </table:table-cell>
          <table:table-cell/>
          <table:table-cell table:style-name="ce2" office:value-type="float" office:value="0.596273291925" calcext:value-type="float">
            <text:p>0,5962732919</text:p>
          </table:table-cell>
          <table:table-cell table:style-name="ce2" table:formula="of:=10^[.R61]" office:value-type="float" office:value="3.9470560346001" calcext:value-type="float">
            <text:p>3,9470560346</text:p>
          </table:table-cell>
          <table:table-cell table:style-name="ce2" table:formula="of:=[.S61]^(0.25)" office:value-type="float" office:value="1.40951052444064" calcext:value-type="float">
            <text:p>1,409510524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11801.21181817" calcext:value-type="float">
            <text:p>11801,21181817</text:p>
          </table:table-cell>
          <table:table-cell table:formula="of:=LOG10([.J62])" office:value-type="float" office:value="4.07192660551988" calcext:value-type="float">
            <text:p>4,0719266055</text:p>
          </table:table-cell>
          <table:table-cell/>
          <table:table-cell table:style-name="ce2" office:value-type="float" office:value="16.7192258301" calcext:value-type="float">
            <text:p>16,7192258301</text:p>
          </table:table-cell>
          <table:table-cell table:style-name="ce2" table:formula="of:=([.M62]-26.4)/-2.5" office:value-type="float" office:value="3.87230966796" calcext:value-type="float">
            <text:p>3,872309668</text:p>
          </table:table-cell>
          <table:table-cell table:style-name="ce2" table:formula="of:=10^[.N62]" office:value-type="float" office:value="7452.6318459461" calcext:value-type="float">
            <text:p>7452,6318459461</text:p>
          </table:table-cell>
          <table:table-cell table:style-name="ce2" table:formula="of:=LN([.O62])" office:value-type="float" office:value="8.91632251690142" calcext:value-type="float">
            <text:p>8,9163225169</text:p>
          </table:table-cell>
          <table:table-cell/>
          <table:table-cell table:style-name="ce2" office:value-type="float" office:value="0.801242236025" calcext:value-type="float">
            <text:p>0,801242236</text:p>
          </table:table-cell>
          <table:table-cell table:style-name="ce2" table:formula="of:=10^[.R62]" office:value-type="float" office:value="6.32764689532146" calcext:value-type="float">
            <text:p>6,3276468953</text:p>
          </table:table-cell>
          <table:table-cell table:style-name="ce2" table:formula="of:=[.S62]^(0.25)" office:value-type="float" office:value="1.58602693673291" calcext:value-type="float">
            <text:p>1,5860269367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10308.86872227" calcext:value-type="float">
            <text:p>10308,86872227</text:p>
          </table:table-cell>
          <table:table-cell table:formula="of:=LOG10([.J63])" office:value-type="float" office:value="4.01321100916011" calcext:value-type="float">
            <text:p>4,0132110092</text:p>
          </table:table-cell>
          <table:table-cell/>
          <table:table-cell table:style-name="ce2" office:value-type="float" office:value="16.6972049689" calcext:value-type="float">
            <text:p>16,6972049689</text:p>
          </table:table-cell>
          <table:table-cell table:style-name="ce2" table:formula="of:=([.M63]-26.4)/-2.5" office:value-type="float" office:value="3.88111801244" calcext:value-type="float">
            <text:p>3,8811180124</text:p>
          </table:table-cell>
          <table:table-cell table:style-name="ce2" table:formula="of:=10^[.N63]" office:value-type="float" office:value="7605.329112748" calcext:value-type="float">
            <text:p>7605,329112748</text:p>
          </table:table-cell>
          <table:table-cell table:style-name="ce2" table:formula="of:=LN([.O63])" office:value-type="float" office:value="8.93660447959502" calcext:value-type="float">
            <text:p>8,9366044796</text:p>
          </table:table-cell>
          <table:table-cell/>
          <table:table-cell table:style-name="ce2" office:value-type="float" office:value="0.824016563147" calcext:value-type="float">
            <text:p>0,8240165631</text:p>
          </table:table-cell>
          <table:table-cell table:style-name="ce2" table:formula="of:=10^[.R63]" office:value-type="float" office:value="6.66832200412056" calcext:value-type="float">
            <text:p>6,6683220041</text:p>
          </table:table-cell>
          <table:table-cell table:style-name="ce2" table:formula="of:=[.S63]^(0.25)" office:value-type="float" office:value="1.60695657448954" calcext:value-type="float">
            <text:p>1,606956574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9314.81667409" calcext:value-type="float">
            <text:p>9314,81667409</text:p>
          </table:table-cell>
          <table:table-cell table:formula="of:=LOG10([.J64])" office:value-type="float" office:value="3.96917431191991" calcext:value-type="float">
            <text:p>3,9691743119</text:p>
          </table:table-cell>
          <table:table-cell/>
          <table:table-cell table:style-name="ce2" office:value-type="float" office:value="16.7263935844" calcext:value-type="float">
            <text:p>16,7263935844</text:p>
          </table:table-cell>
          <table:table-cell table:style-name="ce2" table:formula="of:=([.M64]-26.4)/-2.5" office:value-type="float" office:value="3.86944256624" calcext:value-type="float">
            <text:p>3,8694425662</text:p>
          </table:table-cell>
          <table:table-cell table:style-name="ce2" table:formula="of:=10^[.N64]" office:value-type="float" office:value="7403.59351325197" calcext:value-type="float">
            <text:p>7403,593513252</text:p>
          </table:table-cell>
          <table:table-cell table:style-name="ce2" table:formula="of:=LN([.O64])" office:value-type="float" office:value="8.90972077122085" calcext:value-type="float">
            <text:p>8,9097207712</text:p>
          </table:table-cell>
          <table:table-cell/>
          <table:table-cell table:style-name="ce2" office:value-type="float" office:value="0.946997929607" calcext:value-type="float">
            <text:p>0,9469979296</text:p>
          </table:table-cell>
          <table:table-cell table:style-name="ce2" table:formula="of:=10^[.R64]" office:value-type="float" office:value="8.8511139026814" calcext:value-type="float">
            <text:p>8,8511139027</text:p>
          </table:table-cell>
          <table:table-cell table:style-name="ce2" table:formula="of:=[.S64]^(0.25)" office:value-type="float" office:value="1.72484265003599" calcext:value-type="float">
            <text:p>1,7248426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9314.81667409" calcext:value-type="float">
            <text:p>9314,81667409</text:p>
          </table:table-cell>
          <table:table-cell table:formula="of:=LOG10([.J65])" office:value-type="float" office:value="3.96917431191991" calcext:value-type="float">
            <text:p>3,9691743119</text:p>
          </table:table-cell>
          <table:table-cell/>
          <table:table-cell table:style-name="ce2" office:value-type="float" office:value="16.7584846817" calcext:value-type="float">
            <text:p>16,7584846817</text:p>
          </table:table-cell>
          <table:table-cell table:style-name="ce2" table:formula="of:=([.M65]-26.4)/-2.5" office:value-type="float" office:value="3.85660612732" calcext:value-type="float">
            <text:p>3,8566061273</text:p>
          </table:table-cell>
          <table:table-cell table:style-name="ce2" table:formula="of:=10^[.N65]" office:value-type="float" office:value="7187.967872681" calcext:value-type="float">
            <text:p>7187,967872681</text:p>
          </table:table-cell>
          <table:table-cell table:style-name="ce2" table:formula="of:=LN([.O65])" office:value-type="float" office:value="8.88016377831653" calcext:value-type="float">
            <text:p>8,8801637783</text:p>
          </table:table-cell>
          <table:table-cell/>
          <table:table-cell table:style-name="ce2" office:value-type="float" office:value="1.02443064182" calcext:value-type="float">
            <text:p>1,0244306418</text:p>
          </table:table-cell>
          <table:table-cell table:style-name="ce2" table:formula="of:=10^[.R65]" office:value-type="float" office:value="10.5786595802015" calcext:value-type="float">
            <text:p>10,5786595802</text:p>
          </table:table-cell>
          <table:table-cell table:style-name="ce2" table:formula="of:=[.S65]^(0.25)" office:value-type="float" office:value="1.80346475960047" calcext:value-type="float">
            <text:p>1,803464759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8416.61796357" calcext:value-type="float">
            <text:p>8416,61796357</text:p>
          </table:table-cell>
          <table:table-cell table:formula="of:=LOG10([.J66])" office:value-type="float" office:value="3.92513761467989" calcext:value-type="float">
            <text:p>3,9251376147</text:p>
          </table:table-cell>
          <table:table-cell/>
          <table:table-cell table:style-name="ce2" office:value-type="float" office:value="16.7744647116" calcext:value-type="float">
            <text:p>16,7744647116</text:p>
          </table:table-cell>
          <table:table-cell table:style-name="ce2" table:formula="of:=([.M66]-26.4)/-2.5" office:value-type="float" office:value="3.85021411536" calcext:value-type="float">
            <text:p>3,8502141154</text:p>
          </table:table-cell>
          <table:table-cell table:style-name="ce2" table:formula="of:=10^[.N66]" office:value-type="float" office:value="7082.94901044261" calcext:value-type="float">
            <text:p>7082,9490104426</text:p>
          </table:table-cell>
          <table:table-cell table:style-name="ce2" table:formula="of:=LN([.O66])" office:value-type="float" office:value="8.86544562686319" calcext:value-type="float">
            <text:p>8,8654456269</text:p>
          </table:table-cell>
          <table:table-cell/>
          <table:table-cell table:style-name="ce2" office:value-type="float" office:value="1.05175983437" calcext:value-type="float">
            <text:p>1,0517598344</text:p>
          </table:table-cell>
          <table:table-cell table:style-name="ce2" table:formula="of:=10^[.R66]" office:value-type="float" office:value="11.2657428627679" calcext:value-type="float">
            <text:p>11,2657428628</text:p>
          </table:table-cell>
          <table:table-cell table:style-name="ce2" table:formula="of:=[.S66]^(0.25)" office:value-type="float" office:value="1.83206112158789" calcext:value-type="float">
            <text:p>1,832061121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9314.81667409" calcext:value-type="float">
            <text:p>9314,81667409</text:p>
          </table:table-cell>
          <table:table-cell table:formula="of:=LOG10([.J67])" office:value-type="float" office:value="3.96917431191991" calcext:value-type="float">
            <text:p>3,9691743119</text:p>
          </table:table-cell>
          <table:table-cell/>
          <table:table-cell table:style-name="ce2" office:value-type="float" office:value="16.8006984302" calcext:value-type="float">
            <text:p>16,8006984302</text:p>
          </table:table-cell>
          <table:table-cell table:style-name="ce2" table:formula="of:=([.M67]-26.4)/-2.5" office:value-type="float" office:value="3.83972062792" calcext:value-type="float">
            <text:p>3,8397206279</text:p>
          </table:table-cell>
          <table:table-cell table:style-name="ce2" table:formula="of:=10^[.N67]" office:value-type="float" office:value="6913.86074396164" calcext:value-type="float">
            <text:p>6913,8607439616</text:p>
          </table:table-cell>
          <table:table-cell table:style-name="ce2" table:formula="of:=LN([.O67])" office:value-type="float" office:value="8.84128347911033" calcext:value-type="float">
            <text:p>8,8412834791</text:p>
          </table:table-cell>
          <table:table-cell/>
          <table:table-cell table:style-name="ce2" office:value-type="float" office:value="1.21118012422" calcext:value-type="float">
            <text:p>1,2111801242</text:p>
          </table:table-cell>
          <table:table-cell table:style-name="ce2" table:formula="of:=10^[.R67]" office:value-type="float" office:value="16.2622309411314" calcext:value-type="float">
            <text:p>16,2622309411</text:p>
          </table:table-cell>
          <table:table-cell table:style-name="ce2" table:formula="of:=[.S67]^(0.25)" office:value-type="float" office:value="2.00814482802679" calcext:value-type="float">
            <text:p>2,008144828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7605.02975241" calcext:value-type="float">
            <text:p>7605,02975241</text:p>
          </table:table-cell>
          <table:table-cell table:formula="of:=LOG10([.J68])" office:value-type="float" office:value="3.88110091743993" calcext:value-type="float">
            <text:p>3,8811009174</text:p>
          </table:table-cell>
          <table:table-cell/>
          <table:table-cell table:style-name="ce2" office:value-type="float" office:value="16.8548365962" calcext:value-type="float">
            <text:p>16,8548365962</text:p>
          </table:table-cell>
          <table:table-cell table:style-name="ce2" table:formula="of:=([.M68]-26.4)/-2.5" office:value-type="float" office:value="3.81806536152" calcext:value-type="float">
            <text:p>3,8180653615</text:p>
          </table:table-cell>
          <table:table-cell table:style-name="ce2" table:formula="of:=10^[.N68]" office:value-type="float" office:value="6577.56822611999" calcext:value-type="float">
            <text:p>6577,56822612</text:p>
          </table:table-cell>
          <table:table-cell table:style-name="ce2" table:formula="of:=LN([.O68])" office:value-type="float" office:value="8.79142038551287" calcext:value-type="float">
            <text:p>8,7914203855</text:p>
          </table:table-cell>
          <table:table-cell/>
          <table:table-cell table:style-name="ce2" office:value-type="float" office:value="1.27039337474" calcext:value-type="float">
            <text:p>1,2703933747</text:p>
          </table:table-cell>
          <table:table-cell table:style-name="ce2" table:formula="of:=10^[.R68]" office:value-type="float" office:value="18.6377453982954" calcext:value-type="float">
            <text:p>18,6377453983</text:p>
          </table:table-cell>
          <table:table-cell table:style-name="ce2" table:formula="of:=[.S68]^(0.25)" office:value-type="float" office:value="2.07777417326107" calcext:value-type="float">
            <text:p>2,0777741733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9005.24251069" calcext:value-type="float">
            <text:p>9005,24251069</text:p>
          </table:table-cell>
          <table:table-cell table:formula="of:=LOG10([.J69])" office:value-type="float" office:value="3.95449541283976" calcext:value-type="float">
            <text:p>3,9544954128</text:p>
          </table:table-cell>
          <table:table-cell/>
          <table:table-cell table:style-name="ce2" office:value-type="float" office:value="16.8236889693" calcext:value-type="float">
            <text:p>16,8236889693</text:p>
          </table:table-cell>
          <table:table-cell table:style-name="ce2" table:formula="of:=([.M69]-26.4)/-2.5" office:value-type="float" office:value="3.83052441228" calcext:value-type="float">
            <text:p>3,8305244123</text:p>
          </table:table-cell>
          <table:table-cell table:style-name="ce2" table:formula="of:=10^[.N69]" office:value-type="float" office:value="6768.99841305617" calcext:value-type="float">
            <text:p>6768,9984130562</text:p>
          </table:table-cell>
          <table:table-cell table:style-name="ce2" table:formula="of:=LN([.O69])" office:value-type="float" office:value="8.8201084100657" calcext:value-type="float">
            <text:p>8,8201084101</text:p>
          </table:table-cell>
          <table:table-cell/>
          <table:table-cell table:style-name="ce2" office:value-type="float" office:value="1.35693581781" calcext:value-type="float">
            <text:p>1,3569358178</text:p>
          </table:table-cell>
          <table:table-cell table:style-name="ce2" table:formula="of:=10^[.R69]" office:value-type="float" office:value="22.7476123044636" calcext:value-type="float">
            <text:p>22,7476123045</text:p>
          </table:table-cell>
          <table:table-cell table:style-name="ce2" table:formula="of:=[.S69]^(0.25)" office:value-type="float" office:value="2.1839060652909" calcext:value-type="float">
            <text:p>2,1839060653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9005.24251069" calcext:value-type="float">
            <text:p>9005,24251069</text:p>
          </table:table-cell>
          <table:table-cell table:formula="of:=LOG10([.J70])" office:value-type="float" office:value="3.95449541283976" calcext:value-type="float">
            <text:p>3,9544954128</text:p>
          </table:table-cell>
          <table:table-cell/>
          <table:table-cell table:style-name="ce2" office:value-type="float" office:value="16.845945698" calcext:value-type="float">
            <text:p>16,845945698</text:p>
          </table:table-cell>
          <table:table-cell table:style-name="ce2" table:formula="of:=([.M70]-26.4)/-2.5" office:value-type="float" office:value="3.8216217208" calcext:value-type="float">
            <text:p>3,8216217208</text:p>
          </table:table-cell>
          <table:table-cell table:style-name="ce2" table:formula="of:=10^[.N70]" office:value-type="float" office:value="6631.65188591446" calcext:value-type="float">
            <text:p>6631,6518859145</text:p>
          </table:table-cell>
          <table:table-cell table:style-name="ce2" table:formula="of:=LN([.O70])" office:value-type="float" office:value="8.79960920537633" calcext:value-type="float">
            <text:p>8,7996092054</text:p>
          </table:table-cell>
          <table:table-cell/>
          <table:table-cell table:style-name="ce2" office:value-type="float" office:value="1.3751552795" calcext:value-type="float">
            <text:p>1,3751552795</text:p>
          </table:table-cell>
          <table:table-cell table:style-name="ce2" table:formula="of:=10^[.R70]" office:value-type="float" office:value="23.7222172831683" calcext:value-type="float">
            <text:p>23,7222172832</text:p>
          </table:table-cell>
          <table:table-cell table:style-name="ce2" table:formula="of:=[.S70]^(0.25)" office:value-type="float" office:value="2.20693132917662" calcext:value-type="float">
            <text:p>2,2069313292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8416.61796357" calcext:value-type="float">
            <text:p>8416,61796357</text:p>
          </table:table-cell>
          <table:table-cell table:formula="of:=LOG10([.J71])" office:value-type="float" office:value="3.92513761467989" calcext:value-type="float">
            <text:p>3,9251376147</text:p>
          </table:table-cell>
          <table:table-cell/>
          <table:table-cell table:style-name="ce2" office:value-type="float" office:value="16.8908522683" calcext:value-type="float">
            <text:p>16,8908522683</text:p>
          </table:table-cell>
          <table:table-cell table:style-name="ce2" table:formula="of:=([.M71]-26.4)/-2.5" office:value-type="float" office:value="3.80365909268" calcext:value-type="float">
            <text:p>3,8036590927</text:p>
          </table:table-cell>
          <table:table-cell table:style-name="ce2" table:formula="of:=10^[.N71]" office:value-type="float" office:value="6362.95852866818" calcext:value-type="float">
            <text:p>6362,9585286682</text:p>
          </table:table-cell>
          <table:table-cell table:style-name="ce2" table:formula="of:=LN([.O71])" office:value-type="float" office:value="8.75824872563622" calcext:value-type="float">
            <text:p>8,7582487256</text:p>
          </table:table-cell>
          <table:table-cell/>
          <table:table-cell table:style-name="ce2" office:value-type="float" office:value="1.47991718427" calcext:value-type="float">
            <text:p>1,4799171843</text:p>
          </table:table-cell>
          <table:table-cell table:style-name="ce2" table:formula="of:=10^[.R71]" office:value-type="float" office:value="30.1937589991049" calcext:value-type="float">
            <text:p>30,1937589991</text:p>
          </table:table-cell>
          <table:table-cell table:style-name="ce2" table:formula="of:=[.S71]^(0.25)" office:value-type="float" office:value="2.34411706258" calcext:value-type="float">
            <text:p>2,344117062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8416.61796357" calcext:value-type="float">
            <text:p>8416,61796357</text:p>
          </table:table-cell>
          <table:table-cell table:formula="of:=LOG10([.J72])" office:value-type="float" office:value="3.92513761467989" calcext:value-type="float">
            <text:p>3,9251376147</text:p>
          </table:table-cell>
          <table:table-cell/>
          <table:table-cell table:style-name="ce2" office:value-type="float" office:value="16.8782988705" calcext:value-type="float">
            <text:p>16,8782988705</text:p>
          </table:table-cell>
          <table:table-cell table:style-name="ce2" table:formula="of:=([.M72]-26.4)/-2.5" office:value-type="float" office:value="3.8086804518" calcext:value-type="float">
            <text:p>3,8086804518</text:p>
          </table:table-cell>
          <table:table-cell table:style-name="ce2" table:formula="of:=10^[.N72]" office:value-type="float" office:value="6436.95468522367" calcext:value-type="float">
            <text:p>6436,9546852237</text:p>
          </table:table-cell>
          <table:table-cell table:style-name="ce2" table:formula="of:=LN([.O72])" office:value-type="float" office:value="8.76981083229251" calcext:value-type="float">
            <text:p>8,7698108323</text:p>
          </table:table-cell>
          <table:table-cell/>
          <table:table-cell table:style-name="ce2" office:value-type="float" office:value="1.49813664596" calcext:value-type="float">
            <text:p>1,498136646</text:p>
          </table:table-cell>
          <table:table-cell table:style-name="ce2" table:formula="of:=10^[.R72]" office:value-type="float" office:value="31.4873887415356" calcext:value-type="float">
            <text:p>31,4873887415</text:p>
          </table:table-cell>
          <table:table-cell table:style-name="ce2" table:formula="of:=[.S72]^(0.25)" office:value-type="float" office:value="2.36883145611676" calcext:value-type="float">
            <text:p>2,3688314561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7605.02975241" calcext:value-type="float">
            <text:p>7605,02975241</text:p>
          </table:table-cell>
          <table:table-cell table:formula="of:=LOG10([.J73])" office:value-type="float" office:value="3.88110091743993" calcext:value-type="float">
            <text:p>3,8811009174</text:p>
          </table:table-cell>
          <table:table-cell/>
          <table:table-cell table:style-name="ce2" office:value-type="float" office:value="16.9104685903" calcext:value-type="float">
            <text:p>16,9104685903</text:p>
          </table:table-cell>
          <table:table-cell table:style-name="ce2" table:formula="of:=([.M73]-26.4)/-2.5" office:value-type="float" office:value="3.79581256388" calcext:value-type="float">
            <text:p>3,7958125639</text:p>
          </table:table-cell>
          <table:table-cell table:style-name="ce2" table:formula="of:=10^[.N73]" office:value-type="float" office:value="6249.02934200164" calcext:value-type="float">
            <text:p>6249,0293420017</text:p>
          </table:table-cell>
          <table:table-cell table:style-name="ce2" table:formula="of:=LN([.O73])" office:value-type="float" office:value="8.7401814253896" calcext:value-type="float">
            <text:p>8,7401814254</text:p>
          </table:table-cell>
          <table:table-cell/>
          <table:table-cell table:style-name="ce2" office:value-type="float" office:value="1.58923395445" calcext:value-type="float">
            <text:p>1,5892339545</text:p>
          </table:table-cell>
          <table:table-cell table:style-name="ce2" table:formula="of:=10^[.R73]" office:value-type="float" office:value="38.8359518934358" calcext:value-type="float">
            <text:p>38,8359518934</text:p>
          </table:table-cell>
          <table:table-cell table:style-name="ce2" table:formula="of:=[.S73]^(0.25)" office:value-type="float" office:value="2.49636732014453" calcext:value-type="float">
            <text:p>2,4963673201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6422.53414731" calcext:value-type="float">
            <text:p>6422,53414731</text:p>
          </table:table-cell>
          <table:table-cell table:formula="of:=LOG10([.J74])" office:value-type="float" office:value="3.8077064220001" calcext:value-type="float">
            <text:p>3,807706422</text:p>
          </table:table-cell>
          <table:table-cell/>
          <table:table-cell table:style-name="ce2" office:value-type="float" office:value="16.9234937233" calcext:value-type="float">
            <text:p>16,9234937233</text:p>
          </table:table-cell>
          <table:table-cell table:style-name="ce2" table:formula="of:=([.M74]-26.4)/-2.5" office:value-type="float" office:value="3.79060251068" calcext:value-type="float">
            <text:p>3,7906025107</text:p>
          </table:table-cell>
          <table:table-cell table:style-name="ce2" table:formula="of:=10^[.N74]" office:value-type="float" office:value="6174.5101755825" calcext:value-type="float">
            <text:p>6174,5101755825</text:p>
          </table:table-cell>
          <table:table-cell table:style-name="ce2" table:formula="of:=LN([.O74])" office:value-type="float" office:value="8.72818483455757" calcext:value-type="float">
            <text:p>8,7281848346</text:p>
          </table:table-cell>
          <table:table-cell/>
          <table:table-cell table:style-name="ce2" office:value-type="float" office:value="1.65300207039" calcext:value-type="float">
            <text:p>1,6530020704</text:p>
          </table:table-cell>
          <table:table-cell table:style-name="ce2" table:formula="of:=10^[.R74]" office:value-type="float" office:value="44.978199911103" calcext:value-type="float">
            <text:p>44,9781999111</text:p>
          </table:table-cell>
          <table:table-cell table:style-name="ce2" table:formula="of:=[.S74]^(0.25)" office:value-type="float" office:value="2.58970632562264" calcext:value-type="float">
            <text:p>2,589706325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6643.32227586" calcext:value-type="float">
            <text:p>6643,32227586</text:p>
          </table:table-cell>
          <table:table-cell table:formula="of:=LOG10([.J75])" office:value-type="float" office:value="3.82238532112027" calcext:value-type="float">
            <text:p>3,8223853211</text:p>
          </table:table-cell>
          <table:table-cell/>
          <table:table-cell table:style-name="ce2" office:value-type="float" office:value="16.9779201719" calcext:value-type="float">
            <text:p>16,9779201719</text:p>
          </table:table-cell>
          <table:table-cell table:style-name="ce2" table:formula="of:=([.M75]-26.4)/-2.5" office:value-type="float" office:value="3.76883193124" calcext:value-type="float">
            <text:p>3,7688319312</text:p>
          </table:table-cell>
          <table:table-cell table:style-name="ce2" table:formula="of:=10^[.N75]" office:value-type="float" office:value="5872.62042471706" calcext:value-type="float">
            <text:p>5872,6204247171</text:p>
          </table:table-cell>
          <table:table-cell table:style-name="ce2" table:formula="of:=LN([.O75])" office:value-type="float" office:value="8.67805622287318" calcext:value-type="float">
            <text:p>8,6780562229</text:p>
          </table:table-cell>
          <table:table-cell/>
          <table:table-cell table:style-name="ce2" office:value-type="float" office:value="1.76231884058" calcext:value-type="float">
            <text:p>1,7623188406</text:p>
          </table:table-cell>
          <table:table-cell table:style-name="ce2" table:formula="of:=10^[.R75]" office:value-type="float" office:value="57.8520616824469" calcext:value-type="float">
            <text:p>57,8520616824</text:p>
          </table:table-cell>
          <table:table-cell table:style-name="ce2" table:formula="of:=[.S75]^(0.25)" office:value-type="float" office:value="2.75790759057815" calcext:value-type="float">
            <text:p>2,757907590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5803.22921719" calcext:value-type="float">
            <text:p>5803,22921719</text:p>
          </table:table-cell>
          <table:table-cell table:formula="of:=LOG10([.J76])" office:value-type="float" office:value="3.76366972475973" calcext:value-type="float">
            <text:p>3,7636697248</text:p>
          </table:table-cell>
          <table:table-cell/>
          <table:table-cell table:style-name="ce2" office:value-type="float" office:value="17.0096705716" calcext:value-type="float">
            <text:p>17,0096705716</text:p>
          </table:table-cell>
          <table:table-cell table:style-name="ce2" table:formula="of:=([.M76]-26.4)/-2.5" office:value-type="float" office:value="3.75613177136" calcext:value-type="float">
            <text:p>3,7561317714</text:p>
          </table:table-cell>
          <table:table-cell table:style-name="ce2" table:formula="of:=10^[.N76]" office:value-type="float" office:value="5703.37294789302" calcext:value-type="float">
            <text:p>5703,372947893</text:p>
          </table:table-cell>
          <table:table-cell table:style-name="ce2" table:formula="of:=LN([.O76])" office:value-type="float" office:value="8.64881302405485" calcext:value-type="float">
            <text:p>8,6488130241</text:p>
          </table:table-cell>
          <table:table-cell/>
          <table:table-cell table:style-name="ce2" office:value-type="float" office:value="1.78053830228" calcext:value-type="float">
            <text:p>1,7805383023</text:p>
          </table:table-cell>
          <table:table-cell table:style-name="ce2" table:formula="of:=10^[.R76]" office:value-type="float" office:value="60.3306913786537" calcext:value-type="float">
            <text:p>60,3306913787</text:p>
          </table:table-cell>
          <table:table-cell table:style-name="ce2" table:formula="of:=[.S76]^(0.25)" office:value-type="float" office:value="2.78698464251265" calcext:value-type="float">
            <text:p>2,786984642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4738.01389775" calcext:value-type="float">
            <text:p>4738,01389775</text:p>
          </table:table-cell>
          <table:table-cell table:formula="of:=LOG10([.J77])" office:value-type="float" office:value="3.67559633028022" calcext:value-type="float">
            <text:p>3,6755963303</text:p>
          </table:table-cell>
          <table:table-cell/>
          <table:table-cell table:style-name="ce2" office:value-type="float" office:value="17.0193739026" calcext:value-type="float">
            <text:p>17,0193739026</text:p>
          </table:table-cell>
          <table:table-cell table:style-name="ce2" table:formula="of:=([.M77]-26.4)/-2.5" office:value-type="float" office:value="3.75225043896" calcext:value-type="float">
            <text:p>3,752250439</text:p>
          </table:table-cell>
          <table:table-cell table:style-name="ce2" table:formula="of:=10^[.N77]" office:value-type="float" office:value="5652.62843630665" calcext:value-type="float">
            <text:p>5652,6284363067</text:p>
          </table:table-cell>
          <table:table-cell table:style-name="ce2" table:formula="of:=LN([.O77])" office:value-type="float" office:value="8.63987592592966" calcext:value-type="float">
            <text:p>8,6398759259</text:p>
          </table:table-cell>
          <table:table-cell/>
          <table:table-cell table:style-name="ce2" office:value-type="float" office:value="1.81697722567" calcext:value-type="float">
            <text:p>1,8169772257</text:p>
          </table:table-cell>
          <table:table-cell table:style-name="ce2" table:formula="of:=10^[.R77]" office:value-type="float" office:value="65.6110859057037" calcext:value-type="float">
            <text:p>65,6110859057</text:p>
          </table:table-cell>
          <table:table-cell table:style-name="ce2" table:formula="of:=[.S77]^(0.25)" office:value-type="float" office:value="2.84606167026277" calcext:value-type="float">
            <text:p>2,8460616703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3739.76262242" calcext:value-type="float">
            <text:p>3739,76262242</text:p>
          </table:table-cell>
          <table:table-cell table:formula="of:=LOG10([.J78])" office:value-type="float" office:value="3.57284403668046" calcext:value-type="float">
            <text:p>3,5728440367</text:p>
          </table:table-cell>
          <table:table-cell/>
          <table:table-cell table:style-name="ce2" office:value-type="float" office:value="17.1624865687" calcext:value-type="float">
            <text:p>17,1624865687</text:p>
          </table:table-cell>
          <table:table-cell table:style-name="ce2" table:formula="of:=([.M78]-26.4)/-2.5" office:value-type="float" office:value="3.69500537252" calcext:value-type="float">
            <text:p>3,6950053725</text:p>
          </table:table-cell>
          <table:table-cell table:style-name="ce2" table:formula="of:=10^[.N78]" office:value-type="float" office:value="4954.56319900678" calcext:value-type="float">
            <text:p>4954,5631990068</text:p>
          </table:table-cell>
          <table:table-cell table:style-name="ce2" table:formula="of:=LN([.O78])" office:value-type="float" office:value="8.50806428929746" calcext:value-type="float">
            <text:p>8,5080642893</text:p>
          </table:table-cell>
          <table:table-cell/>
          <table:table-cell table:style-name="ce2" office:value-type="float" office:value="1.93995859213" calcext:value-type="float">
            <text:p>1,9399585921</text:p>
          </table:table-cell>
          <table:table-cell table:style-name="ce2" table:formula="of:=10^[.R78]" office:value-type="float" office:value="87.0880551765715" calcext:value-type="float">
            <text:p>87,0880551766</text:p>
          </table:table-cell>
          <table:table-cell table:style-name="ce2" table:formula="of:=[.S78]^(0.25)" office:value-type="float" office:value="3.05484829610985" calcext:value-type="float">
            <text:p>3,0548482961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2492.85631882" calcext:value-type="float">
            <text:p>2492,85631882</text:p>
          </table:table-cell>
          <table:table-cell table:formula="of:=LOG10([.J79])" office:value-type="float" office:value="3.39669724772083" calcext:value-type="float">
            <text:p>3,3966972477</text:p>
          </table:table-cell>
          <table:table-cell/>
          <table:table-cell table:style-name="ce2" office:value-type="float" office:value="17.2005660822" calcext:value-type="float">
            <text:p>17,2005660822</text:p>
          </table:table-cell>
          <table:table-cell table:style-name="ce2" table:formula="of:=([.M79]-26.4)/-2.5" office:value-type="float" office:value="3.67977356712" calcext:value-type="float">
            <text:p>3,6797735671</text:p>
          </table:table-cell>
          <table:table-cell table:style-name="ce2" table:formula="of:=10^[.N79]" office:value-type="float" office:value="4783.80608742539" calcext:value-type="float">
            <text:p>4783,8060874254</text:p>
          </table:table-cell>
          <table:table-cell table:style-name="ce2" table:formula="of:=LN([.O79])" office:value-type="float" office:value="8.47299176124403" calcext:value-type="float">
            <text:p>8,4729917612</text:p>
          </table:table-cell>
          <table:table-cell/>
          <table:table-cell table:style-name="ce2" office:value-type="float" office:value="1.95817805383" calcext:value-type="float">
            <text:p>1,9581780538</text:p>
          </table:table-cell>
          <table:table-cell table:style-name="ce2" table:formula="of:=10^[.R79]" office:value-type="float" office:value="90.8192798463232" calcext:value-type="float">
            <text:p>90,8192798463</text:p>
          </table:table-cell>
          <table:table-cell table:style-name="ce2" table:formula="of:=[.S79]^(0.25)" office:value-type="float" office:value="3.08705604043799" calcext:value-type="float">
            <text:p>3,087056040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1661.69173103" calcext:value-type="float">
            <text:p>1661,69173103</text:p>
          </table:table-cell>
          <table:table-cell table:formula="of:=LOG10([.J80])" office:value-type="float" office:value="3.22055045871994" calcext:value-type="float">
            <text:p>3,2205504587</text:p>
          </table:table-cell>
          <table:table-cell/>
          <table:table-cell table:style-name="ce2" office:value-type="float" office:value="17.2863760254" calcext:value-type="float">
            <text:p>17,2863760254</text:p>
          </table:table-cell>
          <table:table-cell table:style-name="ce2" table:formula="of:=([.M80]-26.4)/-2.5" office:value-type="float" office:value="3.64544958984" calcext:value-type="float">
            <text:p>3,6454495898</text:p>
          </table:table-cell>
          <table:table-cell table:style-name="ce2" table:formula="of:=10^[.N80]" office:value-type="float" office:value="4420.27806102354" calcext:value-type="float">
            <text:p>4420,2780610235</text:p>
          </table:table-cell>
          <table:table-cell table:style-name="ce2" table:formula="of:=LN([.O80])" office:value-type="float" office:value="8.39395788282684" calcext:value-type="float">
            <text:p>8,3939578828</text:p>
          </table:table-cell>
          <table:table-cell/>
          <table:table-cell table:style-name="ce2" office:value-type="float" office:value="2.02194616977" calcext:value-type="float">
            <text:p>2,0219461698</text:p>
          </table:table-cell>
          <table:table-cell table:style-name="ce2" table:formula="of:=10^[.R80]" office:value-type="float" office:value="105.183149261259" calcext:value-type="float">
            <text:p>105,1831492613</text:p>
          </table:table-cell>
          <table:table-cell table:style-name="ce2" table:formula="of:=[.S80]^(0.25)" office:value-type="float" office:value="3.20248085726862" calcext:value-type="float">
            <text:p>3,2024808573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1185.11765476" calcext:value-type="float">
            <text:p>1185,11765476</text:p>
          </table:table-cell>
          <table:table-cell table:formula="of:=LOG10([.J81])" office:value-type="float" office:value="3.07376146787911" calcext:value-type="float">
            <text:p>3,0737614679</text:p>
          </table:table-cell>
          <table:table-cell/>
          <table:table-cell table:style-name="ce2" office:value-type="float" office:value="17.368995204" calcext:value-type="float">
            <text:p>17,368995204</text:p>
          </table:table-cell>
          <table:table-cell table:style-name="ce2" table:formula="of:=([.M81]-26.4)/-2.5" office:value-type="float" office:value="3.6124019184" calcext:value-type="float">
            <text:p>3,6124019184</text:p>
          </table:table-cell>
          <table:table-cell table:style-name="ce2" table:formula="of:=10^[.N81]" office:value-type="float" office:value="4096.39585858122" calcext:value-type="float">
            <text:p>4096,3958585812</text:p>
          </table:table-cell>
          <table:table-cell table:style-name="ce2" table:formula="of:=LN([.O81])" office:value-type="float" office:value="8.31786280721093" calcext:value-type="float">
            <text:p>8,3178628072</text:p>
          </table:table-cell>
          <table:table-cell/>
          <table:table-cell table:style-name="ce2" office:value-type="float" office:value="2.08115942029" calcext:value-type="float">
            <text:p>2,0811594203</text:p>
          </table:table-cell>
          <table:table-cell table:style-name="ce2" table:formula="of:=10^[.R81]" office:value-type="float" office:value="120.547836469592" calcext:value-type="float">
            <text:p>120,5478364696</text:p>
          </table:table-cell>
          <table:table-cell table:style-name="ce2" table:formula="of:=[.S81]^(0.25)" office:value-type="float" office:value="3.31352197447532" calcext:value-type="float">
            <text:p>3,313521974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935.42543448" calcext:value-type="float">
            <text:p>935,42543448</text:p>
          </table:table-cell>
          <table:table-cell table:formula="of:=LOG10([.J82])" office:value-type="float" office:value="2.97100917432183" calcext:value-type="float">
            <text:p>2,9710091743</text:p>
          </table:table-cell>
          <table:table-cell/>
          <table:table-cell table:style-name="ce2" office:value-type="float" office:value="17.4132990015" calcext:value-type="float">
            <text:p>17,4132990015</text:p>
          </table:table-cell>
          <table:table-cell table:style-name="ce2" table:formula="of:=([.M82]-26.4)/-2.5" office:value-type="float" office:value="3.5946803994" calcext:value-type="float">
            <text:p>3,5946803994</text:p>
          </table:table-cell>
          <table:table-cell table:style-name="ce2" table:formula="of:=10^[.N82]" office:value-type="float" office:value="3932.60565512559" calcext:value-type="float">
            <text:p>3932,6056551256</text:p>
          </table:table-cell>
          <table:table-cell table:style-name="ce2" table:formula="of:=LN([.O82])" office:value-type="float" office:value="8.27705750173632" calcext:value-type="float">
            <text:p>8,2770575017</text:p>
          </table:table-cell>
          <table:table-cell/>
          <table:table-cell table:style-name="ce2" office:value-type="float" office:value="2.08115942029" calcext:value-type="float">
            <text:p>2,0811594203</text:p>
          </table:table-cell>
          <table:table-cell table:style-name="ce2" table:formula="of:=10^[.R82]" office:value-type="float" office:value="120.547836469592" calcext:value-type="float">
            <text:p>120,5478364696</text:p>
          </table:table-cell>
          <table:table-cell table:style-name="ce2" table:formula="of:=[.S82]^(0.25)" office:value-type="float" office:value="3.31352197447532" calcext:value-type="float">
            <text:p>3,313521974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1035.25150745" calcext:value-type="float">
            <text:p>1035,25150745</text:p>
          </table:table-cell>
          <table:table-cell table:formula="of:=LOG10([.J83])" office:value-type="float" office:value="3.01504587155958" calcext:value-type="float">
            <text:p>3,0150458716</text:p>
          </table:table-cell>
          <table:table-cell/>
          <table:table-cell table:style-name="ce2" office:value-type="float" office:value="17.4323911733" calcext:value-type="float">
            <text:p>17,4323911733</text:p>
          </table:table-cell>
          <table:table-cell table:style-name="ce2" table:formula="of:=([.M83]-26.4)/-2.5" office:value-type="float" office:value="3.58704353068" calcext:value-type="float">
            <text:p>3,5870435307</text:p>
          </table:table-cell>
          <table:table-cell table:style-name="ce2" table:formula="of:=10^[.N83]" office:value-type="float" office:value="3864.05705752845" calcext:value-type="float">
            <text:p>3864,0570575285</text:p>
          </table:table-cell>
          <table:table-cell table:style-name="ce2" table:formula="of:=LN([.O83])" office:value-type="float" office:value="8.2594729616645" calcext:value-type="float">
            <text:p>8,2594729617</text:p>
          </table:table-cell>
          <table:table-cell/>
          <table:table-cell table:style-name="ce2" office:value-type="float" office:value="2.09937888199" calcext:value-type="float">
            <text:p>2,099378882</text:p>
          </table:table-cell>
          <table:table-cell table:style-name="ce2" table:formula="of:=10^[.R83]" office:value-type="float" office:value="125.712621242986" calcext:value-type="float">
            <text:p>125,712621243</text:p>
          </table:table-cell>
          <table:table-cell table:style-name="ce2" table:formula="of:=[.S83]^(0.25)" office:value-type="float" office:value="3.34845695593266" calcext:value-type="float">
            <text:p>3,3484569559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763.72284164" calcext:value-type="float">
            <text:p>763,72284164</text:p>
          </table:table-cell>
          <table:table-cell table:formula="of:=LOG10([.J84])" office:value-type="float" office:value="2.88293577979975" calcext:value-type="float">
            <text:p>2,8829357798</text:p>
          </table:table-cell>
          <table:table-cell/>
          <table:table-cell table:style-name="ce2" office:value-type="float" office:value="17.5752417643" calcext:value-type="float">
            <text:p>17,5752417643</text:p>
          </table:table-cell>
          <table:table-cell table:style-name="ce2" table:formula="of:=([.M84]-26.4)/-2.5" office:value-type="float" office:value="3.52990329428" calcext:value-type="float">
            <text:p>3,5299032943</text:p>
          </table:table-cell>
          <table:table-cell table:style-name="ce2" table:formula="of:=10^[.N84]" office:value-type="float" office:value="3387.68713043727" calcext:value-type="float">
            <text:p>3387,6871304373</text:p>
          </table:table-cell>
          <table:table-cell table:style-name="ce2" table:formula="of:=LN([.O84])" office:value-type="float" office:value="8.1279027051197" calcext:value-type="float">
            <text:p>8,1279027051</text:p>
          </table:table-cell>
          <table:table-cell/>
          <table:table-cell table:style-name="ce2" office:value-type="float" office:value="2.1768115942" calcext:value-type="float">
            <text:p>2,1768115942</text:p>
          </table:table-cell>
          <table:table-cell table:style-name="ce2" table:formula="of:=10^[.R84]" office:value-type="float" office:value="150.249001388661" calcext:value-type="float">
            <text:p>150,2490013887</text:p>
          </table:table-cell>
          <table:table-cell table:style-name="ce2" table:formula="of:=[.S84]^(0.25)" office:value-type="float" office:value="3.50108696519487" calcext:value-type="float">
            <text:p>3,5010869652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738.340822" calcext:value-type="float">
            <text:p>738,340822</text:p>
          </table:table-cell>
          <table:table-cell table:formula="of:=LOG10([.J85])" office:value-type="float" office:value="2.86825688071995" calcext:value-type="float">
            <text:p>2,8682568807</text:p>
          </table:table-cell>
          <table:table-cell/>
          <table:table-cell table:style-name="ce2" office:value-type="float" office:value="17.781357287" calcext:value-type="float">
            <text:p>17,781357287</text:p>
          </table:table-cell>
          <table:table-cell table:style-name="ce2" table:formula="of:=([.M85]-26.4)/-2.5" office:value-type="float" office:value="3.4474570852" calcext:value-type="float">
            <text:p>3,4474570852</text:p>
          </table:table-cell>
          <table:table-cell table:style-name="ce2" table:formula="of:=10^[.N85]" office:value-type="float" office:value="2801.92873545827" calcext:value-type="float">
            <text:p>2801,9287354583</text:p>
          </table:table-cell>
          <table:table-cell table:style-name="ce2" table:formula="of:=LN([.O85])" office:value-type="float" office:value="7.93806329311822" calcext:value-type="float">
            <text:p>7,9380632931</text:p>
          </table:table-cell>
          <table:table-cell/>
          <table:table-cell table:style-name="ce2" office:value-type="float" office:value="2.24968944099" calcext:value-type="float">
            <text:p>2,249689441</text:p>
          </table:table-cell>
          <table:table-cell table:style-name="ce2" table:formula="of:=10^[.R85]" office:value-type="float" office:value="177.700823735426" calcext:value-type="float">
            <text:p>177,7008237354</text:p>
          </table:table-cell>
          <table:table-cell table:style-name="ce2" table:formula="of:=[.S85]^(0.25)" office:value-type="float" office:value="3.65108850130869" calcext:value-type="float">
            <text:p>3,6510885013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602.81421688" calcext:value-type="float">
            <text:p>602,81421688</text:p>
          </table:table-cell>
          <table:table-cell table:formula="of:=LOG10([.J86])" office:value-type="float" office:value="2.78018348624333" calcext:value-type="float">
            <text:p>2,7801834862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563.41147509" calcext:value-type="float">
            <text:p>563,41147509</text:p>
          </table:table-cell>
          <table:table-cell table:formula="of:=LOG10([.J87])" office:value-type="float" office:value="2.75082568808375" calcext:value-type="float">
            <text:p>2,7508256881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602.81421688" calcext:value-type="float">
            <text:p>602,81421688</text:p>
          </table:table-cell>
          <table:table-cell table:formula="of:=LOG10([.J88])" office:value-type="float" office:value="2.78018348624333" calcext:value-type="float">
            <text:p>2,7801834862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401.82476301" calcext:value-type="float">
            <text:p>401,82476301</text:p>
          </table:table-cell>
          <table:table-cell table:formula="of:=LOG10([.J89])" office:value-type="float" office:value="2.60403669723854" calcext:value-type="float">
            <text:p>2,6040366972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317.16437774" calcext:value-type="float">
            <text:p>317,16437774</text:p>
          </table:table-cell>
          <table:table-cell table:formula="of:=LOG10([.J90])" office:value-type="float" office:value="2.50128440367802" calcext:value-type="float">
            <text:p>2,5012844037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328.06757072" calcext:value-type="float">
            <text:p>328,06757072</text:p>
          </table:table-cell>
          <table:table-cell table:formula="of:=LOG10([.J91])" office:value-type="float" office:value="2.51596330276208" calcext:value-type="float">
            <text:p>2,5159633028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242.02108913" calcext:value-type="float">
            <text:p>242,02108913</text:p>
          </table:table-cell>
          <table:table-cell table:formula="of:=LOG10([.J92])" office:value-type="float" office:value="2.38385321099586" calcext:value-type="float">
            <text:p>2,383853211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218.68375059" calcext:value-type="float">
            <text:p>218,68375059</text:p>
          </table:table-cell>
          <table:table-cell table:formula="of:=LOG10([.J93])" office:value-type="float" office:value="2.33981651375881" calcext:value-type="float">
            <text:p>2,3398165138</text:p>
          </table:table-cell>
          <table:table-cell table:number-columns-repeated="6"/>
          <table:table-cell office:value-type="float" office:value="0.231884057971" calcext:value-type="float">
            <text:p>0,231884058</text:p>
          </table:table-cell>
          <table:table-cell table:formula="of:=10^[.R93]" office:value-type="float" office:value="1.70562698314247" calcext:value-type="float">
            <text:p>1,7056269831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40.9259028" calcext:value-type="float">
            <text:p>140,9259028</text:p>
          </table:table-cell>
          <table:table-cell table:formula="of:=LOG10([.J94])" office:value-type="float" office:value="2.14899082567993" calcext:value-type="float">
            <text:p>2,1489908257</text:p>
          </table:table-cell>
          <table:table-cell table:number-columns-repeated="6"/>
          <table:table-cell office:value-type="float" office:value="0.596273291925" calcext:value-type="float">
            <text:p>0,5962732919</text:p>
          </table:table-cell>
          <table:table-cell table:formula="of:=10^[.R94]" office:value-type="float" office:value="3.9470560346001" calcext:value-type="float">
            <text:p>3,9470560346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31.71433014" calcext:value-type="float">
            <text:p>131,71433014</text:p>
          </table:table-cell>
          <table:table-cell table:formula="of:=LOG10([.J95])" office:value-type="float" office:value="2.11963302752188" calcext:value-type="float">
            <text:p>2,1196330275</text:p>
          </table:table-cell>
          <table:table-cell table:number-columns-repeated="6"/>
          <table:table-cell office:value-type="float" office:value="0.801242236025" calcext:value-type="float">
            <text:p>0,801242236</text:p>
          </table:table-cell>
          <table:table-cell table:formula="of:=10^[.R95]" office:value-type="float" office:value="6.32764689532146" calcext:value-type="float">
            <text:p>6,3276468953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87.7983266" calcext:value-type="float">
            <text:p>87,7983266</text:p>
          </table:table-cell>
          <table:table-cell table:formula="of:=LOG10([.J96])" office:value-type="float" office:value="1.94348623851075" calcext:value-type="float">
            <text:p>1,9434862385</text:p>
          </table:table-cell>
          <table:table-cell table:number-columns-repeated="6"/>
          <table:table-cell office:value-type="float" office:value="0.824016563147" calcext:value-type="float">
            <text:p>0,8240165631</text:p>
          </table:table-cell>
          <table:table-cell table:formula="of:=10^[.R96]" office:value-type="float" office:value="6.66832200412056" calcext:value-type="float">
            <text:p>6,6683220041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71.68245059" calcext:value-type="float">
            <text:p>71,68245059</text:p>
          </table:table-cell>
          <table:table-cell table:formula="of:=LOG10([.J97])" office:value-type="float" office:value="1.85541284402463" calcext:value-type="float">
            <text:p>1,855412844</text:p>
          </table:table-cell>
          <table:table-cell table:number-columns-repeated="6"/>
          <table:table-cell office:value-type="float" office:value="0.946997929607" calcext:value-type="float">
            <text:p>0,9469979296</text:p>
          </table:table-cell>
          <table:table-cell table:formula="of:=10^[.R97]" office:value-type="float" office:value="8.8511139026814" calcext:value-type="float">
            <text:p>8,8511139027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82.0594195" calcext:value-type="float">
            <text:p>82,0594195</text:p>
          </table:table-cell>
          <table:table-cell table:formula="of:=LOG10([.J98])" office:value-type="float" office:value="1.91412844038085" calcext:value-type="float">
            <text:p>1,9141284404</text:p>
          </table:table-cell>
          <table:table-cell table:number-columns-repeated="6"/>
          <table:table-cell office:value-type="float" office:value="1.02443064182" calcext:value-type="float">
            <text:p>1,0244306418</text:p>
          </table:table-cell>
          <table:table-cell table:formula="of:=10^[.R98]" office:value-type="float" office:value="10.5786595802015" calcext:value-type="float">
            <text:p>10,578659580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76.69563406" calcext:value-type="float">
            <text:p>76,69563406</text:p>
          </table:table-cell>
          <table:table-cell table:formula="of:=LOG10([.J99])" office:value-type="float" office:value="1.8847706422069" calcext:value-type="float">
            <text:p>1,8847706422</text:p>
          </table:table-cell>
          <table:table-cell table:number-columns-repeated="6"/>
          <table:table-cell office:value-type="float" office:value="1.05175983437" calcext:value-type="float">
            <text:p>1,0517598344</text:p>
          </table:table-cell>
          <table:table-cell table:formula="of:=10^[.R99]" office:value-type="float" office:value="11.2657428627679" calcext:value-type="float">
            <text:p>11,2657428628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64.77033552" calcext:value-type="float">
            <text:p>64,77033552</text:p>
          </table:table-cell>
          <table:table-cell table:formula="of:=LOG10([.J100])" office:value-type="float" office:value="1.81137614676992" calcext:value-type="float">
            <text:p>1,8113761468</text:p>
          </table:table-cell>
          <table:table-cell table:number-columns-repeated="6"/>
          <table:table-cell office:value-type="float" office:value="1.21118012422" calcext:value-type="float">
            <text:p>1,2111801242</text:p>
          </table:table-cell>
          <table:table-cell table:formula="of:=10^[.R100]" office:value-type="float" office:value="16.2622309411314" calcext:value-type="float">
            <text:p>16,2622309411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49.42480382" calcext:value-type="float">
            <text:p>49,42480382</text:p>
          </table:table-cell>
          <table:table-cell table:formula="of:=LOG10([.J101])" office:value-type="float" office:value="1.69394495416051" calcext:value-type="float">
            <text:p>1,6939449542</text:p>
          </table:table-cell>
          <table:table-cell table:number-columns-repeated="6"/>
          <table:table-cell office:value-type="float" office:value="1.27039337474" calcext:value-type="float">
            <text:p>1,2703933747</text:p>
          </table:table-cell>
          <table:table-cell table:formula="of:=10^[.R101]" office:value-type="float" office:value="18.6377453982954" calcext:value-type="float">
            <text:p>18,6377453983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41.73980913" calcext:value-type="float">
            <text:p>41,73980913</text:p>
          </table:table-cell>
          <table:table-cell table:formula="of:=LOG10([.J102])" office:value-type="float" office:value="1.62055045876927" calcext:value-type="float">
            <text:p>1,6205504588</text:p>
          </table:table-cell>
          <table:table-cell table:number-columns-repeated="6"/>
          <table:table-cell office:value-type="float" office:value="1.35693581781" calcext:value-type="float">
            <text:p>1,3569358178</text:p>
          </table:table-cell>
          <table:table-cell table:formula="of:=10^[.R102]" office:value-type="float" office:value="22.7476123044636" calcext:value-type="float">
            <text:p>22,7476123045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9.84333567" calcext:value-type="float">
            <text:p>19,84333567</text:p>
          </table:table-cell>
          <table:table-cell table:formula="of:=LOG10([.J103])" office:value-type="float" office:value="1.29761467897276" calcext:value-type="float">
            <text:p>1,297614679</text:p>
          </table:table-cell>
          <table:table-cell table:number-columns-repeated="6"/>
          <table:table-cell office:value-type="float" office:value="1.3751552795" calcext:value-type="float">
            <text:p>1,3751552795</text:p>
          </table:table-cell>
          <table:table-cell table:formula="of:=10^[.R103]" office:value-type="float" office:value="23.7222172831683" calcext:value-type="float">
            <text:p>23,722217283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3.49682457" calcext:value-type="float">
            <text:p>23,49682457</text:p>
          </table:table-cell>
          <table:table-cell table:formula="of:=LOG10([.J104])" office:value-type="float" office:value="1.37100917440329" calcext:value-type="float">
            <text:p>1,3710091744</text:p>
          </table:table-cell>
          <table:table-cell table:number-columns-repeated="6"/>
          <table:table-cell office:value-type="float" office:value="1.47991718427" calcext:value-type="float">
            <text:p>1,4799171843</text:p>
          </table:table-cell>
          <table:table-cell table:formula="of:=10^[.R104]" office:value-type="float" office:value="30.1937589991049" calcext:value-type="float">
            <text:p>30,1937589991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4.30457736" calcext:value-type="float">
            <text:p>24,30457736</text:p>
          </table:table-cell>
          <table:table-cell table:formula="of:=LOG10([.J105])" office:value-type="float" office:value="1.38568807339181" calcext:value-type="float">
            <text:p>1,3856880734</text:p>
          </table:table-cell>
          <table:table-cell table:number-columns-repeated="6"/>
          <table:table-cell office:value-type="float" office:value="1.49813664596" calcext:value-type="float">
            <text:p>1,498136646</text:p>
          </table:table-cell>
          <table:table-cell table:formula="of:=10^[.R105]" office:value-type="float" office:value="31.4873887415356" calcext:value-type="float">
            <text:p>31,4873887415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2.3626078" calcext:value-type="float">
            <text:p>12,3626078</text:p>
          </table:table-cell>
          <table:table-cell table:formula="of:=LOG10([.J106])" office:value-type="float" office:value="1.09211009160148" calcext:value-type="float">
            <text:p>1,0921100916</text:p>
          </table:table-cell>
          <table:table-cell table:number-columns-repeated="6"/>
          <table:table-cell office:value-type="float" office:value="1.58923395445" calcext:value-type="float">
            <text:p>1,5892339545</text:p>
          </table:table-cell>
          <table:table-cell table:formula="of:=10^[.R106]" office:value-type="float" office:value="38.8359518934358" calcext:value-type="float">
            <text:p>38,8359518934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.44036294" calcext:value-type="float">
            <text:p>10,44036294</text:p>
          </table:table-cell>
          <table:table-cell table:formula="of:=LOG10([.J107])" office:value-type="float" office:value="1.01871559637692" calcext:value-type="float">
            <text:p>1,0187155964</text:p>
          </table:table-cell>
          <table:table-cell table:number-columns-repeated="6"/>
          <table:table-cell office:value-type="float" office:value="1.65300207039" calcext:value-type="float">
            <text:p>1,6530020704</text:p>
          </table:table-cell>
          <table:table-cell table:formula="of:=10^[.R107]" office:value-type="float" office:value="44.978199911103" calcext:value-type="float">
            <text:p>44,9781999111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7.96680897" calcext:value-type="float">
            <text:p>7,96680897</text:p>
          </table:table-cell>
          <table:table-cell table:formula="of:=LOG10([.J108])" office:value-type="float" office:value="0.901284403676233" calcext:value-type="float">
            <text:p>0,9012844037</text:p>
          </table:table-cell>
          <table:table-cell table:number-columns-repeated="6"/>
          <table:table-cell office:value-type="float" office:value="1.76231884058" calcext:value-type="float">
            <text:p>1,7623188406</text:p>
          </table:table-cell>
          <table:table-cell table:formula="of:=10^[.R108]" office:value-type="float" office:value="57.8520616824469" calcext:value-type="float">
            <text:p>57,8520616824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4.05234509" calcext:value-type="float">
            <text:p>4,05234509</text:p>
          </table:table-cell>
          <table:table-cell table:formula="of:=LOG10([.J109])" office:value-type="float" office:value="0.607706421955081" calcext:value-type="float">
            <text:p>0,607706422</text:p>
          </table:table-cell>
          <table:table-cell table:number-columns-repeated="6"/>
          <table:table-cell office:value-type="float" office:value="1.78053830228" calcext:value-type="float">
            <text:p>1,7805383023</text:p>
          </table:table-cell>
          <table:table-cell table:formula="of:=10^[.R109]" office:value-type="float" office:value="60.3306913786537" calcext:value-type="float">
            <text:p>60,3306913787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09225449" calcext:value-type="float">
            <text:p>3,09225449</text:p>
          </table:table-cell>
          <table:table-cell table:formula="of:=LOG10([.J110])" office:value-type="float" office:value="0.490275228795632" calcext:value-type="float">
            <text:p>0,4902752288</text:p>
          </table:table-cell>
          <table:table-cell table:number-columns-repeated="6"/>
          <table:table-cell office:value-type="float" office:value="1.81697722567" calcext:value-type="float">
            <text:p>1,8169772257</text:p>
          </table:table-cell>
          <table:table-cell table:formula="of:=10^[.R110]" office:value-type="float" office:value="65.6110859057037" calcext:value-type="float">
            <text:p>65,6110859057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.74074014" calcext:value-type="float">
            <text:p>1,74074014</text:p>
          </table:table-cell>
          <table:table-cell table:formula="of:=LOG10([.J111])" office:value-type="float" office:value="0.240733943898906" calcext:value-type="float">
            <text:p>0,2407339439</text:p>
          </table:table-cell>
          <table:table-cell table:number-columns-repeated="6"/>
          <table:table-cell office:value-type="float" office:value="1.93995859213" calcext:value-type="float">
            <text:p>1,9399585921</text:p>
          </table:table-cell>
          <table:table-cell table:formula="of:=10^[.R111]" office:value-type="float" office:value="87.0880551765715" calcext:value-type="float">
            <text:p>87,0880551766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0.72290723" calcext:value-type="float">
            <text:p>0,72290723</text:p>
          </table:table-cell>
          <table:table-cell table:formula="of:=LOG10([.J112])" office:value-type="float" office:value="-0.140917431729165" calcext:value-type="float">
            <text:p>-0,1409174317</text:p>
          </table:table-cell>
          <table:table-cell table:number-columns-repeated="6"/>
          <table:table-cell office:value-type="float" office:value="1.95817805383" calcext:value-type="float">
            <text:p>1,9581780538</text:p>
          </table:table-cell>
          <table:table-cell table:formula="of:=10^[.R112]" office:value-type="float" office:value="90.8192798463232" calcext:value-type="float">
            <text:p>90,8192798463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0.28059078" calcext:value-type="float">
            <text:p>0,28059078</text:p>
          </table:table-cell>
          <table:table-cell table:formula="of:=LOG10([.J113])" office:value-type="float" office:value="-0.551926603660153" calcext:value-type="float">
            <text:p>-0,5519266037</text:p>
          </table:table-cell>
          <table:table-cell table:number-columns-repeated="6"/>
          <table:table-cell office:value-type="float" office:value="2.02194616977" calcext:value-type="float">
            <text:p>2,0219461698</text:p>
          </table:table-cell>
          <table:table-cell table:formula="of:=10^[.R113]" office:value-type="float" office:value="105.183149261259" calcext:value-type="float">
            <text:p>105,1831492613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2.08115942029" calcext:value-type="float">
            <text:p>2,0811594203</text:p>
          </table:table-cell>
          <table:table-cell table:formula="of:=10^[.R114]" office:value-type="float" office:value="120.547836469592" calcext:value-type="float">
            <text:p>120,5478364696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2.08115942029" calcext:value-type="float">
            <text:p>2,0811594203</text:p>
          </table:table-cell>
          <table:table-cell table:formula="of:=10^[.R115]" office:value-type="float" office:value="120.547836469592" calcext:value-type="float">
            <text:p>120,5478364696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2.09937888199" calcext:value-type="float">
            <text:p>2,099378882</text:p>
          </table:table-cell>
          <table:table-cell table:formula="of:=10^[.R116]" office:value-type="float" office:value="125.712621242986" calcext:value-type="float">
            <text:p>125,712621243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2.1768115942" calcext:value-type="float">
            <text:p>2,1768115942</text:p>
          </table:table-cell>
          <table:table-cell table:formula="of:=10^[.R117]" office:value-type="float" office:value="150.249001388661" calcext:value-type="float">
            <text:p>150,2490013887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2.24968944099" calcext:value-type="float">
            <text:p>2,249689441</text:p>
          </table:table-cell>
          <table:table-cell table:formula="of:=10^[.R118]" office:value-type="float" office:value="177.700823735426" calcext:value-type="float">
            <text:p>177,700823735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4">00/00/0000</text:date>, <text:time style:data-style-name="N2" text:time-value="10:00:09.87171308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23:17:36.309431590</meta:creation-date>
    <dc:date>2016-03-04T14:53:55.524234311</dc:date>
    <meta:editing-duration>PT16M37S</meta:editing-duration>
    <meta:editing-cycles>8</meta:editing-cycles>
    <meta:generator>LibreOffice/4.2.8.2$Linux_X86_64 LibreOffice_project/420m0$Build-2</meta:generator>
    <meta:document-statistic meta:table-count="1" meta:cell-count="985" meta:object-count="0"/>
  </office:meta>
</office:document-meta>
</file>